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Normal_ApplicationDecisionReport" style:data-style-name="N0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Normal_ApplicationDecisionReport_1" style:data-style-name="N0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Normal_ApplicationDecisionReport_2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ApplicationDecisionReport_2" style:data-style-name="N0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" style:family="table-cell" style:parent-style-name="Normal_ApplicationDecisionReport_3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cell-protect="protected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ApplicationDecisionReport_3" style:data-style-name="N0">
      <style:table-cell-properties fo:border="thin solid #000000" style:vertical-align="top" fo:wrap-option="wrap" fo:background-color="transparent" style:cell-protect="protected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46944444444444cm"/>
    </style:style>
    <style:style style:name="co2" style:family="table-column">
      <style:table-column-properties fo:break-before="auto" style:column-width="2.87513888888889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0cm"/>
    </style:style>
    <style:style style:name="co5" style:family="table-column">
      <style:table-column-properties fo:break-before="auto" style:column-width="2.52236111111111cm"/>
    </style:style>
    <style:style style:name="co6" style:family="table-column">
      <style:table-column-properties fo:break-before="auto" style:column-width="2.98097222222222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8.1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2.75pt" style:use-optimal-row-height="false" fo:break-before="auto"/>
    </style:style>
    <style:style style:name="ro4" style:family="table-row">
      <style:table-row-properties style:row-height="2.25pt" style:use-optimal-row-height="false" fo:break-before="auto"/>
    </style:style>
    <style:style style:name="ro5" style:family="table-row">
      <style:table-row-properties style:row-height="5pt" style:use-optimal-row-height="false" fo:break-before="auto"/>
    </style:style>
    <style:style style:name="ro6" style:family="table-row">
      <style:table-row-properties style:row-height="7.25pt" style:use-optimal-row-height="false" fo:break-before="auto"/>
    </style:style>
    <style:style style:name="ro7" style:family="table-row">
      <style:table-row-properties style:row-height="0pt" style:use-optimal-row-height="false" fo:break-before="auto"/>
    </style:style>
    <style:style style:name="ro8" style:family="table-row">
      <style:table-row-properties style:row-height="14.5pt" style:use-optimal-row-height="tru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pplicationDecisionReport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 table:visibility="collapse"/>
        <table:table-column table:style-name="co5" table:default-cell-style-name="ce2"/>
        <table:table-column table:style-name="co6" table:default-cell-style-name="ce2"/>
        <table:table-column table:style-name="co7" table:number-columns-repeated="16377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2">
          <table:table-cell/>
          <table:table-cell office:value-type="string" table:number-columns-spanned="5" table:number-rows-spanned="1" table:style-name="ce7">
            <text:p>Application Decisions: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/>
          <table:table-cell table:number-columns-repeated="16383" table:style-name="ce2"/>
        </table:table-row>
        <table:table-row table:style-name="ro2">
          <table:table-cell/>
          <table:table-cell office:value-type="string" table:number-columns-spanned="5" table:number-rows-spanned="1" table:style-name="ce8">
            <text:p>Decisions for period from 01/01/2026 to 26/02/2026</text:p>
          </table:table-cell>
          <table:covered-table-cell table:number-columns-repeated="4"/>
          <table:table-cell table:number-columns-repeated="16378"/>
        </table:table-row>
        <table:table-row table:style-name="ro4">
          <table:table-cell/>
          <table:table-cell table:number-columns-repeated="16383" table:style-name="ce2"/>
        </table:table-row>
        <table:table-row table:style-name="ro2">
          <table:table-cell/>
          <table:table-cell office:value-type="string" table:number-columns-spanned="5" table:number-rows-spanned="1" table:style-name="ce8">
            <text:p>Classification: DoJ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/>
          <table:table-cell table:number-columns-repeated="16383" table:style-name="ce2"/>
        </table:table-row>
        <table:table-row table:style-name="ro2">
          <table:table-cell/>
          <table:table-cell office:value-type="string" table:number-columns-spanned="5" table:number-rows-spanned="1" table:style-name="ce8">
            <text:p>Mission: New Delhi</text:p>
          </table:table-cell>
          <table:covered-table-cell table:number-columns-repeated="4"/>
          <table:table-cell table:number-columns-repeated="16378"/>
        </table:table-row>
        <table:table-row table:style-name="ro5">
          <table:table-cell/>
          <table:table-cell table:number-columns-repeated="16383" table:style-name="ce2"/>
        </table:table-row>
        <table:table-row table:style-name="ro6">
          <table:table-cell/>
          <table:table-cell table:number-columns-repeated="16383" table:style-name="ce2"/>
        </table:table-row>
        <table:table-row table:style-name="ro7" table:visibility="collapse">
          <table:table-cell/>
          <table:table-cell table:style-name="ce2"/>
          <table:table-cell office:value-type="string" table:style-name="ce3">
            <text:p>Application Number</text:p>
          </table:table-cell>
          <table:table-cell office:value-type="string" table:style-name="ce3">
            <text:p>Decision</text:p>
          </table:table-cell>
          <table:table-cell table:number-columns-repeated="16380" table:style-name="ce2"/>
        </table:table-row>
        <table:table-row table:style-name="ro8">
          <table:table-cell table:style-name="ce1"/>
          <table:table-cell table:style-name="ce2"/>
          <table:table-cell office:value-type="string" table:style-name="ce4">
            <text:p>Application Number</text:p>
          </table:table-cell>
          <table:table-cell office:value-type="string" table:style-name="ce4">
            <text:p>Decision</text:p>
          </table:table-cell>
          <table:table-cell table:number-columns-repeated="2" table:style-name="ce2"/>
          <table:table-cell table:number-columns-repeated="16378" table:style-name="ce1"/>
        </table:table-row>
        <table:table-row table:style-name="ro8">
          <table:table-cell table:style-name="ce1"/>
          <table:table-cell table:style-name="ce2"/>
          <table:table-cell office:value-type="float" office:value="63611852" table:style-name="ce9">
            <text:p>63611852</text:p>
          </table:table-cell>
          <table:table-cell office:value-type="string" table:style-name="ce9">
            <text:p>Approved</text:p>
          </table:table-cell>
          <table:table-cell table:number-columns-repeated="2" table:style-name="ce2"/>
          <table:table-cell table:number-columns-repeated="16378" table:style-name="ce1"/>
        </table:table-row>
        <table:table-row table:style-name="ro8">
          <table:table-cell/>
          <table:table-cell table:style-name="ce2"/>
          <table:table-cell office:value-type="float" office:value="63690452" table:style-name="ce9">
            <text:p>63690452</text:p>
          </table:table-cell>
          <table:table-cell office:value-type="string" table:style-name="ce9">
            <text:p>Approved</text:p>
          </table:table-cell>
          <table:table-cell table:number-columns-repeated="16380" table:style-name="ce2"/>
        </table:table-row>
        <table:table-row table:style-name="ro8">
          <table:table-cell/>
          <table:table-cell table:style-name="ce2"/>
          <table:table-cell office:value-type="float" office:value="65363742" table:style-name="ce9">
            <text:p>65363742</text:p>
          </table:table-cell>
          <table:table-cell office:value-type="string" table:style-name="ce9">
            <text:p>Approved</text:p>
          </table:table-cell>
          <table:table-cell table:number-columns-repeated="16380" table:style-name="ce2"/>
        </table:table-row>
        <table:table-row table:style-name="ro8">
          <table:table-cell/>
          <table:table-cell table:style-name="ce2"/>
          <table:table-cell office:value-type="float" office:value="65364262" table:style-name="ce9">
            <text:p>65364262</text:p>
          </table:table-cell>
          <table:table-cell office:value-type="string" table:style-name="ce9">
            <text:p>Approved</text:p>
          </table:table-cell>
          <table:table-cell table:number-columns-repeated="16380" table:style-name="ce2"/>
        </table:table-row>
        <table:table-row table:style-name="ro8">
          <table:table-cell table:number-columns-repeated="2"/>
          <table:table-cell office:value-type="float" office:value="65364532" table:style-name="ce9">
            <text:p>65364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66322932" table:style-name="ce9">
            <text:p>66322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66331682" table:style-name="ce9">
            <text:p>66331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67682332" table:style-name="ce9">
            <text:p>67682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2524942" table:style-name="ce9">
            <text:p>725249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2527722" table:style-name="ce9">
            <text:p>725277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2571452" table:style-name="ce9">
            <text:p>72571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2975542" table:style-name="ce9">
            <text:p>72975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3227042" table:style-name="ce9">
            <text:p>732270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3327652" table:style-name="ce9">
            <text:p>733276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3407722" table:style-name="ce9">
            <text:p>73407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4592702" table:style-name="ce9">
            <text:p>745927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4783802" table:style-name="ce9">
            <text:p>747838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4812452" table:style-name="ce9">
            <text:p>748124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4813822" table:style-name="ce9">
            <text:p>748138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4814302" table:style-name="ce9">
            <text:p>748143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4912962" table:style-name="ce9">
            <text:p>749129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4993632" table:style-name="ce9">
            <text:p>749936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5049892" table:style-name="ce9">
            <text:p>75049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5355722" table:style-name="ce9">
            <text:p>753557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5825392" table:style-name="ce9">
            <text:p>758253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6405092" table:style-name="ce9">
            <text:p>764050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6503802" table:style-name="ce9">
            <text:p>765038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6588182" table:style-name="ce9">
            <text:p>765881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7040312" table:style-name="ce9">
            <text:p>770403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7184942" table:style-name="ce9">
            <text:p>77184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7520952" table:style-name="ce9">
            <text:p>77520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7589682" table:style-name="ce9">
            <text:p>775896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7636592" table:style-name="ce9">
            <text:p>77636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7695762" table:style-name="ce9">
            <text:p>77695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7774482" table:style-name="ce9">
            <text:p>77774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7851012" table:style-name="ce9">
            <text:p>77851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7865622" table:style-name="ce9">
            <text:p>77865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7928152" table:style-name="ce9">
            <text:p>77928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7961952" table:style-name="ce9">
            <text:p>77961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007562" table:style-name="ce9">
            <text:p>780075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086372" table:style-name="ce9">
            <text:p>78086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098452" table:style-name="ce9">
            <text:p>780984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098782" table:style-name="ce9">
            <text:p>780987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148302" table:style-name="ce9">
            <text:p>78148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295292" table:style-name="ce9">
            <text:p>78295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300472" table:style-name="ce9">
            <text:p>78300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323842" table:style-name="ce9">
            <text:p>78323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340102" table:style-name="ce9">
            <text:p>783401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429062" table:style-name="ce9">
            <text:p>784290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452222" table:style-name="ce9">
            <text:p>78452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473792" table:style-name="ce9">
            <text:p>784737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500572" table:style-name="ce9">
            <text:p>78500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503402" table:style-name="ce9">
            <text:p>785034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534352" table:style-name="ce9">
            <text:p>78534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590702" table:style-name="ce9">
            <text:p>78590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598882" table:style-name="ce9">
            <text:p>785988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620042" table:style-name="ce9">
            <text:p>78620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620652" table:style-name="ce9">
            <text:p>78620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621862" table:style-name="ce9">
            <text:p>78621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656172" table:style-name="ce9">
            <text:p>78656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656752" table:style-name="ce9">
            <text:p>78656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668452" table:style-name="ce9">
            <text:p>786684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681472" table:style-name="ce9">
            <text:p>786814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687192" table:style-name="ce9">
            <text:p>78687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687602" table:style-name="ce9">
            <text:p>78687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716632" table:style-name="ce9">
            <text:p>78716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742642" table:style-name="ce9">
            <text:p>787426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759252" table:style-name="ce9">
            <text:p>78759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764752" table:style-name="ce9">
            <text:p>787647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799482" table:style-name="ce9">
            <text:p>78799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809112" table:style-name="ce9">
            <text:p>788091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812372" table:style-name="ce9">
            <text:p>78812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825642" table:style-name="ce9">
            <text:p>788256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831382" table:style-name="ce9">
            <text:p>78831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831392" table:style-name="ce9">
            <text:p>78831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835102" table:style-name="ce9">
            <text:p>78835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846852" table:style-name="ce9">
            <text:p>78846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854832" table:style-name="ce9">
            <text:p>78854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855002" table:style-name="ce9">
            <text:p>78855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863422" table:style-name="ce9">
            <text:p>78863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869442" table:style-name="ce9">
            <text:p>78869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877832" table:style-name="ce9">
            <text:p>78877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878792" table:style-name="ce9">
            <text:p>78878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880112" table:style-name="ce9">
            <text:p>78880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882002" table:style-name="ce9">
            <text:p>78882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886962" table:style-name="ce9">
            <text:p>78886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887342" table:style-name="ce9">
            <text:p>78887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887432" table:style-name="ce9">
            <text:p>78887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890662" table:style-name="ce9">
            <text:p>78890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898072" table:style-name="ce9">
            <text:p>78898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898572" table:style-name="ce9">
            <text:p>78898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898862" table:style-name="ce9">
            <text:p>78898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905922" table:style-name="ce9">
            <text:p>789059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923202" table:style-name="ce9">
            <text:p>78923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933002" table:style-name="ce9">
            <text:p>78933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937192" table:style-name="ce9">
            <text:p>78937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937632" table:style-name="ce9">
            <text:p>789376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940932" table:style-name="ce9">
            <text:p>789409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942662" table:style-name="ce9">
            <text:p>78942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951282" table:style-name="ce9">
            <text:p>78951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954712" table:style-name="ce9">
            <text:p>78954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958532" table:style-name="ce9">
            <text:p>78958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960372" table:style-name="ce9">
            <text:p>789603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960872" table:style-name="ce9">
            <text:p>78960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960922" table:style-name="ce9">
            <text:p>78960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960972" table:style-name="ce9">
            <text:p>78960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961222" table:style-name="ce9">
            <text:p>78961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961282" table:style-name="ce9">
            <text:p>78961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961692" table:style-name="ce9">
            <text:p>78961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962232" table:style-name="ce9">
            <text:p>78962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963202" table:style-name="ce9">
            <text:p>78963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972152" table:style-name="ce9">
            <text:p>78972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972942" table:style-name="ce9">
            <text:p>78972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987432" table:style-name="ce9">
            <text:p>78987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987622" table:style-name="ce9">
            <text:p>78987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987692" table:style-name="ce9">
            <text:p>78987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988212" table:style-name="ce9">
            <text:p>78988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989312" table:style-name="ce9">
            <text:p>78989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994412" table:style-name="ce9">
            <text:p>78994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8999292" table:style-name="ce9">
            <text:p>78999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016312" table:style-name="ce9">
            <text:p>79016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016542" table:style-name="ce9">
            <text:p>79016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017462" table:style-name="ce9">
            <text:p>79017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017692" table:style-name="ce9">
            <text:p>79017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017872" table:style-name="ce9">
            <text:p>79017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017972" table:style-name="ce9">
            <text:p>79017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018592" table:style-name="ce9">
            <text:p>79018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021242" table:style-name="ce9">
            <text:p>79021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029072" table:style-name="ce9">
            <text:p>79029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039062" table:style-name="ce9">
            <text:p>79039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039202" table:style-name="ce9">
            <text:p>79039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039732" table:style-name="ce9">
            <text:p>79039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048342" table:style-name="ce9">
            <text:p>79048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059732" table:style-name="ce9">
            <text:p>79059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067502" table:style-name="ce9">
            <text:p>790675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067812" table:style-name="ce9">
            <text:p>790678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069942" table:style-name="ce9">
            <text:p>79069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083202" table:style-name="ce9">
            <text:p>79083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083512" table:style-name="ce9">
            <text:p>790835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090212" table:style-name="ce9">
            <text:p>79090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093392" table:style-name="ce9">
            <text:p>79093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094052" table:style-name="ce9">
            <text:p>79094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097972" table:style-name="ce9">
            <text:p>79097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02182" table:style-name="ce9">
            <text:p>79102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03622" table:style-name="ce9">
            <text:p>791036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08632" table:style-name="ce9">
            <text:p>79108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14442" table:style-name="ce9">
            <text:p>791144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19722" table:style-name="ce9">
            <text:p>791197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20712" table:style-name="ce9">
            <text:p>79120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21022" table:style-name="ce9">
            <text:p>79121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21172" table:style-name="ce9">
            <text:p>79121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21702" table:style-name="ce9">
            <text:p>79121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21832" table:style-name="ce9">
            <text:p>79121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21902" table:style-name="ce9">
            <text:p>79121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29472" table:style-name="ce9">
            <text:p>79129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30912" table:style-name="ce9">
            <text:p>79130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33042" table:style-name="ce9">
            <text:p>79133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47472" table:style-name="ce9">
            <text:p>79147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48062" table:style-name="ce9">
            <text:p>79148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48262" table:style-name="ce9">
            <text:p>79148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48382" table:style-name="ce9">
            <text:p>79148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48482" table:style-name="ce9">
            <text:p>79148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48772" table:style-name="ce9">
            <text:p>79148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49342" table:style-name="ce9">
            <text:p>79149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49382" table:style-name="ce9">
            <text:p>791493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53052" table:style-name="ce9">
            <text:p>79153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53172" table:style-name="ce9">
            <text:p>79153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53412" table:style-name="ce9">
            <text:p>79153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54592" table:style-name="ce9">
            <text:p>79154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54862" table:style-name="ce9">
            <text:p>79154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54992" table:style-name="ce9">
            <text:p>79154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55052" table:style-name="ce9">
            <text:p>79155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55302" table:style-name="ce9">
            <text:p>79155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58842" table:style-name="ce9">
            <text:p>79158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58942" table:style-name="ce9">
            <text:p>79158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59012" table:style-name="ce9">
            <text:p>79159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66032" table:style-name="ce9">
            <text:p>79166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66162" table:style-name="ce9">
            <text:p>79166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75692" table:style-name="ce9">
            <text:p>79175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77732" table:style-name="ce9">
            <text:p>79177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77752" table:style-name="ce9">
            <text:p>79177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78062" table:style-name="ce9">
            <text:p>79178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78202" table:style-name="ce9">
            <text:p>79178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84662" table:style-name="ce9">
            <text:p>79184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199632" table:style-name="ce9">
            <text:p>79199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00172" table:style-name="ce9">
            <text:p>79200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01222" table:style-name="ce9">
            <text:p>79201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05592" table:style-name="ce9">
            <text:p>79205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07822" table:style-name="ce9">
            <text:p>79207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07912" table:style-name="ce9">
            <text:p>79207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12102" table:style-name="ce9">
            <text:p>79212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13822" table:style-name="ce9">
            <text:p>79213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14282" table:style-name="ce9">
            <text:p>79214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19462" table:style-name="ce9">
            <text:p>79219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19592" table:style-name="ce9">
            <text:p>79219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19632" table:style-name="ce9">
            <text:p>79219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19982" table:style-name="ce9">
            <text:p>79219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31392" table:style-name="ce9">
            <text:p>79231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38092" table:style-name="ce9">
            <text:p>79238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52222" table:style-name="ce9">
            <text:p>79252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55332" table:style-name="ce9">
            <text:p>792553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57322" table:style-name="ce9">
            <text:p>79257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61342" table:style-name="ce9">
            <text:p>79261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65162" table:style-name="ce9">
            <text:p>79265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65432" table:style-name="ce9">
            <text:p>79265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65842" table:style-name="ce9">
            <text:p>79265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66742" table:style-name="ce9">
            <text:p>79266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67512" table:style-name="ce9">
            <text:p>792675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67702" table:style-name="ce9">
            <text:p>79267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72712" table:style-name="ce9">
            <text:p>79272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87992" table:style-name="ce9">
            <text:p>79287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89072" table:style-name="ce9">
            <text:p>792890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91082" table:style-name="ce9">
            <text:p>792910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91842" table:style-name="ce9">
            <text:p>79291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95442" table:style-name="ce9">
            <text:p>79295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298262" table:style-name="ce9">
            <text:p>792982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305982" table:style-name="ce9">
            <text:p>79305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307362" table:style-name="ce9">
            <text:p>79307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308652" table:style-name="ce9">
            <text:p>79308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313092" table:style-name="ce9">
            <text:p>793130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316952" table:style-name="ce9">
            <text:p>79316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317472" table:style-name="ce9">
            <text:p>79317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319702" table:style-name="ce9">
            <text:p>79319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329992" table:style-name="ce9">
            <text:p>79329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335062" table:style-name="ce9">
            <text:p>793350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335112" table:style-name="ce9">
            <text:p>79335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337602" table:style-name="ce9">
            <text:p>793376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342072" table:style-name="ce9">
            <text:p>79342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342222" table:style-name="ce9">
            <text:p>79342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344742" table:style-name="ce9">
            <text:p>79344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344762" table:style-name="ce9">
            <text:p>79344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349732" table:style-name="ce9">
            <text:p>793497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353142" table:style-name="ce9">
            <text:p>793531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360832" table:style-name="ce9">
            <text:p>79360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365042" table:style-name="ce9">
            <text:p>79365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370482" table:style-name="ce9">
            <text:p>79370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373542" table:style-name="ce9">
            <text:p>79373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374872" table:style-name="ce9">
            <text:p>793748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375992" table:style-name="ce9">
            <text:p>793759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377802" table:style-name="ce9">
            <text:p>793778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379142" table:style-name="ce9">
            <text:p>793791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384722" table:style-name="ce9">
            <text:p>793847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394662" table:style-name="ce9">
            <text:p>793946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396172" table:style-name="ce9">
            <text:p>793961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411292" table:style-name="ce9">
            <text:p>79411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411922" table:style-name="ce9">
            <text:p>79411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412382" table:style-name="ce9">
            <text:p>794123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412452" table:style-name="ce9">
            <text:p>79412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412882" table:style-name="ce9">
            <text:p>79412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425482" table:style-name="ce9">
            <text:p>79425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439032" table:style-name="ce9">
            <text:p>79439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440112" table:style-name="ce9">
            <text:p>79440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442082" table:style-name="ce9">
            <text:p>79442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444012" table:style-name="ce9">
            <text:p>79444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444972" table:style-name="ce9">
            <text:p>79444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445072" table:style-name="ce9">
            <text:p>79445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471872" table:style-name="ce9">
            <text:p>79471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487852" table:style-name="ce9">
            <text:p>794878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488242" table:style-name="ce9">
            <text:p>79488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488432" table:style-name="ce9">
            <text:p>794884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488772" table:style-name="ce9">
            <text:p>79488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490822" table:style-name="ce9">
            <text:p>794908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496542" table:style-name="ce9">
            <text:p>79496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509302" table:style-name="ce9">
            <text:p>795093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530522" table:style-name="ce9">
            <text:p>795305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531242" table:style-name="ce9">
            <text:p>79531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531342" table:style-name="ce9">
            <text:p>795313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531512" table:style-name="ce9">
            <text:p>795315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532702" table:style-name="ce9">
            <text:p>795327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558802" table:style-name="ce9">
            <text:p>79558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569462" table:style-name="ce9">
            <text:p>79569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569592" table:style-name="ce9">
            <text:p>795695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570932" table:style-name="ce9">
            <text:p>79570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582722" table:style-name="ce9">
            <text:p>79582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583622" table:style-name="ce9">
            <text:p>79583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584062" table:style-name="ce9">
            <text:p>79584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591262" table:style-name="ce9">
            <text:p>795912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591492" table:style-name="ce9">
            <text:p>79591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591782" table:style-name="ce9">
            <text:p>79591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592472" table:style-name="ce9">
            <text:p>79592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595902" table:style-name="ce9">
            <text:p>795959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610272" table:style-name="ce9">
            <text:p>79610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664612" table:style-name="ce9">
            <text:p>796646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678222" table:style-name="ce9">
            <text:p>796782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686362" table:style-name="ce9">
            <text:p>796863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689002" table:style-name="ce9">
            <text:p>796890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689142" table:style-name="ce9">
            <text:p>796891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710352" table:style-name="ce9">
            <text:p>797103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720302" table:style-name="ce9">
            <text:p>79720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724502" table:style-name="ce9">
            <text:p>79724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747782" table:style-name="ce9">
            <text:p>797477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753052" table:style-name="ce9">
            <text:p>79753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755212" table:style-name="ce9">
            <text:p>797552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768542" table:style-name="ce9">
            <text:p>797685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770172" table:style-name="ce9">
            <text:p>797701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774932" table:style-name="ce9">
            <text:p>797749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775692" table:style-name="ce9">
            <text:p>797756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776172" table:style-name="ce9">
            <text:p>79776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777902" table:style-name="ce9">
            <text:p>79777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779062" table:style-name="ce9">
            <text:p>797790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782542" table:style-name="ce9">
            <text:p>79782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783732" table:style-name="ce9">
            <text:p>79783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802932" table:style-name="ce9">
            <text:p>79802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803542" table:style-name="ce9">
            <text:p>798035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804872" table:style-name="ce9">
            <text:p>798048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817152" table:style-name="ce9">
            <text:p>798171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828052" table:style-name="ce9">
            <text:p>79828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828532" table:style-name="ce9">
            <text:p>798285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831112" table:style-name="ce9">
            <text:p>798311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832272" table:style-name="ce9">
            <text:p>798322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832612" table:style-name="ce9">
            <text:p>79832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833662" table:style-name="ce9">
            <text:p>798336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835772" table:style-name="ce9">
            <text:p>79835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836002" table:style-name="ce9">
            <text:p>79836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851502" table:style-name="ce9">
            <text:p>798515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852462" table:style-name="ce9">
            <text:p>79852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861002" table:style-name="ce9">
            <text:p>79861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868162" table:style-name="ce9">
            <text:p>79868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885342" table:style-name="ce9">
            <text:p>798853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889062" table:style-name="ce9">
            <text:p>79889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889472" table:style-name="ce9">
            <text:p>79889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891932" table:style-name="ce9">
            <text:p>79891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893102" table:style-name="ce9">
            <text:p>798931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912012" table:style-name="ce9">
            <text:p>79912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916332" table:style-name="ce9">
            <text:p>799163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916402" table:style-name="ce9">
            <text:p>79916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917342" table:style-name="ce9">
            <text:p>799173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920872" table:style-name="ce9">
            <text:p>79920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938112" table:style-name="ce9">
            <text:p>79938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938562" table:style-name="ce9">
            <text:p>799385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938642" table:style-name="ce9">
            <text:p>79938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939032" table:style-name="ce9">
            <text:p>79939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941002" table:style-name="ce9">
            <text:p>79941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941492" table:style-name="ce9">
            <text:p>799414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941522" table:style-name="ce9">
            <text:p>799415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942302" table:style-name="ce9">
            <text:p>79942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942572" table:style-name="ce9">
            <text:p>79942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942842" table:style-name="ce9">
            <text:p>799428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946182" table:style-name="ce9">
            <text:p>799461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948062" table:style-name="ce9">
            <text:p>799480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954032" table:style-name="ce9">
            <text:p>79954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961432" table:style-name="ce9">
            <text:p>799614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965412" table:style-name="ce9">
            <text:p>799654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969532" table:style-name="ce9">
            <text:p>79969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969992" table:style-name="ce9">
            <text:p>79969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972672" table:style-name="ce9">
            <text:p>79972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973162" table:style-name="ce9">
            <text:p>79973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975812" table:style-name="ce9">
            <text:p>799758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982332" table:style-name="ce9">
            <text:p>79982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987132" table:style-name="ce9">
            <text:p>79987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987462" table:style-name="ce9">
            <text:p>79987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987482" table:style-name="ce9">
            <text:p>799874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79987732" table:style-name="ce9">
            <text:p>79987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00932" table:style-name="ce9">
            <text:p>800009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01722" table:style-name="ce9">
            <text:p>800017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04612" table:style-name="ce9">
            <text:p>80004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05882" table:style-name="ce9">
            <text:p>800058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06732" table:style-name="ce9">
            <text:p>80006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07652" table:style-name="ce9">
            <text:p>80007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12872" table:style-name="ce9">
            <text:p>800128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22272" table:style-name="ce9">
            <text:p>80022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22342" table:style-name="ce9">
            <text:p>800223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23372" table:style-name="ce9">
            <text:p>800233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24422" table:style-name="ce9">
            <text:p>800244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25072" table:style-name="ce9">
            <text:p>800250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25422" table:style-name="ce9">
            <text:p>800254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27062" table:style-name="ce9">
            <text:p>800270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28252" table:style-name="ce9">
            <text:p>800282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29552" table:style-name="ce9">
            <text:p>800295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35802" table:style-name="ce9">
            <text:p>800358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35972" table:style-name="ce9">
            <text:p>800359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36602" table:style-name="ce9">
            <text:p>800366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42302" table:style-name="ce9">
            <text:p>800423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42432" table:style-name="ce9">
            <text:p>800424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52312" table:style-name="ce9">
            <text:p>800523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52842" table:style-name="ce9">
            <text:p>800528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53082" table:style-name="ce9">
            <text:p>800530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53402" table:style-name="ce9">
            <text:p>800534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59632" table:style-name="ce9">
            <text:p>800596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59952" table:style-name="ce9">
            <text:p>800599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60082" table:style-name="ce9">
            <text:p>80060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61582" table:style-name="ce9">
            <text:p>800615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85182" table:style-name="ce9">
            <text:p>80085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086342" table:style-name="ce9">
            <text:p>800863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06062" table:style-name="ce9">
            <text:p>801060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08062" table:style-name="ce9">
            <text:p>801080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08502" table:style-name="ce9">
            <text:p>80108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09442" table:style-name="ce9">
            <text:p>801094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09692" table:style-name="ce9">
            <text:p>801096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09822" table:style-name="ce9">
            <text:p>80109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10502" table:style-name="ce9">
            <text:p>801105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10592" table:style-name="ce9">
            <text:p>80110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11192" table:style-name="ce9">
            <text:p>801111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14362" table:style-name="ce9">
            <text:p>801143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19882" table:style-name="ce9">
            <text:p>80119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21642" table:style-name="ce9">
            <text:p>80121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22262" table:style-name="ce9">
            <text:p>801222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29782" table:style-name="ce9">
            <text:p>80129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30472" table:style-name="ce9">
            <text:p>80130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32002" table:style-name="ce9">
            <text:p>801320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34682" table:style-name="ce9">
            <text:p>801346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44762" table:style-name="ce9">
            <text:p>80144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46422" table:style-name="ce9">
            <text:p>80146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47062" table:style-name="ce9">
            <text:p>801470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59082" table:style-name="ce9">
            <text:p>80159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62682" table:style-name="ce9">
            <text:p>80162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64002" table:style-name="ce9">
            <text:p>80164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73002" table:style-name="ce9">
            <text:p>80173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73892" table:style-name="ce9">
            <text:p>80173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74292" table:style-name="ce9">
            <text:p>80174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74672" table:style-name="ce9">
            <text:p>80174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75302" table:style-name="ce9">
            <text:p>801753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75452" table:style-name="ce9">
            <text:p>801754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77782" table:style-name="ce9">
            <text:p>80177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79882" table:style-name="ce9">
            <text:p>801798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80142" table:style-name="ce9">
            <text:p>801801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81192" table:style-name="ce9">
            <text:p>80181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89282" table:style-name="ce9">
            <text:p>801892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97112" table:style-name="ce9">
            <text:p>801971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97282" table:style-name="ce9">
            <text:p>80197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97522" table:style-name="ce9">
            <text:p>801975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98432" table:style-name="ce9">
            <text:p>801984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198682" table:style-name="ce9">
            <text:p>801986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01172" table:style-name="ce9">
            <text:p>80201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02972" table:style-name="ce9">
            <text:p>802029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04982" table:style-name="ce9">
            <text:p>802049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06462" table:style-name="ce9">
            <text:p>802064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07412" table:style-name="ce9">
            <text:p>802074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09592" table:style-name="ce9">
            <text:p>802095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15542" table:style-name="ce9">
            <text:p>802155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21182" table:style-name="ce9">
            <text:p>802211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21582" table:style-name="ce9">
            <text:p>80221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21692" table:style-name="ce9">
            <text:p>802216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21832" table:style-name="ce9">
            <text:p>80221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21852" table:style-name="ce9">
            <text:p>80221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22052" table:style-name="ce9">
            <text:p>80222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22372" table:style-name="ce9">
            <text:p>80222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24962" table:style-name="ce9">
            <text:p>802249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26302" table:style-name="ce9">
            <text:p>80226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27102" table:style-name="ce9">
            <text:p>802271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29042" table:style-name="ce9">
            <text:p>80229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29422" table:style-name="ce9">
            <text:p>80229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29732" table:style-name="ce9">
            <text:p>80229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36632" table:style-name="ce9">
            <text:p>802366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36792" table:style-name="ce9">
            <text:p>802367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39562" table:style-name="ce9">
            <text:p>80239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40512" table:style-name="ce9">
            <text:p>80240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41332" table:style-name="ce9">
            <text:p>802413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43822" table:style-name="ce9">
            <text:p>802438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44932" table:style-name="ce9">
            <text:p>80244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45032" table:style-name="ce9">
            <text:p>80245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45452" table:style-name="ce9">
            <text:p>802454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45792" table:style-name="ce9">
            <text:p>80245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46782" table:style-name="ce9">
            <text:p>80246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46962" table:style-name="ce9">
            <text:p>802469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48582" table:style-name="ce9">
            <text:p>802485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50032" table:style-name="ce9">
            <text:p>802500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51002" table:style-name="ce9">
            <text:p>802510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51432" table:style-name="ce9">
            <text:p>802514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52852" table:style-name="ce9">
            <text:p>802528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58272" table:style-name="ce9">
            <text:p>802582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64362" table:style-name="ce9">
            <text:p>802643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65032" table:style-name="ce9">
            <text:p>802650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65562" table:style-name="ce9">
            <text:p>802655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67022" table:style-name="ce9">
            <text:p>802670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67532" table:style-name="ce9">
            <text:p>802675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67832" table:style-name="ce9">
            <text:p>80267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68172" table:style-name="ce9">
            <text:p>802681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68262" table:style-name="ce9">
            <text:p>802682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68462" table:style-name="ce9">
            <text:p>802684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69152" table:style-name="ce9">
            <text:p>80269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69372" table:style-name="ce9">
            <text:p>802693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69442" table:style-name="ce9">
            <text:p>802694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70152" table:style-name="ce9">
            <text:p>802701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70992" table:style-name="ce9">
            <text:p>802709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71832" table:style-name="ce9">
            <text:p>802718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76662" table:style-name="ce9">
            <text:p>802766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76722" table:style-name="ce9">
            <text:p>802767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80962" table:style-name="ce9">
            <text:p>802809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81482" table:style-name="ce9">
            <text:p>802814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81542" table:style-name="ce9">
            <text:p>802815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82262" table:style-name="ce9">
            <text:p>802822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82462" table:style-name="ce9">
            <text:p>802824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83462" table:style-name="ce9">
            <text:p>802834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83492" table:style-name="ce9">
            <text:p>802834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83622" table:style-name="ce9">
            <text:p>802836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83922" table:style-name="ce9">
            <text:p>802839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85632" table:style-name="ce9">
            <text:p>802856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88252" table:style-name="ce9">
            <text:p>802882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95042" table:style-name="ce9">
            <text:p>80295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95432" table:style-name="ce9">
            <text:p>802954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98422" table:style-name="ce9">
            <text:p>802984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99272" table:style-name="ce9">
            <text:p>802992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299962" table:style-name="ce9">
            <text:p>802999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00782" table:style-name="ce9">
            <text:p>803007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05912" table:style-name="ce9">
            <text:p>80305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06132" table:style-name="ce9">
            <text:p>80306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07392" table:style-name="ce9">
            <text:p>803073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11362" table:style-name="ce9">
            <text:p>80311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11472" table:style-name="ce9">
            <text:p>803114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12152" table:style-name="ce9">
            <text:p>80312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12292" table:style-name="ce9">
            <text:p>80312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13452" table:style-name="ce9">
            <text:p>80313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14032" table:style-name="ce9">
            <text:p>80314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14122" table:style-name="ce9">
            <text:p>803141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14222" table:style-name="ce9">
            <text:p>803142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14672" table:style-name="ce9">
            <text:p>80314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14732" table:style-name="ce9">
            <text:p>80314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14872" table:style-name="ce9">
            <text:p>803148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15402" table:style-name="ce9">
            <text:p>803154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16032" table:style-name="ce9">
            <text:p>80316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16592" table:style-name="ce9">
            <text:p>803165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17542" table:style-name="ce9">
            <text:p>80317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17722" table:style-name="ce9">
            <text:p>80317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17812" table:style-name="ce9">
            <text:p>803178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18242" table:style-name="ce9">
            <text:p>80318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19642" table:style-name="ce9">
            <text:p>80319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19802" table:style-name="ce9">
            <text:p>80319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23332" table:style-name="ce9">
            <text:p>80323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24532" table:style-name="ce9">
            <text:p>80324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29482" table:style-name="ce9">
            <text:p>80329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29642" table:style-name="ce9">
            <text:p>80329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32452" table:style-name="ce9">
            <text:p>803324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35982" table:style-name="ce9">
            <text:p>80335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36392" table:style-name="ce9">
            <text:p>80336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37002" table:style-name="ce9">
            <text:p>80337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37082" table:style-name="ce9">
            <text:p>803370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38282" table:style-name="ce9">
            <text:p>803382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38332" table:style-name="ce9">
            <text:p>80338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38352" table:style-name="ce9">
            <text:p>803383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38712" table:style-name="ce9">
            <text:p>803387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38972" table:style-name="ce9">
            <text:p>803389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39792" table:style-name="ce9">
            <text:p>803397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42762" table:style-name="ce9">
            <text:p>803427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43072" table:style-name="ce9">
            <text:p>80343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43862" table:style-name="ce9">
            <text:p>80343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43962" table:style-name="ce9">
            <text:p>803439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46232" table:style-name="ce9">
            <text:p>803462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47602" table:style-name="ce9">
            <text:p>803476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49512" table:style-name="ce9">
            <text:p>803495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60062" table:style-name="ce9">
            <text:p>803600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60322" table:style-name="ce9">
            <text:p>803603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60372" table:style-name="ce9">
            <text:p>803603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60452" table:style-name="ce9">
            <text:p>803604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60502" table:style-name="ce9">
            <text:p>803605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61352" table:style-name="ce9">
            <text:p>803613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61962" table:style-name="ce9">
            <text:p>80361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62512" table:style-name="ce9">
            <text:p>803625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63202" table:style-name="ce9">
            <text:p>803632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63912" table:style-name="ce9">
            <text:p>80363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64732" table:style-name="ce9">
            <text:p>803647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65032" table:style-name="ce9">
            <text:p>803650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65262" table:style-name="ce9">
            <text:p>803652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65492" table:style-name="ce9">
            <text:p>803654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65912" table:style-name="ce9">
            <text:p>80365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66642" table:style-name="ce9">
            <text:p>803666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68012" table:style-name="ce9">
            <text:p>80368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68682" table:style-name="ce9">
            <text:p>80368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68942" table:style-name="ce9">
            <text:p>803689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69622" table:style-name="ce9">
            <text:p>80369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75492" table:style-name="ce9">
            <text:p>80375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75832" table:style-name="ce9">
            <text:p>803758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78812" table:style-name="ce9">
            <text:p>80378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82022" table:style-name="ce9">
            <text:p>80382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82162" table:style-name="ce9">
            <text:p>80382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82232" table:style-name="ce9">
            <text:p>803822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82702" table:style-name="ce9">
            <text:p>80382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82832" table:style-name="ce9">
            <text:p>803828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83402" table:style-name="ce9">
            <text:p>803834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83412" table:style-name="ce9">
            <text:p>80383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83502" table:style-name="ce9">
            <text:p>80383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83602" table:style-name="ce9">
            <text:p>803836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84852" table:style-name="ce9">
            <text:p>803848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85752" table:style-name="ce9">
            <text:p>803857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85952" table:style-name="ce9">
            <text:p>803859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86062" table:style-name="ce9">
            <text:p>803860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86472" table:style-name="ce9">
            <text:p>803864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86642" table:style-name="ce9">
            <text:p>80386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87172" table:style-name="ce9">
            <text:p>80387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87242" table:style-name="ce9">
            <text:p>803872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89352" table:style-name="ce9">
            <text:p>80389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89662" table:style-name="ce9">
            <text:p>80389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90682" table:style-name="ce9">
            <text:p>80390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90862" table:style-name="ce9">
            <text:p>803908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97022" table:style-name="ce9">
            <text:p>803970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97642" table:style-name="ce9">
            <text:p>80397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397702" table:style-name="ce9">
            <text:p>803977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03442" table:style-name="ce9">
            <text:p>80403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04342" table:style-name="ce9">
            <text:p>80404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04352" table:style-name="ce9">
            <text:p>804043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04402" table:style-name="ce9">
            <text:p>80404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04862" table:style-name="ce9">
            <text:p>80404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05212" table:style-name="ce9">
            <text:p>80405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05722" table:style-name="ce9">
            <text:p>804057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06082" table:style-name="ce9">
            <text:p>804060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06532" table:style-name="ce9">
            <text:p>804065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06672" table:style-name="ce9">
            <text:p>804066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06712" table:style-name="ce9">
            <text:p>80406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07042" table:style-name="ce9">
            <text:p>804070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07052" table:style-name="ce9">
            <text:p>80407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07482" table:style-name="ce9">
            <text:p>804074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07972" table:style-name="ce9">
            <text:p>80407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08082" table:style-name="ce9">
            <text:p>804080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08242" table:style-name="ce9">
            <text:p>804082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08632" table:style-name="ce9">
            <text:p>804086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08642" table:style-name="ce9">
            <text:p>804086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08702" table:style-name="ce9">
            <text:p>804087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08812" table:style-name="ce9">
            <text:p>804088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09052" table:style-name="ce9">
            <text:p>804090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09402" table:style-name="ce9">
            <text:p>80409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09422" table:style-name="ce9">
            <text:p>804094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09862" table:style-name="ce9">
            <text:p>804098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10652" table:style-name="ce9">
            <text:p>80410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11042" table:style-name="ce9">
            <text:p>804110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11192" table:style-name="ce9">
            <text:p>804111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11262" table:style-name="ce9">
            <text:p>804112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12312" table:style-name="ce9">
            <text:p>804123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13562" table:style-name="ce9">
            <text:p>804135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15142" table:style-name="ce9">
            <text:p>804151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15512" table:style-name="ce9">
            <text:p>80415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15782" table:style-name="ce9">
            <text:p>804157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16122" table:style-name="ce9">
            <text:p>80416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16302" table:style-name="ce9">
            <text:p>80416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24362" table:style-name="ce9">
            <text:p>80424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25032" table:style-name="ce9">
            <text:p>80425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25172" table:style-name="ce9">
            <text:p>80425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25272" table:style-name="ce9">
            <text:p>80425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26062" table:style-name="ce9">
            <text:p>80426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26362" table:style-name="ce9">
            <text:p>80426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26612" table:style-name="ce9">
            <text:p>80426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26622" table:style-name="ce9">
            <text:p>80426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26632" table:style-name="ce9">
            <text:p>804266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26722" table:style-name="ce9">
            <text:p>80426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26752" table:style-name="ce9">
            <text:p>80426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26952" table:style-name="ce9">
            <text:p>804269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27542" table:style-name="ce9">
            <text:p>804275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27632" table:style-name="ce9">
            <text:p>804276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27652" table:style-name="ce9">
            <text:p>804276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27712" table:style-name="ce9">
            <text:p>80427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27722" table:style-name="ce9">
            <text:p>804277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27742" table:style-name="ce9">
            <text:p>80427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27982" table:style-name="ce9">
            <text:p>80427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28542" table:style-name="ce9">
            <text:p>804285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28562" table:style-name="ce9">
            <text:p>80428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29212" table:style-name="ce9">
            <text:p>804292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30082" table:style-name="ce9">
            <text:p>804300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30262" table:style-name="ce9">
            <text:p>80430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35892" table:style-name="ce9">
            <text:p>80435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37252" table:style-name="ce9">
            <text:p>80437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38582" table:style-name="ce9">
            <text:p>804385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41372" table:style-name="ce9">
            <text:p>80441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41682" table:style-name="ce9">
            <text:p>804416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42382" table:style-name="ce9">
            <text:p>804423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43632" table:style-name="ce9">
            <text:p>804436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44352" table:style-name="ce9">
            <text:p>80444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50122" table:style-name="ce9">
            <text:p>804501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52382" table:style-name="ce9">
            <text:p>80452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55782" table:style-name="ce9">
            <text:p>80455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56212" table:style-name="ce9">
            <text:p>80456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56532" table:style-name="ce9">
            <text:p>804565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56682" table:style-name="ce9">
            <text:p>80456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56722" table:style-name="ce9">
            <text:p>804567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56942" table:style-name="ce9">
            <text:p>804569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57042" table:style-name="ce9">
            <text:p>804570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57172" table:style-name="ce9">
            <text:p>80457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57202" table:style-name="ce9">
            <text:p>80457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57502" table:style-name="ce9">
            <text:p>80457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57672" table:style-name="ce9">
            <text:p>804576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58722" table:style-name="ce9">
            <text:p>80458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61402" table:style-name="ce9">
            <text:p>80461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62032" table:style-name="ce9">
            <text:p>804620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62202" table:style-name="ce9">
            <text:p>804622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62842" table:style-name="ce9">
            <text:p>804628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62872" table:style-name="ce9">
            <text:p>804628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63002" table:style-name="ce9">
            <text:p>80463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63402" table:style-name="ce9">
            <text:p>804634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64152" table:style-name="ce9">
            <text:p>804641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64412" table:style-name="ce9">
            <text:p>804644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64622" table:style-name="ce9">
            <text:p>804646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65282" table:style-name="ce9">
            <text:p>804652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65522" table:style-name="ce9">
            <text:p>80465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65562" table:style-name="ce9">
            <text:p>804655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66752" table:style-name="ce9">
            <text:p>804667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68572" table:style-name="ce9">
            <text:p>804685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69912" table:style-name="ce9">
            <text:p>804699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76892" table:style-name="ce9">
            <text:p>80476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81292" table:style-name="ce9">
            <text:p>80481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81622" table:style-name="ce9">
            <text:p>804816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81712" table:style-name="ce9">
            <text:p>804817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81862" table:style-name="ce9">
            <text:p>804818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81892" table:style-name="ce9">
            <text:p>804818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82392" table:style-name="ce9">
            <text:p>804823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82872" table:style-name="ce9">
            <text:p>80482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83782" table:style-name="ce9">
            <text:p>80483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83872" table:style-name="ce9">
            <text:p>804838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83972" table:style-name="ce9">
            <text:p>80483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84372" table:style-name="ce9">
            <text:p>80484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84382" table:style-name="ce9">
            <text:p>80484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85182" table:style-name="ce9">
            <text:p>80485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85192" table:style-name="ce9">
            <text:p>804851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85292" table:style-name="ce9">
            <text:p>804852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85412" table:style-name="ce9">
            <text:p>804854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87412" table:style-name="ce9">
            <text:p>80487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88392" table:style-name="ce9">
            <text:p>804883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89122" table:style-name="ce9">
            <text:p>804891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89722" table:style-name="ce9">
            <text:p>80489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90042" table:style-name="ce9">
            <text:p>80490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90392" table:style-name="ce9">
            <text:p>804903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91032" table:style-name="ce9">
            <text:p>804910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91962" table:style-name="ce9">
            <text:p>80491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91982" table:style-name="ce9">
            <text:p>80491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94152" table:style-name="ce9">
            <text:p>80494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95862" table:style-name="ce9">
            <text:p>80495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96162" table:style-name="ce9">
            <text:p>80496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97212" table:style-name="ce9">
            <text:p>80497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98982" table:style-name="ce9">
            <text:p>80498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99342" table:style-name="ce9">
            <text:p>804993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499792" table:style-name="ce9">
            <text:p>804997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02132" table:style-name="ce9">
            <text:p>805021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04152" table:style-name="ce9">
            <text:p>80504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04292" table:style-name="ce9">
            <text:p>80504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04522" table:style-name="ce9">
            <text:p>80504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04622" table:style-name="ce9">
            <text:p>805046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04802" table:style-name="ce9">
            <text:p>805048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04832" table:style-name="ce9">
            <text:p>80504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05022" table:style-name="ce9">
            <text:p>805050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05082" table:style-name="ce9">
            <text:p>805050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05422" table:style-name="ce9">
            <text:p>80505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05542" table:style-name="ce9">
            <text:p>805055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06342" table:style-name="ce9">
            <text:p>80506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06422" table:style-name="ce9">
            <text:p>805064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06572" table:style-name="ce9">
            <text:p>80506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06772" table:style-name="ce9">
            <text:p>80506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07032" table:style-name="ce9">
            <text:p>80507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09302" table:style-name="ce9">
            <text:p>805093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09722" table:style-name="ce9">
            <text:p>805097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10322" table:style-name="ce9">
            <text:p>80510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10952" table:style-name="ce9">
            <text:p>80510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11202" table:style-name="ce9">
            <text:p>80511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13462" table:style-name="ce9">
            <text:p>805134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14682" table:style-name="ce9">
            <text:p>80514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16292" table:style-name="ce9">
            <text:p>80516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17082" table:style-name="ce9">
            <text:p>80517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17592" table:style-name="ce9">
            <text:p>805175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18082" table:style-name="ce9">
            <text:p>805180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19212" table:style-name="ce9">
            <text:p>805192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20872" table:style-name="ce9">
            <text:p>805208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21692" table:style-name="ce9">
            <text:p>805216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26772" table:style-name="ce9">
            <text:p>805267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26942" table:style-name="ce9">
            <text:p>80526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27052" table:style-name="ce9">
            <text:p>80527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27192" table:style-name="ce9">
            <text:p>80527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27262" table:style-name="ce9">
            <text:p>805272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27282" table:style-name="ce9">
            <text:p>80527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27312" table:style-name="ce9">
            <text:p>805273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27992" table:style-name="ce9">
            <text:p>805279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28222" table:style-name="ce9">
            <text:p>805282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28832" table:style-name="ce9">
            <text:p>805288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28932" table:style-name="ce9">
            <text:p>80528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29212" table:style-name="ce9">
            <text:p>805292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29462" table:style-name="ce9">
            <text:p>80529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29482" table:style-name="ce9">
            <text:p>805294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30922" table:style-name="ce9">
            <text:p>80530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31342" table:style-name="ce9">
            <text:p>80531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31502" table:style-name="ce9">
            <text:p>80531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31672" table:style-name="ce9">
            <text:p>80531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31862" table:style-name="ce9">
            <text:p>80531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32092" table:style-name="ce9">
            <text:p>80532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32782" table:style-name="ce9">
            <text:p>805327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33062" table:style-name="ce9">
            <text:p>805330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33112" table:style-name="ce9">
            <text:p>805331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33182" table:style-name="ce9">
            <text:p>80533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33462" table:style-name="ce9">
            <text:p>80533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33502" table:style-name="ce9">
            <text:p>80533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33982" table:style-name="ce9">
            <text:p>805339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34622" table:style-name="ce9">
            <text:p>805346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34722" table:style-name="ce9">
            <text:p>80534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35152" table:style-name="ce9">
            <text:p>80535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35252" table:style-name="ce9">
            <text:p>80535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35392" table:style-name="ce9">
            <text:p>80535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35602" table:style-name="ce9">
            <text:p>80535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35612" table:style-name="ce9">
            <text:p>805356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36092" table:style-name="ce9">
            <text:p>80536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36592" table:style-name="ce9">
            <text:p>80536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36812" table:style-name="ce9">
            <text:p>80536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36952" table:style-name="ce9">
            <text:p>80536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37282" table:style-name="ce9">
            <text:p>805372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37872" table:style-name="ce9">
            <text:p>805378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40262" table:style-name="ce9">
            <text:p>80540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40622" table:style-name="ce9">
            <text:p>80540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40872" table:style-name="ce9">
            <text:p>80540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41192" table:style-name="ce9">
            <text:p>80541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41462" table:style-name="ce9">
            <text:p>80541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42522" table:style-name="ce9">
            <text:p>80542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49432" table:style-name="ce9">
            <text:p>80549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49632" table:style-name="ce9">
            <text:p>80549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49842" table:style-name="ce9">
            <text:p>80549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49852" table:style-name="ce9">
            <text:p>805498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0422" table:style-name="ce9">
            <text:p>805504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0552" table:style-name="ce9">
            <text:p>805505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0562" table:style-name="ce9">
            <text:p>80550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0802" table:style-name="ce9">
            <text:p>80550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1012" table:style-name="ce9">
            <text:p>80551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1382" table:style-name="ce9">
            <text:p>80551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1882" table:style-name="ce9">
            <text:p>805518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2982" table:style-name="ce9">
            <text:p>80552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3092" table:style-name="ce9">
            <text:p>80553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3522" table:style-name="ce9">
            <text:p>805535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3652" table:style-name="ce9">
            <text:p>80553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3842" table:style-name="ce9">
            <text:p>805538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4282" table:style-name="ce9">
            <text:p>805542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4412" table:style-name="ce9">
            <text:p>80554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4532" table:style-name="ce9">
            <text:p>805545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4582" table:style-name="ce9">
            <text:p>805545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4822" table:style-name="ce9">
            <text:p>80554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5042" table:style-name="ce9">
            <text:p>805550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5082" table:style-name="ce9">
            <text:p>80555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5462" table:style-name="ce9">
            <text:p>805554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5542" table:style-name="ce9">
            <text:p>805555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5552" table:style-name="ce9">
            <text:p>805555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6472" table:style-name="ce9">
            <text:p>805564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6572" table:style-name="ce9">
            <text:p>805565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7722" table:style-name="ce9">
            <text:p>80557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7922" table:style-name="ce9">
            <text:p>805579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8172" table:style-name="ce9">
            <text:p>80558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8552" table:style-name="ce9">
            <text:p>805585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8752" table:style-name="ce9">
            <text:p>80558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8812" table:style-name="ce9">
            <text:p>80558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9212" table:style-name="ce9">
            <text:p>805592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59642" table:style-name="ce9">
            <text:p>805596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62442" table:style-name="ce9">
            <text:p>80562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62672" table:style-name="ce9">
            <text:p>80562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63382" table:style-name="ce9">
            <text:p>80563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66192" table:style-name="ce9">
            <text:p>80566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67062" table:style-name="ce9">
            <text:p>80567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67192" table:style-name="ce9">
            <text:p>80567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67252" table:style-name="ce9">
            <text:p>80567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67392" table:style-name="ce9">
            <text:p>80567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67452" table:style-name="ce9">
            <text:p>805674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67542" table:style-name="ce9">
            <text:p>805675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67852" table:style-name="ce9">
            <text:p>80567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68002" table:style-name="ce9">
            <text:p>80568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68222" table:style-name="ce9">
            <text:p>805682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68712" table:style-name="ce9">
            <text:p>80568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68742" table:style-name="ce9">
            <text:p>805687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69012" table:style-name="ce9">
            <text:p>805690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69022" table:style-name="ce9">
            <text:p>80569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69132" table:style-name="ce9">
            <text:p>805691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69312" table:style-name="ce9">
            <text:p>805693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69372" table:style-name="ce9">
            <text:p>80569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69922" table:style-name="ce9">
            <text:p>805699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70532" table:style-name="ce9">
            <text:p>805705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70562" table:style-name="ce9">
            <text:p>805705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70952" table:style-name="ce9">
            <text:p>805709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70982" table:style-name="ce9">
            <text:p>805709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71212" table:style-name="ce9">
            <text:p>805712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71312" table:style-name="ce9">
            <text:p>805713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74442" table:style-name="ce9">
            <text:p>80574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74802" table:style-name="ce9">
            <text:p>80574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75232" table:style-name="ce9">
            <text:p>80575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79992" table:style-name="ce9">
            <text:p>80579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80202" table:style-name="ce9">
            <text:p>805802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80252" table:style-name="ce9">
            <text:p>80580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82132" table:style-name="ce9">
            <text:p>80582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82482" table:style-name="ce9">
            <text:p>805824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82822" table:style-name="ce9">
            <text:p>80582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84552" table:style-name="ce9">
            <text:p>80584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87092" table:style-name="ce9">
            <text:p>805870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90762" table:style-name="ce9">
            <text:p>80590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92382" table:style-name="ce9">
            <text:p>80592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94192" table:style-name="ce9">
            <text:p>80594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94342" table:style-name="ce9">
            <text:p>80594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94942" table:style-name="ce9">
            <text:p>80594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95012" table:style-name="ce9">
            <text:p>805950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95102" table:style-name="ce9">
            <text:p>805951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95282" table:style-name="ce9">
            <text:p>805952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95582" table:style-name="ce9">
            <text:p>805955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95592" table:style-name="ce9">
            <text:p>80595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95982" table:style-name="ce9">
            <text:p>805959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96122" table:style-name="ce9">
            <text:p>805961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96472" table:style-name="ce9">
            <text:p>80596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97012" table:style-name="ce9">
            <text:p>805970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97022" table:style-name="ce9">
            <text:p>80597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97622" table:style-name="ce9">
            <text:p>80597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98192" table:style-name="ce9">
            <text:p>80598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98312" table:style-name="ce9">
            <text:p>80598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98502" table:style-name="ce9">
            <text:p>80598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98542" table:style-name="ce9">
            <text:p>805985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98972" table:style-name="ce9">
            <text:p>805989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99212" table:style-name="ce9">
            <text:p>805992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99552" table:style-name="ce9">
            <text:p>80599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599712" table:style-name="ce9">
            <text:p>80599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00032" table:style-name="ce9">
            <text:p>806000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00062" table:style-name="ce9">
            <text:p>806000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00132" table:style-name="ce9">
            <text:p>80600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00442" table:style-name="ce9">
            <text:p>80600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00952" table:style-name="ce9">
            <text:p>80600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01102" table:style-name="ce9">
            <text:p>80601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01262" table:style-name="ce9">
            <text:p>806012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01402" table:style-name="ce9">
            <text:p>80601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01422" table:style-name="ce9">
            <text:p>80601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01812" table:style-name="ce9">
            <text:p>80601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02252" table:style-name="ce9">
            <text:p>80602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02342" table:style-name="ce9">
            <text:p>80602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02392" table:style-name="ce9">
            <text:p>80602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02422" table:style-name="ce9">
            <text:p>806024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02782" table:style-name="ce9">
            <text:p>806027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03352" table:style-name="ce9">
            <text:p>806033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03432" table:style-name="ce9">
            <text:p>806034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03862" table:style-name="ce9">
            <text:p>80603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05462" table:style-name="ce9">
            <text:p>806054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06322" table:style-name="ce9">
            <text:p>80606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07822" table:style-name="ce9">
            <text:p>80607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09962" table:style-name="ce9">
            <text:p>80609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10172" table:style-name="ce9">
            <text:p>80610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10382" table:style-name="ce9">
            <text:p>80610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16912" table:style-name="ce9">
            <text:p>80616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17192" table:style-name="ce9">
            <text:p>80617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17242" table:style-name="ce9">
            <text:p>806172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17352" table:style-name="ce9">
            <text:p>80617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17742" table:style-name="ce9">
            <text:p>806177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17752" table:style-name="ce9">
            <text:p>80617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17862" table:style-name="ce9">
            <text:p>806178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18002" table:style-name="ce9">
            <text:p>806180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18252" table:style-name="ce9">
            <text:p>80618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18602" table:style-name="ce9">
            <text:p>80618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18822" table:style-name="ce9">
            <text:p>80618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19172" table:style-name="ce9">
            <text:p>80619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19192" table:style-name="ce9">
            <text:p>80619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19482" table:style-name="ce9">
            <text:p>80619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19662" table:style-name="ce9">
            <text:p>80619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19972" table:style-name="ce9">
            <text:p>806199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19982" table:style-name="ce9">
            <text:p>806199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0342" table:style-name="ce9">
            <text:p>806203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0942" table:style-name="ce9">
            <text:p>80620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1422" table:style-name="ce9">
            <text:p>80621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1632" table:style-name="ce9">
            <text:p>80621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1762" table:style-name="ce9">
            <text:p>80621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1772" table:style-name="ce9">
            <text:p>806217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1822" table:style-name="ce9">
            <text:p>80621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1992" table:style-name="ce9">
            <text:p>806219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2002" table:style-name="ce9">
            <text:p>806220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2312" table:style-name="ce9">
            <text:p>806223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2342" table:style-name="ce9">
            <text:p>80622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2482" table:style-name="ce9">
            <text:p>80622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2522" table:style-name="ce9">
            <text:p>806225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2782" table:style-name="ce9">
            <text:p>806227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2972" table:style-name="ce9">
            <text:p>80622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3202" table:style-name="ce9">
            <text:p>806232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3282" table:style-name="ce9">
            <text:p>80623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3452" table:style-name="ce9">
            <text:p>80623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3582" table:style-name="ce9">
            <text:p>80623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3822" table:style-name="ce9">
            <text:p>806238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4162" table:style-name="ce9">
            <text:p>80624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4522" table:style-name="ce9">
            <text:p>80624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4652" table:style-name="ce9">
            <text:p>806246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4882" table:style-name="ce9">
            <text:p>80624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4892" table:style-name="ce9">
            <text:p>806248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5132" table:style-name="ce9">
            <text:p>80625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5282" table:style-name="ce9">
            <text:p>80625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5442" table:style-name="ce9">
            <text:p>80625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5782" table:style-name="ce9">
            <text:p>80625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5982" table:style-name="ce9">
            <text:p>80625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6192" table:style-name="ce9">
            <text:p>806261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6462" table:style-name="ce9">
            <text:p>80626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6692" table:style-name="ce9">
            <text:p>806266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6782" table:style-name="ce9">
            <text:p>80626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6872" table:style-name="ce9">
            <text:p>806268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8272" table:style-name="ce9">
            <text:p>80628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8752" table:style-name="ce9">
            <text:p>80628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9592" table:style-name="ce9">
            <text:p>80629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9842" table:style-name="ce9">
            <text:p>80629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29902" table:style-name="ce9">
            <text:p>80629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30272" table:style-name="ce9">
            <text:p>80630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32312" table:style-name="ce9">
            <text:p>80632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32632" table:style-name="ce9">
            <text:p>80632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32742" table:style-name="ce9">
            <text:p>80632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35452" table:style-name="ce9">
            <text:p>806354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36522" table:style-name="ce9">
            <text:p>806365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37502" table:style-name="ce9">
            <text:p>80637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37882" table:style-name="ce9">
            <text:p>80637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37982" table:style-name="ce9">
            <text:p>80637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38302" table:style-name="ce9">
            <text:p>806383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38542" table:style-name="ce9">
            <text:p>80638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38862" table:style-name="ce9">
            <text:p>80638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38982" table:style-name="ce9">
            <text:p>80638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39052" table:style-name="ce9">
            <text:p>806390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39062" table:style-name="ce9">
            <text:p>806390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39102" table:style-name="ce9">
            <text:p>80639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39252" table:style-name="ce9">
            <text:p>80639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39302" table:style-name="ce9">
            <text:p>80639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39372" table:style-name="ce9">
            <text:p>80639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39452" table:style-name="ce9">
            <text:p>806394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39542" table:style-name="ce9">
            <text:p>80639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39652" table:style-name="ce9">
            <text:p>80639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39682" table:style-name="ce9">
            <text:p>806396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39782" table:style-name="ce9">
            <text:p>80639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0022" table:style-name="ce9">
            <text:p>80640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0132" table:style-name="ce9">
            <text:p>806401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0242" table:style-name="ce9">
            <text:p>80640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0252" table:style-name="ce9">
            <text:p>80640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0602" table:style-name="ce9">
            <text:p>806406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0762" table:style-name="ce9">
            <text:p>80640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0792" table:style-name="ce9">
            <text:p>806407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0872" table:style-name="ce9">
            <text:p>80640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0932" table:style-name="ce9">
            <text:p>80640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1362" table:style-name="ce9">
            <text:p>80641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1632" table:style-name="ce9">
            <text:p>80641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1672" table:style-name="ce9">
            <text:p>806416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1832" table:style-name="ce9">
            <text:p>80641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1842" table:style-name="ce9">
            <text:p>806418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1852" table:style-name="ce9">
            <text:p>80641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2012" table:style-name="ce9">
            <text:p>80642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2022" table:style-name="ce9">
            <text:p>80642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2042" table:style-name="ce9">
            <text:p>80642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2222" table:style-name="ce9">
            <text:p>80642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2492" table:style-name="ce9">
            <text:p>80642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2712" table:style-name="ce9">
            <text:p>806427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2912" table:style-name="ce9">
            <text:p>80642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3272" table:style-name="ce9">
            <text:p>806432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3302" table:style-name="ce9">
            <text:p>806433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3502" table:style-name="ce9">
            <text:p>806435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3512" table:style-name="ce9">
            <text:p>806435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3722" table:style-name="ce9">
            <text:p>806437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3842" table:style-name="ce9">
            <text:p>806438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4652" table:style-name="ce9">
            <text:p>80644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4782" table:style-name="ce9">
            <text:p>806447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4812" table:style-name="ce9">
            <text:p>80644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4912" table:style-name="ce9">
            <text:p>80644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4952" table:style-name="ce9">
            <text:p>80644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5222" table:style-name="ce9">
            <text:p>80645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5262" table:style-name="ce9">
            <text:p>80645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5272" table:style-name="ce9">
            <text:p>80645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5322" table:style-name="ce9">
            <text:p>806453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5612" table:style-name="ce9">
            <text:p>80645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5682" table:style-name="ce9">
            <text:p>806456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6212" table:style-name="ce9">
            <text:p>80646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6452" table:style-name="ce9">
            <text:p>80646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6562" table:style-name="ce9">
            <text:p>806465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6612" table:style-name="ce9">
            <text:p>806466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6712" table:style-name="ce9">
            <text:p>80646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7282" table:style-name="ce9">
            <text:p>80647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7312" table:style-name="ce9">
            <text:p>806473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7452" table:style-name="ce9">
            <text:p>806474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7482" table:style-name="ce9">
            <text:p>80647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7842" table:style-name="ce9">
            <text:p>80647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8112" table:style-name="ce9">
            <text:p>806481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48622" table:style-name="ce9">
            <text:p>80648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50692" table:style-name="ce9">
            <text:p>80650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53862" table:style-name="ce9">
            <text:p>806538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54392" table:style-name="ce9">
            <text:p>80654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54652" table:style-name="ce9">
            <text:p>806546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56282" table:style-name="ce9">
            <text:p>80656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57612" table:style-name="ce9">
            <text:p>806576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59442" table:style-name="ce9">
            <text:p>806594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59712" table:style-name="ce9">
            <text:p>806597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0142" table:style-name="ce9">
            <text:p>806601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0272" table:style-name="ce9">
            <text:p>80660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0652" table:style-name="ce9">
            <text:p>806606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1012" table:style-name="ce9">
            <text:p>80661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1272" table:style-name="ce9">
            <text:p>80661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1282" table:style-name="ce9">
            <text:p>806612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1302" table:style-name="ce9">
            <text:p>806613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1382" table:style-name="ce9">
            <text:p>806613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1662" table:style-name="ce9">
            <text:p>806616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1782" table:style-name="ce9">
            <text:p>806617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1842" table:style-name="ce9">
            <text:p>80661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1932" table:style-name="ce9">
            <text:p>806619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2022" table:style-name="ce9">
            <text:p>806620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2092" table:style-name="ce9">
            <text:p>806620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2312" table:style-name="ce9">
            <text:p>80662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2742" table:style-name="ce9">
            <text:p>80662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2752" table:style-name="ce9">
            <text:p>806627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3122" table:style-name="ce9">
            <text:p>80663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3462" table:style-name="ce9">
            <text:p>806634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3532" table:style-name="ce9">
            <text:p>80663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3722" table:style-name="ce9">
            <text:p>806637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3762" table:style-name="ce9">
            <text:p>80663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4222" table:style-name="ce9">
            <text:p>806642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4702" table:style-name="ce9">
            <text:p>806647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5082" table:style-name="ce9">
            <text:p>80665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5182" table:style-name="ce9">
            <text:p>80665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5242" table:style-name="ce9">
            <text:p>806652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5612" table:style-name="ce9">
            <text:p>80665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5962" table:style-name="ce9">
            <text:p>80665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6202" table:style-name="ce9">
            <text:p>80666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6362" table:style-name="ce9">
            <text:p>80666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6422" table:style-name="ce9">
            <text:p>80666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6632" table:style-name="ce9">
            <text:p>80666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7532" table:style-name="ce9">
            <text:p>806675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7952" table:style-name="ce9">
            <text:p>80667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8082" table:style-name="ce9">
            <text:p>806680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8292" table:style-name="ce9">
            <text:p>80668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8562" table:style-name="ce9">
            <text:p>80668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8822" table:style-name="ce9">
            <text:p>806688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9062" table:style-name="ce9">
            <text:p>80669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69222" table:style-name="ce9">
            <text:p>80669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70372" table:style-name="ce9">
            <text:p>806703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73712" table:style-name="ce9">
            <text:p>80673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74602" table:style-name="ce9">
            <text:p>80674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74922" table:style-name="ce9">
            <text:p>80674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77142" table:style-name="ce9">
            <text:p>806771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78272" table:style-name="ce9">
            <text:p>80678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78512" table:style-name="ce9">
            <text:p>806785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79122" table:style-name="ce9">
            <text:p>806791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79172" table:style-name="ce9">
            <text:p>80679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79182" table:style-name="ce9">
            <text:p>80679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79262" table:style-name="ce9">
            <text:p>80679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79302" table:style-name="ce9">
            <text:p>80679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79352" table:style-name="ce9">
            <text:p>806793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79452" table:style-name="ce9">
            <text:p>806794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79602" table:style-name="ce9">
            <text:p>806796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79632" table:style-name="ce9">
            <text:p>80679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79772" table:style-name="ce9">
            <text:p>80679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79922" table:style-name="ce9">
            <text:p>806799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0202" table:style-name="ce9">
            <text:p>80680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0292" table:style-name="ce9">
            <text:p>80680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0402" table:style-name="ce9">
            <text:p>80680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0562" table:style-name="ce9">
            <text:p>80680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0752" table:style-name="ce9">
            <text:p>80680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0852" table:style-name="ce9">
            <text:p>806808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0862" table:style-name="ce9">
            <text:p>806808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0932" table:style-name="ce9">
            <text:p>80680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1082" table:style-name="ce9">
            <text:p>806810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1192" table:style-name="ce9">
            <text:p>806811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1352" table:style-name="ce9">
            <text:p>80681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1712" table:style-name="ce9">
            <text:p>806817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2372" table:style-name="ce9">
            <text:p>806823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2642" table:style-name="ce9">
            <text:p>80682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3132" table:style-name="ce9">
            <text:p>80683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3722" table:style-name="ce9">
            <text:p>80683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3742" table:style-name="ce9">
            <text:p>80683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3912" table:style-name="ce9">
            <text:p>806839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5042" table:style-name="ce9">
            <text:p>80685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5362" table:style-name="ce9">
            <text:p>80685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5462" table:style-name="ce9">
            <text:p>806854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5532" table:style-name="ce9">
            <text:p>806855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5562" table:style-name="ce9">
            <text:p>806855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5652" table:style-name="ce9">
            <text:p>80685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5712" table:style-name="ce9">
            <text:p>806857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6062" table:style-name="ce9">
            <text:p>806860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6302" table:style-name="ce9">
            <text:p>806863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6412" table:style-name="ce9">
            <text:p>806864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6832" table:style-name="ce9">
            <text:p>80686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6892" table:style-name="ce9">
            <text:p>80686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7492" table:style-name="ce9">
            <text:p>806874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7562" table:style-name="ce9">
            <text:p>80687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7742" table:style-name="ce9">
            <text:p>806877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8172" table:style-name="ce9">
            <text:p>806881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8452" table:style-name="ce9">
            <text:p>80688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9282" table:style-name="ce9">
            <text:p>80689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89962" table:style-name="ce9">
            <text:p>80689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92012" table:style-name="ce9">
            <text:p>806920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92362" table:style-name="ce9">
            <text:p>806923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94412" table:style-name="ce9">
            <text:p>80694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95622" table:style-name="ce9">
            <text:p>80695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96942" table:style-name="ce9">
            <text:p>806969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97002" table:style-name="ce9">
            <text:p>806970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97222" table:style-name="ce9">
            <text:p>80697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97372" table:style-name="ce9">
            <text:p>806973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97392" table:style-name="ce9">
            <text:p>80697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97452" table:style-name="ce9">
            <text:p>806974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97482" table:style-name="ce9">
            <text:p>806974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97502" table:style-name="ce9">
            <text:p>80697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97722" table:style-name="ce9">
            <text:p>806977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97772" table:style-name="ce9">
            <text:p>806977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97812" table:style-name="ce9">
            <text:p>806978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98422" table:style-name="ce9">
            <text:p>80698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98532" table:style-name="ce9">
            <text:p>80698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98652" table:style-name="ce9">
            <text:p>80698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98812" table:style-name="ce9">
            <text:p>806988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99092" table:style-name="ce9">
            <text:p>80699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99352" table:style-name="ce9">
            <text:p>80699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699802" table:style-name="ce9">
            <text:p>80699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00152" table:style-name="ce9">
            <text:p>80700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00292" table:style-name="ce9">
            <text:p>80700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00342" table:style-name="ce9">
            <text:p>807003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00532" table:style-name="ce9">
            <text:p>80700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00572" table:style-name="ce9">
            <text:p>80700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01062" table:style-name="ce9">
            <text:p>80701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01332" table:style-name="ce9">
            <text:p>80701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01472" table:style-name="ce9">
            <text:p>807014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01642" table:style-name="ce9">
            <text:p>807016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01702" table:style-name="ce9">
            <text:p>80701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02152" table:style-name="ce9">
            <text:p>807021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02702" table:style-name="ce9">
            <text:p>807027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02792" table:style-name="ce9">
            <text:p>807027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05842" table:style-name="ce9">
            <text:p>807058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07752" table:style-name="ce9">
            <text:p>80707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07852" table:style-name="ce9">
            <text:p>807078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09002" table:style-name="ce9">
            <text:p>80709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10052" table:style-name="ce9">
            <text:p>80710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10752" table:style-name="ce9">
            <text:p>80710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11362" table:style-name="ce9">
            <text:p>807113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11702" table:style-name="ce9">
            <text:p>80711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11722" table:style-name="ce9">
            <text:p>807117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12172" table:style-name="ce9">
            <text:p>80712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13012" table:style-name="ce9">
            <text:p>80713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13212" table:style-name="ce9">
            <text:p>80713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15982" table:style-name="ce9">
            <text:p>807159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16712" table:style-name="ce9">
            <text:p>80716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16882" table:style-name="ce9">
            <text:p>807168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16942" table:style-name="ce9">
            <text:p>80716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17212" table:style-name="ce9">
            <text:p>80717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17352" table:style-name="ce9">
            <text:p>80717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17462" table:style-name="ce9">
            <text:p>80717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17722" table:style-name="ce9">
            <text:p>807177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17982" table:style-name="ce9">
            <text:p>807179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19252" table:style-name="ce9">
            <text:p>80719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19852" table:style-name="ce9">
            <text:p>80719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1382" table:style-name="ce9">
            <text:p>80721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1542" table:style-name="ce9">
            <text:p>80721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3222" table:style-name="ce9">
            <text:p>80723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3302" table:style-name="ce9">
            <text:p>80723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3482" table:style-name="ce9">
            <text:p>807234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3542" table:style-name="ce9">
            <text:p>80723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3642" table:style-name="ce9">
            <text:p>80723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3662" table:style-name="ce9">
            <text:p>807236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3732" table:style-name="ce9">
            <text:p>80723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3792" table:style-name="ce9">
            <text:p>807237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4122" table:style-name="ce9">
            <text:p>807241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4752" table:style-name="ce9">
            <text:p>80724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4802" table:style-name="ce9">
            <text:p>80724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4922" table:style-name="ce9">
            <text:p>80724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5092" table:style-name="ce9">
            <text:p>80725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5282" table:style-name="ce9">
            <text:p>80725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5302" table:style-name="ce9">
            <text:p>807253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5472" table:style-name="ce9">
            <text:p>807254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5622" table:style-name="ce9">
            <text:p>807256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5722" table:style-name="ce9">
            <text:p>807257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5802" table:style-name="ce9">
            <text:p>807258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5962" table:style-name="ce9">
            <text:p>807259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5982" table:style-name="ce9">
            <text:p>80725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6022" table:style-name="ce9">
            <text:p>80726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6212" table:style-name="ce9">
            <text:p>80726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6372" table:style-name="ce9">
            <text:p>807263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6402" table:style-name="ce9">
            <text:p>80726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6482" table:style-name="ce9">
            <text:p>807264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6822" table:style-name="ce9">
            <text:p>80726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6972" table:style-name="ce9">
            <text:p>807269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7002" table:style-name="ce9">
            <text:p>80727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7102" table:style-name="ce9">
            <text:p>807271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7442" table:style-name="ce9">
            <text:p>807274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7562" table:style-name="ce9">
            <text:p>80727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7922" table:style-name="ce9">
            <text:p>80727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7932" table:style-name="ce9">
            <text:p>80727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8732" table:style-name="ce9">
            <text:p>80728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8902" table:style-name="ce9">
            <text:p>80728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9222" table:style-name="ce9">
            <text:p>80729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29422" table:style-name="ce9">
            <text:p>80729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30732" table:style-name="ce9">
            <text:p>807307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30822" table:style-name="ce9">
            <text:p>80730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30842" table:style-name="ce9">
            <text:p>807308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31742" table:style-name="ce9">
            <text:p>80731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32722" table:style-name="ce9">
            <text:p>80732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33132" table:style-name="ce9">
            <text:p>807331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35712" table:style-name="ce9">
            <text:p>80735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37262" table:style-name="ce9">
            <text:p>807372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38112" table:style-name="ce9">
            <text:p>80738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38592" table:style-name="ce9">
            <text:p>80738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38842" table:style-name="ce9">
            <text:p>80738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2402" table:style-name="ce9">
            <text:p>80742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3932" table:style-name="ce9">
            <text:p>80743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4122" table:style-name="ce9">
            <text:p>807441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4202" table:style-name="ce9">
            <text:p>80744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4372" table:style-name="ce9">
            <text:p>80744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4382" table:style-name="ce9">
            <text:p>807443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4562" table:style-name="ce9">
            <text:p>80744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4622" table:style-name="ce9">
            <text:p>80744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4642" table:style-name="ce9">
            <text:p>80744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4672" table:style-name="ce9">
            <text:p>80744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4792" table:style-name="ce9">
            <text:p>807447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4972" table:style-name="ce9">
            <text:p>80744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5132" table:style-name="ce9">
            <text:p>80745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5142" table:style-name="ce9">
            <text:p>80745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5432" table:style-name="ce9">
            <text:p>80745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5582" table:style-name="ce9">
            <text:p>80745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5732" table:style-name="ce9">
            <text:p>80745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5862" table:style-name="ce9">
            <text:p>80745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6162" table:style-name="ce9">
            <text:p>80746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6352" table:style-name="ce9">
            <text:p>80746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6602" table:style-name="ce9">
            <text:p>807466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6842" table:style-name="ce9">
            <text:p>80746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6882" table:style-name="ce9">
            <text:p>80746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7812" table:style-name="ce9">
            <text:p>80747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8022" table:style-name="ce9">
            <text:p>80748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8462" table:style-name="ce9">
            <text:p>80748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8582" table:style-name="ce9">
            <text:p>807485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8962" table:style-name="ce9">
            <text:p>80748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9192" table:style-name="ce9">
            <text:p>80749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9572" table:style-name="ce9">
            <text:p>807495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49602" table:style-name="ce9">
            <text:p>80749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50312" table:style-name="ce9">
            <text:p>807503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50792" table:style-name="ce9">
            <text:p>80750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50992" table:style-name="ce9">
            <text:p>80750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51222" table:style-name="ce9">
            <text:p>80751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52042" table:style-name="ce9">
            <text:p>80752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52052" table:style-name="ce9">
            <text:p>807520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52622" table:style-name="ce9">
            <text:p>80752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52832" table:style-name="ce9">
            <text:p>807528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53702" table:style-name="ce9">
            <text:p>80753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54322" table:style-name="ce9">
            <text:p>80754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54342" table:style-name="ce9">
            <text:p>80754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57192" table:style-name="ce9">
            <text:p>80757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58082" table:style-name="ce9">
            <text:p>80758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59102" table:style-name="ce9">
            <text:p>80759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59802" table:style-name="ce9">
            <text:p>80759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60512" table:style-name="ce9">
            <text:p>80760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61342" table:style-name="ce9">
            <text:p>80761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64802" table:style-name="ce9">
            <text:p>807648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65752" table:style-name="ce9">
            <text:p>80765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66022" table:style-name="ce9">
            <text:p>80766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66162" table:style-name="ce9">
            <text:p>807661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66282" table:style-name="ce9">
            <text:p>80766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66692" table:style-name="ce9">
            <text:p>807666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66762" table:style-name="ce9">
            <text:p>807667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66792" table:style-name="ce9">
            <text:p>80766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67112" table:style-name="ce9">
            <text:p>80767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67282" table:style-name="ce9">
            <text:p>807672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67382" table:style-name="ce9">
            <text:p>807673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67392" table:style-name="ce9">
            <text:p>80767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68012" table:style-name="ce9">
            <text:p>807680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68162" table:style-name="ce9">
            <text:p>807681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68232" table:style-name="ce9">
            <text:p>80768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68632" table:style-name="ce9">
            <text:p>80768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68692" table:style-name="ce9">
            <text:p>807686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68912" table:style-name="ce9">
            <text:p>80768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69112" table:style-name="ce9">
            <text:p>80769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69222" table:style-name="ce9">
            <text:p>807692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69242" table:style-name="ce9">
            <text:p>80769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69522" table:style-name="ce9">
            <text:p>80769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69552" table:style-name="ce9">
            <text:p>80769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69782" table:style-name="ce9">
            <text:p>80769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71172" table:style-name="ce9">
            <text:p>80771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71312" table:style-name="ce9">
            <text:p>80771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71342" table:style-name="ce9">
            <text:p>80771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71432" table:style-name="ce9">
            <text:p>80771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71822" table:style-name="ce9">
            <text:p>80771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71972" table:style-name="ce9">
            <text:p>80771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73172" table:style-name="ce9">
            <text:p>80773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73282" table:style-name="ce9">
            <text:p>80773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73292" table:style-name="ce9">
            <text:p>80773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73692" table:style-name="ce9">
            <text:p>80773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74032" table:style-name="ce9">
            <text:p>80774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74292" table:style-name="ce9">
            <text:p>80774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74782" table:style-name="ce9">
            <text:p>807747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74842" table:style-name="ce9">
            <text:p>80774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75242" table:style-name="ce9">
            <text:p>807752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76632" table:style-name="ce9">
            <text:p>80776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77402" table:style-name="ce9">
            <text:p>80777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77612" table:style-name="ce9">
            <text:p>80777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79022" table:style-name="ce9">
            <text:p>80779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79042" table:style-name="ce9">
            <text:p>80779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79962" table:style-name="ce9">
            <text:p>80779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0242" table:style-name="ce9">
            <text:p>80780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0702" table:style-name="ce9">
            <text:p>80780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0952" table:style-name="ce9">
            <text:p>80780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1092" table:style-name="ce9">
            <text:p>80781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1142" table:style-name="ce9">
            <text:p>80781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1482" table:style-name="ce9">
            <text:p>80781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1702" table:style-name="ce9">
            <text:p>80781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5142" table:style-name="ce9">
            <text:p>807851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5382" table:style-name="ce9">
            <text:p>807853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5522" table:style-name="ce9">
            <text:p>80785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5552" table:style-name="ce9">
            <text:p>80785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5592" table:style-name="ce9">
            <text:p>80785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5662" table:style-name="ce9">
            <text:p>80785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5902" table:style-name="ce9">
            <text:p>80785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5972" table:style-name="ce9">
            <text:p>807859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6162" table:style-name="ce9">
            <text:p>80786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6192" table:style-name="ce9">
            <text:p>80786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6202" table:style-name="ce9">
            <text:p>80786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6242" table:style-name="ce9">
            <text:p>80786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6442" table:style-name="ce9">
            <text:p>80786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6492" table:style-name="ce9">
            <text:p>80786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6522" table:style-name="ce9">
            <text:p>807865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6592" table:style-name="ce9">
            <text:p>80786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7172" table:style-name="ce9">
            <text:p>80787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7192" table:style-name="ce9">
            <text:p>807871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7372" table:style-name="ce9">
            <text:p>80787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7502" table:style-name="ce9">
            <text:p>80787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7942" table:style-name="ce9">
            <text:p>80787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8032" table:style-name="ce9">
            <text:p>80788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8242" table:style-name="ce9">
            <text:p>80788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8562" table:style-name="ce9">
            <text:p>80788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8652" table:style-name="ce9">
            <text:p>80788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8752" table:style-name="ce9">
            <text:p>80788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8862" table:style-name="ce9">
            <text:p>807888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8952" table:style-name="ce9">
            <text:p>807889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8972" table:style-name="ce9">
            <text:p>807889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9192" table:style-name="ce9">
            <text:p>80789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89842" table:style-name="ce9">
            <text:p>807898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90162" table:style-name="ce9">
            <text:p>807901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90332" table:style-name="ce9">
            <text:p>80790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90552" table:style-name="ce9">
            <text:p>807905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90662" table:style-name="ce9">
            <text:p>80790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91392" table:style-name="ce9">
            <text:p>807913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91652" table:style-name="ce9">
            <text:p>807916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91752" table:style-name="ce9">
            <text:p>807917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92202" table:style-name="ce9">
            <text:p>80792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92442" table:style-name="ce9">
            <text:p>80792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92602" table:style-name="ce9">
            <text:p>80792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93042" table:style-name="ce9">
            <text:p>807930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93312" table:style-name="ce9">
            <text:p>80793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93342" table:style-name="ce9">
            <text:p>80793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93562" table:style-name="ce9">
            <text:p>80793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93682" table:style-name="ce9">
            <text:p>80793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93742" table:style-name="ce9">
            <text:p>80793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93972" table:style-name="ce9">
            <text:p>807939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94822" table:style-name="ce9">
            <text:p>80794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95052" table:style-name="ce9">
            <text:p>80795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95702" table:style-name="ce9">
            <text:p>807957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97902" table:style-name="ce9">
            <text:p>80797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97942" table:style-name="ce9">
            <text:p>80797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98332" table:style-name="ce9">
            <text:p>80798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99102" table:style-name="ce9">
            <text:p>80799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799992" table:style-name="ce9">
            <text:p>807999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0122" table:style-name="ce9">
            <text:p>80800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0362" table:style-name="ce9">
            <text:p>80800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0472" table:style-name="ce9">
            <text:p>808004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1462" table:style-name="ce9">
            <text:p>80801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2502" table:style-name="ce9">
            <text:p>80802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3162" table:style-name="ce9">
            <text:p>80803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3192" table:style-name="ce9">
            <text:p>80803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3312" table:style-name="ce9">
            <text:p>80803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3402" table:style-name="ce9">
            <text:p>80803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5092" table:style-name="ce9">
            <text:p>808050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5332" table:style-name="ce9">
            <text:p>80805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5422" table:style-name="ce9">
            <text:p>808054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5792" table:style-name="ce9">
            <text:p>80805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5852" table:style-name="ce9">
            <text:p>808058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5952" table:style-name="ce9">
            <text:p>808059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6202" table:style-name="ce9">
            <text:p>80806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6472" table:style-name="ce9">
            <text:p>808064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6782" table:style-name="ce9">
            <text:p>808067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6862" table:style-name="ce9">
            <text:p>80806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7032" table:style-name="ce9">
            <text:p>80807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7142" table:style-name="ce9">
            <text:p>80807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7362" table:style-name="ce9">
            <text:p>80807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7792" table:style-name="ce9">
            <text:p>808077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8022" table:style-name="ce9">
            <text:p>808080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8062" table:style-name="ce9">
            <text:p>808080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8322" table:style-name="ce9">
            <text:p>80808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8332" table:style-name="ce9">
            <text:p>80808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8582" table:style-name="ce9">
            <text:p>80808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8622" table:style-name="ce9">
            <text:p>80808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8642" table:style-name="ce9">
            <text:p>80808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9192" table:style-name="ce9">
            <text:p>80809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09312" table:style-name="ce9">
            <text:p>80809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10002" table:style-name="ce9">
            <text:p>80810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10312" table:style-name="ce9">
            <text:p>80810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10432" table:style-name="ce9">
            <text:p>80810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10462" table:style-name="ce9">
            <text:p>808104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10662" table:style-name="ce9">
            <text:p>808106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10922" table:style-name="ce9">
            <text:p>808109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10942" table:style-name="ce9">
            <text:p>808109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11192" table:style-name="ce9">
            <text:p>80811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11602" table:style-name="ce9">
            <text:p>808116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11972" table:style-name="ce9">
            <text:p>80811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12612" table:style-name="ce9">
            <text:p>80812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12792" table:style-name="ce9">
            <text:p>80812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13192" table:style-name="ce9">
            <text:p>80813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13272" table:style-name="ce9">
            <text:p>808132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13452" table:style-name="ce9">
            <text:p>808134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13692" table:style-name="ce9">
            <text:p>808136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14432" table:style-name="ce9">
            <text:p>808144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16652" table:style-name="ce9">
            <text:p>80816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16802" table:style-name="ce9">
            <text:p>80816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16842" table:style-name="ce9">
            <text:p>80816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16952" table:style-name="ce9">
            <text:p>80816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17062" table:style-name="ce9">
            <text:p>80817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17142" table:style-name="ce9">
            <text:p>80817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17202" table:style-name="ce9">
            <text:p>80817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17262" table:style-name="ce9">
            <text:p>80817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17602" table:style-name="ce9">
            <text:p>80817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19502" table:style-name="ce9">
            <text:p>80819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19622" table:style-name="ce9">
            <text:p>80819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20852" table:style-name="ce9">
            <text:p>808208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21082" table:style-name="ce9">
            <text:p>80821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21252" table:style-name="ce9">
            <text:p>80821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21372" table:style-name="ce9">
            <text:p>80821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21392" table:style-name="ce9">
            <text:p>80821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21562" table:style-name="ce9">
            <text:p>80821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21612" table:style-name="ce9">
            <text:p>80821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21632" table:style-name="ce9">
            <text:p>808216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21772" table:style-name="ce9">
            <text:p>80821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22432" table:style-name="ce9">
            <text:p>808224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22762" table:style-name="ce9">
            <text:p>80822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23352" table:style-name="ce9">
            <text:p>80823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23502" table:style-name="ce9">
            <text:p>80823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23622" table:style-name="ce9">
            <text:p>80823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24542" table:style-name="ce9">
            <text:p>80824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24872" table:style-name="ce9">
            <text:p>80824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25012" table:style-name="ce9">
            <text:p>808250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25112" table:style-name="ce9">
            <text:p>80825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25162" table:style-name="ce9">
            <text:p>808251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25832" table:style-name="ce9">
            <text:p>80825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26672" table:style-name="ce9">
            <text:p>80826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27302" table:style-name="ce9">
            <text:p>80827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27432" table:style-name="ce9">
            <text:p>80827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29082" table:style-name="ce9">
            <text:p>80829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29442" table:style-name="ce9">
            <text:p>80829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29532" table:style-name="ce9">
            <text:p>80829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29932" table:style-name="ce9">
            <text:p>80829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0012" table:style-name="ce9">
            <text:p>808300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0162" table:style-name="ce9">
            <text:p>80830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0182" table:style-name="ce9">
            <text:p>808301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0242" table:style-name="ce9">
            <text:p>808302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0252" table:style-name="ce9">
            <text:p>80830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0292" table:style-name="ce9">
            <text:p>808302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0932" table:style-name="ce9">
            <text:p>80830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1962" table:style-name="ce9">
            <text:p>80831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2802" table:style-name="ce9">
            <text:p>808328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2902" table:style-name="ce9">
            <text:p>80832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3102" table:style-name="ce9">
            <text:p>808331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3612" table:style-name="ce9">
            <text:p>80833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4202" table:style-name="ce9">
            <text:p>80834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4382" table:style-name="ce9">
            <text:p>80834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4692" table:style-name="ce9">
            <text:p>808346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4912" table:style-name="ce9">
            <text:p>808349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5032" table:style-name="ce9">
            <text:p>80835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5142" table:style-name="ce9">
            <text:p>80835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5522" table:style-name="ce9">
            <text:p>80835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5602" table:style-name="ce9">
            <text:p>808356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6082" table:style-name="ce9">
            <text:p>80836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6162" table:style-name="ce9">
            <text:p>80836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6852" table:style-name="ce9">
            <text:p>80836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7222" table:style-name="ce9">
            <text:p>808372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7482" table:style-name="ce9">
            <text:p>80837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7722" table:style-name="ce9">
            <text:p>80837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8022" table:style-name="ce9">
            <text:p>80838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8052" table:style-name="ce9">
            <text:p>80838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8132" table:style-name="ce9">
            <text:p>808381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8642" table:style-name="ce9">
            <text:p>80838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8972" table:style-name="ce9">
            <text:p>80838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9242" table:style-name="ce9">
            <text:p>80839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39792" table:style-name="ce9">
            <text:p>80839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1052" table:style-name="ce9">
            <text:p>80841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1672" table:style-name="ce9">
            <text:p>80841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1802" table:style-name="ce9">
            <text:p>80841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3822" table:style-name="ce9">
            <text:p>80843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4112" table:style-name="ce9">
            <text:p>80844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4142" table:style-name="ce9">
            <text:p>80844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4272" table:style-name="ce9">
            <text:p>808442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4822" table:style-name="ce9">
            <text:p>80844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4842" table:style-name="ce9">
            <text:p>808448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4932" table:style-name="ce9">
            <text:p>80844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4972" table:style-name="ce9">
            <text:p>808449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5032" table:style-name="ce9">
            <text:p>80845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5072" table:style-name="ce9">
            <text:p>80845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5272" table:style-name="ce9">
            <text:p>808452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5362" table:style-name="ce9">
            <text:p>80845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5522" table:style-name="ce9">
            <text:p>80845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5792" table:style-name="ce9">
            <text:p>80845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5932" table:style-name="ce9">
            <text:p>80845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5972" table:style-name="ce9">
            <text:p>80845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5982" table:style-name="ce9">
            <text:p>80845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6022" table:style-name="ce9">
            <text:p>80846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6052" table:style-name="ce9">
            <text:p>808460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6082" table:style-name="ce9">
            <text:p>80846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6142" table:style-name="ce9">
            <text:p>808461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6192" table:style-name="ce9">
            <text:p>80846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6372" table:style-name="ce9">
            <text:p>80846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6452" table:style-name="ce9">
            <text:p>80846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6592" table:style-name="ce9">
            <text:p>80846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6672" table:style-name="ce9">
            <text:p>808466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6702" table:style-name="ce9">
            <text:p>808467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7042" table:style-name="ce9">
            <text:p>808470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7072" table:style-name="ce9">
            <text:p>808470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7102" table:style-name="ce9">
            <text:p>808471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7122" table:style-name="ce9">
            <text:p>808471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7732" table:style-name="ce9">
            <text:p>80847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7882" table:style-name="ce9">
            <text:p>808478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8002" table:style-name="ce9">
            <text:p>808480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8032" table:style-name="ce9">
            <text:p>808480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8392" table:style-name="ce9">
            <text:p>80848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8492" table:style-name="ce9">
            <text:p>80848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8502" table:style-name="ce9">
            <text:p>808485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8512" table:style-name="ce9">
            <text:p>80848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8762" table:style-name="ce9">
            <text:p>80848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9102" table:style-name="ce9">
            <text:p>80849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9152" table:style-name="ce9">
            <text:p>80849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9242" table:style-name="ce9">
            <text:p>808492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9312" table:style-name="ce9">
            <text:p>808493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9792" table:style-name="ce9">
            <text:p>808497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9862" table:style-name="ce9">
            <text:p>80849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49952" table:style-name="ce9">
            <text:p>808499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0142" table:style-name="ce9">
            <text:p>80850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0182" table:style-name="ce9">
            <text:p>80850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0242" table:style-name="ce9">
            <text:p>808502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0592" table:style-name="ce9">
            <text:p>808505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0832" table:style-name="ce9">
            <text:p>808508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0912" table:style-name="ce9">
            <text:p>808509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0942" table:style-name="ce9">
            <text:p>808509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0972" table:style-name="ce9">
            <text:p>808509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1112" table:style-name="ce9">
            <text:p>808511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1132" table:style-name="ce9">
            <text:p>80851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1192" table:style-name="ce9">
            <text:p>80851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1322" table:style-name="ce9">
            <text:p>80851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1402" table:style-name="ce9">
            <text:p>80851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1502" table:style-name="ce9">
            <text:p>80851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1522" table:style-name="ce9">
            <text:p>808515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1572" table:style-name="ce9">
            <text:p>80851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1582" table:style-name="ce9">
            <text:p>808515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1592" table:style-name="ce9">
            <text:p>80851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1852" table:style-name="ce9">
            <text:p>808518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1992" table:style-name="ce9">
            <text:p>80851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2582" table:style-name="ce9">
            <text:p>80852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2702" table:style-name="ce9">
            <text:p>808527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2762" table:style-name="ce9">
            <text:p>80852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2852" table:style-name="ce9">
            <text:p>80852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2972" table:style-name="ce9">
            <text:p>808529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3272" table:style-name="ce9">
            <text:p>80853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3612" table:style-name="ce9">
            <text:p>808536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3862" table:style-name="ce9">
            <text:p>808538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4402" table:style-name="ce9">
            <text:p>808544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4482" table:style-name="ce9">
            <text:p>808544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5342" table:style-name="ce9">
            <text:p>80855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5992" table:style-name="ce9">
            <text:p>808559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6062" table:style-name="ce9">
            <text:p>80856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6322" table:style-name="ce9">
            <text:p>808563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7362" table:style-name="ce9">
            <text:p>808573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59092" table:style-name="ce9">
            <text:p>80859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60082" table:style-name="ce9">
            <text:p>808600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60142" table:style-name="ce9">
            <text:p>80860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60232" table:style-name="ce9">
            <text:p>80860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60532" table:style-name="ce9">
            <text:p>80860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61792" table:style-name="ce9">
            <text:p>80861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62102" table:style-name="ce9">
            <text:p>808621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62522" table:style-name="ce9">
            <text:p>808625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63242" table:style-name="ce9">
            <text:p>80863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63602" table:style-name="ce9">
            <text:p>808636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64332" table:style-name="ce9">
            <text:p>80864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64342" table:style-name="ce9">
            <text:p>808643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65792" table:style-name="ce9">
            <text:p>808657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66002" table:style-name="ce9">
            <text:p>80866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66242" table:style-name="ce9">
            <text:p>80866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66262" table:style-name="ce9">
            <text:p>80866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66292" table:style-name="ce9">
            <text:p>80866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66802" table:style-name="ce9">
            <text:p>808668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67032" table:style-name="ce9">
            <text:p>80867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67292" table:style-name="ce9">
            <text:p>80867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68172" table:style-name="ce9">
            <text:p>808681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69002" table:style-name="ce9">
            <text:p>80869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69052" table:style-name="ce9">
            <text:p>80869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69422" table:style-name="ce9">
            <text:p>80869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69442" table:style-name="ce9">
            <text:p>808694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69702" table:style-name="ce9">
            <text:p>80869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69802" table:style-name="ce9">
            <text:p>80869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69862" table:style-name="ce9">
            <text:p>808698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69882" table:style-name="ce9">
            <text:p>808698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69972" table:style-name="ce9">
            <text:p>808699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0112" table:style-name="ce9">
            <text:p>808701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0262" table:style-name="ce9">
            <text:p>80870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0332" table:style-name="ce9">
            <text:p>808703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0472" table:style-name="ce9">
            <text:p>808704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0502" table:style-name="ce9">
            <text:p>808705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0522" table:style-name="ce9">
            <text:p>80870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0612" table:style-name="ce9">
            <text:p>808706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0622" table:style-name="ce9">
            <text:p>80870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0782" table:style-name="ce9">
            <text:p>80870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0882" table:style-name="ce9">
            <text:p>80870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1002" table:style-name="ce9">
            <text:p>80871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1132" table:style-name="ce9">
            <text:p>80871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1162" table:style-name="ce9">
            <text:p>80871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1182" table:style-name="ce9">
            <text:p>80871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1212" table:style-name="ce9">
            <text:p>80871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1292" table:style-name="ce9">
            <text:p>80871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1312" table:style-name="ce9">
            <text:p>80871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1352" table:style-name="ce9">
            <text:p>808713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1392" table:style-name="ce9">
            <text:p>80871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1612" table:style-name="ce9">
            <text:p>808716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1632" table:style-name="ce9">
            <text:p>80871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1752" table:style-name="ce9">
            <text:p>808717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1792" table:style-name="ce9">
            <text:p>80871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2142" table:style-name="ce9">
            <text:p>80872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2222" table:style-name="ce9">
            <text:p>808722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2292" table:style-name="ce9">
            <text:p>808722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2302" table:style-name="ce9">
            <text:p>80872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2462" table:style-name="ce9">
            <text:p>80872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2482" table:style-name="ce9">
            <text:p>808724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2522" table:style-name="ce9">
            <text:p>808725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2542" table:style-name="ce9">
            <text:p>80872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2572" table:style-name="ce9">
            <text:p>808725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2712" table:style-name="ce9">
            <text:p>80872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2752" table:style-name="ce9">
            <text:p>80872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2882" table:style-name="ce9">
            <text:p>80872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2952" table:style-name="ce9">
            <text:p>808729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3232" table:style-name="ce9">
            <text:p>80873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3292" table:style-name="ce9">
            <text:p>808732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3332" table:style-name="ce9">
            <text:p>80873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3472" table:style-name="ce9">
            <text:p>80873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3482" table:style-name="ce9">
            <text:p>808734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3922" table:style-name="ce9">
            <text:p>80873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4032" table:style-name="ce9">
            <text:p>808740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4072" table:style-name="ce9">
            <text:p>80874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4352" table:style-name="ce9">
            <text:p>80874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4422" table:style-name="ce9">
            <text:p>80874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4602" table:style-name="ce9">
            <text:p>808746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4702" table:style-name="ce9">
            <text:p>808747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4722" table:style-name="ce9">
            <text:p>80874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4752" table:style-name="ce9">
            <text:p>80874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4882" table:style-name="ce9">
            <text:p>80874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5222" table:style-name="ce9">
            <text:p>80875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5592" table:style-name="ce9">
            <text:p>80875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5612" table:style-name="ce9">
            <text:p>80875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5812" table:style-name="ce9">
            <text:p>808758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5922" table:style-name="ce9">
            <text:p>80875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5982" table:style-name="ce9">
            <text:p>808759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6062" table:style-name="ce9">
            <text:p>80876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6122" table:style-name="ce9">
            <text:p>80876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6182" table:style-name="ce9">
            <text:p>80876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6322" table:style-name="ce9">
            <text:p>80876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6332" table:style-name="ce9">
            <text:p>808763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6352" table:style-name="ce9">
            <text:p>808763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6772" table:style-name="ce9">
            <text:p>80876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7022" table:style-name="ce9">
            <text:p>808770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7042" table:style-name="ce9">
            <text:p>80877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7052" table:style-name="ce9">
            <text:p>80877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7092" table:style-name="ce9">
            <text:p>80877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7172" table:style-name="ce9">
            <text:p>80877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7192" table:style-name="ce9">
            <text:p>80877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7202" table:style-name="ce9">
            <text:p>80877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7232" table:style-name="ce9">
            <text:p>80877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7302" table:style-name="ce9">
            <text:p>80877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7582" table:style-name="ce9">
            <text:p>80877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7642" table:style-name="ce9">
            <text:p>80877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7732" table:style-name="ce9">
            <text:p>80877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7852" table:style-name="ce9">
            <text:p>80877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8122" table:style-name="ce9">
            <text:p>808781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8222" table:style-name="ce9">
            <text:p>80878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8532" table:style-name="ce9">
            <text:p>80878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8692" table:style-name="ce9">
            <text:p>80878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8782" table:style-name="ce9">
            <text:p>80878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8862" table:style-name="ce9">
            <text:p>808788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9172" table:style-name="ce9">
            <text:p>80879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9322" table:style-name="ce9">
            <text:p>80879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9382" table:style-name="ce9">
            <text:p>80879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9412" table:style-name="ce9">
            <text:p>80879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9492" table:style-name="ce9">
            <text:p>808794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9552" table:style-name="ce9">
            <text:p>808795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9902" table:style-name="ce9">
            <text:p>80879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79922" table:style-name="ce9">
            <text:p>808799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80052" table:style-name="ce9">
            <text:p>808800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80382" table:style-name="ce9">
            <text:p>80880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80462" table:style-name="ce9">
            <text:p>808804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80782" table:style-name="ce9">
            <text:p>80880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80832" table:style-name="ce9">
            <text:p>80880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81272" table:style-name="ce9">
            <text:p>80881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81462" table:style-name="ce9">
            <text:p>80881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81562" table:style-name="ce9">
            <text:p>80881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81792" table:style-name="ce9">
            <text:p>808817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81842" table:style-name="ce9">
            <text:p>80881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83022" table:style-name="ce9">
            <text:p>808830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83282" table:style-name="ce9">
            <text:p>80883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83682" table:style-name="ce9">
            <text:p>80883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83722" table:style-name="ce9">
            <text:p>80883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83952" table:style-name="ce9">
            <text:p>80883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84062" table:style-name="ce9">
            <text:p>80884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85372" table:style-name="ce9">
            <text:p>80885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85492" table:style-name="ce9">
            <text:p>80885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85552" table:style-name="ce9">
            <text:p>808855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86572" table:style-name="ce9">
            <text:p>80886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87012" table:style-name="ce9">
            <text:p>808870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87622" table:style-name="ce9">
            <text:p>808876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87912" table:style-name="ce9">
            <text:p>80887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89122" table:style-name="ce9">
            <text:p>808891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89462" table:style-name="ce9">
            <text:p>808894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89522" table:style-name="ce9">
            <text:p>80889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89802" table:style-name="ce9">
            <text:p>80889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89812" table:style-name="ce9">
            <text:p>80889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89902" table:style-name="ce9">
            <text:p>80889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89962" table:style-name="ce9">
            <text:p>80889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0082" table:style-name="ce9">
            <text:p>80890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0122" table:style-name="ce9">
            <text:p>80890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0202" table:style-name="ce9">
            <text:p>808902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0222" table:style-name="ce9">
            <text:p>80890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0322" table:style-name="ce9">
            <text:p>80890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0352" table:style-name="ce9">
            <text:p>80890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0362" table:style-name="ce9">
            <text:p>808903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0622" table:style-name="ce9">
            <text:p>808906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0712" table:style-name="ce9">
            <text:p>808907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0742" table:style-name="ce9">
            <text:p>808907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0762" table:style-name="ce9">
            <text:p>80890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1162" table:style-name="ce9">
            <text:p>80891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1342" table:style-name="ce9">
            <text:p>80891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1532" table:style-name="ce9">
            <text:p>80891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1562" table:style-name="ce9">
            <text:p>80891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1592" table:style-name="ce9">
            <text:p>80891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1752" table:style-name="ce9">
            <text:p>808917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1992" table:style-name="ce9">
            <text:p>80891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2052" table:style-name="ce9">
            <text:p>80892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2112" table:style-name="ce9">
            <text:p>80892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2232" table:style-name="ce9">
            <text:p>808922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2542" table:style-name="ce9">
            <text:p>80892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2922" table:style-name="ce9">
            <text:p>80892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3022" table:style-name="ce9">
            <text:p>808930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3102" table:style-name="ce9">
            <text:p>808931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3382" table:style-name="ce9">
            <text:p>80893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3702" table:style-name="ce9">
            <text:p>80893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3882" table:style-name="ce9">
            <text:p>808938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4122" table:style-name="ce9">
            <text:p>808941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4462" table:style-name="ce9">
            <text:p>80894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5182" table:style-name="ce9">
            <text:p>80895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5192" table:style-name="ce9">
            <text:p>80895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5232" table:style-name="ce9">
            <text:p>808952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5542" table:style-name="ce9">
            <text:p>80895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5572" table:style-name="ce9">
            <text:p>80895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5692" table:style-name="ce9">
            <text:p>80895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5802" table:style-name="ce9">
            <text:p>80895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5862" table:style-name="ce9">
            <text:p>808958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6052" table:style-name="ce9">
            <text:p>80896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6132" table:style-name="ce9">
            <text:p>80896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6532" table:style-name="ce9">
            <text:p>80896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6602" table:style-name="ce9">
            <text:p>808966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6772" table:style-name="ce9">
            <text:p>80896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6992" table:style-name="ce9">
            <text:p>808969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7102" table:style-name="ce9">
            <text:p>80897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7162" table:style-name="ce9">
            <text:p>808971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7362" table:style-name="ce9">
            <text:p>808973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8012" table:style-name="ce9">
            <text:p>80898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8152" table:style-name="ce9">
            <text:p>80898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8362" table:style-name="ce9">
            <text:p>80898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8432" table:style-name="ce9">
            <text:p>80898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8562" table:style-name="ce9">
            <text:p>808985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898952" table:style-name="ce9">
            <text:p>80898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00062" table:style-name="ce9">
            <text:p>809000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00302" table:style-name="ce9">
            <text:p>80900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01812" table:style-name="ce9">
            <text:p>80901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02062" table:style-name="ce9">
            <text:p>80902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03322" table:style-name="ce9">
            <text:p>80903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03582" table:style-name="ce9">
            <text:p>80903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04312" table:style-name="ce9">
            <text:p>80904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05222" table:style-name="ce9">
            <text:p>80905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05552" table:style-name="ce9">
            <text:p>80905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05782" table:style-name="ce9">
            <text:p>809057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06152" table:style-name="ce9">
            <text:p>80906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06262" table:style-name="ce9">
            <text:p>80906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07072" table:style-name="ce9">
            <text:p>80907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07132" table:style-name="ce9">
            <text:p>80907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07442" table:style-name="ce9">
            <text:p>80907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07872" table:style-name="ce9">
            <text:p>80907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08472" table:style-name="ce9">
            <text:p>80908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09652" table:style-name="ce9">
            <text:p>80909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0322" table:style-name="ce9">
            <text:p>80910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0792" table:style-name="ce9">
            <text:p>80910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0892" table:style-name="ce9">
            <text:p>80910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0982" table:style-name="ce9">
            <text:p>809109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0992" table:style-name="ce9">
            <text:p>809109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1032" table:style-name="ce9">
            <text:p>809110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1092" table:style-name="ce9">
            <text:p>809110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1282" table:style-name="ce9">
            <text:p>80911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1322" table:style-name="ce9">
            <text:p>80911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1402" table:style-name="ce9">
            <text:p>80911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1422" table:style-name="ce9">
            <text:p>809114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1562" table:style-name="ce9">
            <text:p>80911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1612" table:style-name="ce9">
            <text:p>809116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1722" table:style-name="ce9">
            <text:p>80911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1762" table:style-name="ce9">
            <text:p>80911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1812" table:style-name="ce9">
            <text:p>80911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1872" table:style-name="ce9">
            <text:p>809118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1972" table:style-name="ce9">
            <text:p>80911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2402" table:style-name="ce9">
            <text:p>80912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2412" table:style-name="ce9">
            <text:p>809124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2452" table:style-name="ce9">
            <text:p>80912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2462" table:style-name="ce9">
            <text:p>809124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2722" table:style-name="ce9">
            <text:p>80912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2792" table:style-name="ce9">
            <text:p>80912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2822" table:style-name="ce9">
            <text:p>809128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2862" table:style-name="ce9">
            <text:p>80912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2982" table:style-name="ce9">
            <text:p>80912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3112" table:style-name="ce9">
            <text:p>80913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3152" table:style-name="ce9">
            <text:p>80913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3342" table:style-name="ce9">
            <text:p>80913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3362" table:style-name="ce9">
            <text:p>80913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3382" table:style-name="ce9">
            <text:p>80913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3412" table:style-name="ce9">
            <text:p>809134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3432" table:style-name="ce9">
            <text:p>80913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3542" table:style-name="ce9">
            <text:p>80913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3812" table:style-name="ce9">
            <text:p>80913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4212" table:style-name="ce9">
            <text:p>80914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4322" table:style-name="ce9">
            <text:p>809143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4932" table:style-name="ce9">
            <text:p>80914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5262" table:style-name="ce9">
            <text:p>80915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5332" table:style-name="ce9">
            <text:p>80915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6102" table:style-name="ce9">
            <text:p>80916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6382" table:style-name="ce9">
            <text:p>809163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6412" table:style-name="ce9">
            <text:p>80916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6452" table:style-name="ce9">
            <text:p>809164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6552" table:style-name="ce9">
            <text:p>80916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6632" table:style-name="ce9">
            <text:p>80916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6772" table:style-name="ce9">
            <text:p>809167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6852" table:style-name="ce9">
            <text:p>80916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6942" table:style-name="ce9">
            <text:p>80916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7302" table:style-name="ce9">
            <text:p>809173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7392" table:style-name="ce9">
            <text:p>80917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7462" table:style-name="ce9">
            <text:p>80917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7472" table:style-name="ce9">
            <text:p>80917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8182" table:style-name="ce9">
            <text:p>80918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8262" table:style-name="ce9">
            <text:p>80918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8542" table:style-name="ce9">
            <text:p>809185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8982" table:style-name="ce9">
            <text:p>80918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9092" table:style-name="ce9">
            <text:p>80919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9262" table:style-name="ce9">
            <text:p>80919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9442" table:style-name="ce9">
            <text:p>80919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9712" table:style-name="ce9">
            <text:p>80919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9812" table:style-name="ce9">
            <text:p>80919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19882" table:style-name="ce9">
            <text:p>809198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0222" table:style-name="ce9">
            <text:p>80920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0342" table:style-name="ce9">
            <text:p>809203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1242" table:style-name="ce9">
            <text:p>80921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1292" table:style-name="ce9">
            <text:p>809212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1532" table:style-name="ce9">
            <text:p>80921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1872" table:style-name="ce9">
            <text:p>80921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3062" table:style-name="ce9">
            <text:p>80923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3192" table:style-name="ce9">
            <text:p>80923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3272" table:style-name="ce9">
            <text:p>809232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3282" table:style-name="ce9">
            <text:p>80923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3392" table:style-name="ce9">
            <text:p>80923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3482" table:style-name="ce9">
            <text:p>80923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3492" table:style-name="ce9">
            <text:p>80923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3692" table:style-name="ce9">
            <text:p>80923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4942" table:style-name="ce9">
            <text:p>80924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5142" table:style-name="ce9">
            <text:p>80925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5392" table:style-name="ce9">
            <text:p>80925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6022" table:style-name="ce9">
            <text:p>80926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6272" table:style-name="ce9">
            <text:p>80926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7272" table:style-name="ce9">
            <text:p>80927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8802" table:style-name="ce9">
            <text:p>80928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8872" table:style-name="ce9">
            <text:p>809288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9332" table:style-name="ce9">
            <text:p>80929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9382" table:style-name="ce9">
            <text:p>80929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9422" table:style-name="ce9">
            <text:p>80929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9492" table:style-name="ce9">
            <text:p>80929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9592" table:style-name="ce9">
            <text:p>80929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9612" table:style-name="ce9">
            <text:p>80929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9732" table:style-name="ce9">
            <text:p>80929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9802" table:style-name="ce9">
            <text:p>80929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9852" table:style-name="ce9">
            <text:p>80929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9942" table:style-name="ce9">
            <text:p>80929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29962" table:style-name="ce9">
            <text:p>809299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0042" table:style-name="ce9">
            <text:p>80930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0072" table:style-name="ce9">
            <text:p>80930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0452" table:style-name="ce9">
            <text:p>809304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0562" table:style-name="ce9">
            <text:p>80930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0582" table:style-name="ce9">
            <text:p>80930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0602" table:style-name="ce9">
            <text:p>80930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0762" table:style-name="ce9">
            <text:p>80930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0772" table:style-name="ce9">
            <text:p>80930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0902" table:style-name="ce9">
            <text:p>809309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0942" table:style-name="ce9">
            <text:p>80930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1112" table:style-name="ce9">
            <text:p>809311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1342" table:style-name="ce9">
            <text:p>80931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1462" table:style-name="ce9">
            <text:p>80931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1542" table:style-name="ce9">
            <text:p>80931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1912" table:style-name="ce9">
            <text:p>80931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2342" table:style-name="ce9">
            <text:p>809323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2362" table:style-name="ce9">
            <text:p>809323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2482" table:style-name="ce9">
            <text:p>809324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2602" table:style-name="ce9">
            <text:p>809326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2922" table:style-name="ce9">
            <text:p>809329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3122" table:style-name="ce9">
            <text:p>80933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3582" table:style-name="ce9">
            <text:p>809335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3852" table:style-name="ce9">
            <text:p>80933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4102" table:style-name="ce9">
            <text:p>809341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4162" table:style-name="ce9">
            <text:p>80934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4322" table:style-name="ce9">
            <text:p>809343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4412" table:style-name="ce9">
            <text:p>80934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4462" table:style-name="ce9">
            <text:p>809344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4632" table:style-name="ce9">
            <text:p>80934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4852" table:style-name="ce9">
            <text:p>80934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4982" table:style-name="ce9">
            <text:p>80934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5002" table:style-name="ce9">
            <text:p>80935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5052" table:style-name="ce9">
            <text:p>80935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5152" table:style-name="ce9">
            <text:p>80935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5182" table:style-name="ce9">
            <text:p>80935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5292" table:style-name="ce9">
            <text:p>80935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5452" table:style-name="ce9">
            <text:p>80935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5572" table:style-name="ce9">
            <text:p>809355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5802" table:style-name="ce9">
            <text:p>80935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5882" table:style-name="ce9">
            <text:p>80935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6882" table:style-name="ce9">
            <text:p>80936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6892" table:style-name="ce9">
            <text:p>80936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6952" table:style-name="ce9">
            <text:p>80936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7192" table:style-name="ce9">
            <text:p>80937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7782" table:style-name="ce9">
            <text:p>80937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7972" table:style-name="ce9">
            <text:p>80937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8922" table:style-name="ce9">
            <text:p>80938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9162" table:style-name="ce9">
            <text:p>809391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9192" table:style-name="ce9">
            <text:p>80939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9412" table:style-name="ce9">
            <text:p>80939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39812" table:style-name="ce9">
            <text:p>80939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0102" table:style-name="ce9">
            <text:p>80940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0392" table:style-name="ce9">
            <text:p>80940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0892" table:style-name="ce9">
            <text:p>80940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1152" table:style-name="ce9">
            <text:p>80941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1702" table:style-name="ce9">
            <text:p>80941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3472" table:style-name="ce9">
            <text:p>80943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3642" table:style-name="ce9">
            <text:p>80943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3832" table:style-name="ce9">
            <text:p>80943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4672" table:style-name="ce9">
            <text:p>809446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4812" table:style-name="ce9">
            <text:p>80944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4822" table:style-name="ce9">
            <text:p>80944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4852" table:style-name="ce9">
            <text:p>809448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4892" table:style-name="ce9">
            <text:p>809448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4922" table:style-name="ce9">
            <text:p>80944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5082" table:style-name="ce9">
            <text:p>80945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5102" table:style-name="ce9">
            <text:p>80945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5212" table:style-name="ce9">
            <text:p>809452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5292" table:style-name="ce9">
            <text:p>80945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5322" table:style-name="ce9">
            <text:p>80945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5372" table:style-name="ce9">
            <text:p>809453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5402" table:style-name="ce9">
            <text:p>80945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5452" table:style-name="ce9">
            <text:p>809454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5522" table:style-name="ce9">
            <text:p>80945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5562" table:style-name="ce9">
            <text:p>809455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5572" table:style-name="ce9">
            <text:p>80945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5582" table:style-name="ce9">
            <text:p>80945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5632" table:style-name="ce9">
            <text:p>80945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5642" table:style-name="ce9">
            <text:p>80945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5682" table:style-name="ce9">
            <text:p>809456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5742" table:style-name="ce9">
            <text:p>809457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5822" table:style-name="ce9">
            <text:p>80945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5862" table:style-name="ce9">
            <text:p>80945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5932" table:style-name="ce9">
            <text:p>80945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5982" table:style-name="ce9">
            <text:p>809459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6062" table:style-name="ce9">
            <text:p>809460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6272" table:style-name="ce9">
            <text:p>80946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6512" table:style-name="ce9">
            <text:p>809465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6532" table:style-name="ce9">
            <text:p>80946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6572" table:style-name="ce9">
            <text:p>809465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6692" table:style-name="ce9">
            <text:p>80946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6742" table:style-name="ce9">
            <text:p>809467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6822" table:style-name="ce9">
            <text:p>809468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6882" table:style-name="ce9">
            <text:p>80946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6942" table:style-name="ce9">
            <text:p>809469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7092" table:style-name="ce9">
            <text:p>809470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7162" table:style-name="ce9">
            <text:p>80947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7222" table:style-name="ce9">
            <text:p>80947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7372" table:style-name="ce9">
            <text:p>80947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7452" table:style-name="ce9">
            <text:p>80947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7622" table:style-name="ce9">
            <text:p>80947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7732" table:style-name="ce9">
            <text:p>809477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7822" table:style-name="ce9">
            <text:p>80947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7932" table:style-name="ce9">
            <text:p>80947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7942" table:style-name="ce9">
            <text:p>80947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8122" table:style-name="ce9">
            <text:p>80948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8212" table:style-name="ce9">
            <text:p>80948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8432" table:style-name="ce9">
            <text:p>80948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8622" table:style-name="ce9">
            <text:p>80948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8722" table:style-name="ce9">
            <text:p>80948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8792" table:style-name="ce9">
            <text:p>80948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49332" table:style-name="ce9">
            <text:p>80949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50482" table:style-name="ce9">
            <text:p>80950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51312" table:style-name="ce9">
            <text:p>80951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51932" table:style-name="ce9">
            <text:p>809519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52122" table:style-name="ce9">
            <text:p>80952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52342" table:style-name="ce9">
            <text:p>80952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54322" table:style-name="ce9">
            <text:p>80954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54532" table:style-name="ce9">
            <text:p>80954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54762" table:style-name="ce9">
            <text:p>80954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54842" table:style-name="ce9">
            <text:p>80954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54882" table:style-name="ce9">
            <text:p>80954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55432" table:style-name="ce9">
            <text:p>80955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56402" table:style-name="ce9">
            <text:p>80956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56482" table:style-name="ce9">
            <text:p>80956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56802" table:style-name="ce9">
            <text:p>80956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56922" table:style-name="ce9">
            <text:p>80956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58272" table:style-name="ce9">
            <text:p>809582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58422" table:style-name="ce9">
            <text:p>809584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58672" table:style-name="ce9">
            <text:p>80958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58732" table:style-name="ce9">
            <text:p>809587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59842" table:style-name="ce9">
            <text:p>80959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59902" table:style-name="ce9">
            <text:p>80959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0522" table:style-name="ce9">
            <text:p>80960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0782" table:style-name="ce9">
            <text:p>80960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1212" table:style-name="ce9">
            <text:p>80961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1292" table:style-name="ce9">
            <text:p>80961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1552" table:style-name="ce9">
            <text:p>80961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2572" table:style-name="ce9">
            <text:p>80962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2872" table:style-name="ce9">
            <text:p>809628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3262" table:style-name="ce9">
            <text:p>80963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3322" table:style-name="ce9">
            <text:p>80963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3472" table:style-name="ce9">
            <text:p>80963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3602" table:style-name="ce9">
            <text:p>80963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3752" table:style-name="ce9">
            <text:p>809637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4262" table:style-name="ce9">
            <text:p>80964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4932" table:style-name="ce9">
            <text:p>80964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5542" table:style-name="ce9">
            <text:p>80965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7642" table:style-name="ce9">
            <text:p>80967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7722" table:style-name="ce9">
            <text:p>80967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7732" table:style-name="ce9">
            <text:p>80967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7982" table:style-name="ce9">
            <text:p>80967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8022" table:style-name="ce9">
            <text:p>80968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8192" table:style-name="ce9">
            <text:p>80968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8272" table:style-name="ce9">
            <text:p>80968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8322" table:style-name="ce9">
            <text:p>80968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8452" table:style-name="ce9">
            <text:p>80968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8762" table:style-name="ce9">
            <text:p>80968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8782" table:style-name="ce9">
            <text:p>809687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8812" table:style-name="ce9">
            <text:p>809688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8862" table:style-name="ce9">
            <text:p>80968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9062" table:style-name="ce9">
            <text:p>80969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9072" table:style-name="ce9">
            <text:p>80969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9092" table:style-name="ce9">
            <text:p>809690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9232" table:style-name="ce9">
            <text:p>80969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69802" table:style-name="ce9">
            <text:p>80969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0532" table:style-name="ce9">
            <text:p>80970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0632" table:style-name="ce9">
            <text:p>80970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0642" table:style-name="ce9">
            <text:p>80970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0692" table:style-name="ce9">
            <text:p>80970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0702" table:style-name="ce9">
            <text:p>80970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0722" table:style-name="ce9">
            <text:p>80970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0782" table:style-name="ce9">
            <text:p>80970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0812" table:style-name="ce9">
            <text:p>80970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0882" table:style-name="ce9">
            <text:p>80970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0972" table:style-name="ce9">
            <text:p>809709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1042" table:style-name="ce9">
            <text:p>80971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1062" table:style-name="ce9">
            <text:p>80971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1232" table:style-name="ce9">
            <text:p>80971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1302" table:style-name="ce9">
            <text:p>809713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1532" table:style-name="ce9">
            <text:p>80971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1542" table:style-name="ce9">
            <text:p>80971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1592" table:style-name="ce9">
            <text:p>80971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1702" table:style-name="ce9">
            <text:p>80971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1782" table:style-name="ce9">
            <text:p>809717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1932" table:style-name="ce9">
            <text:p>80971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2062" table:style-name="ce9">
            <text:p>80972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2072" table:style-name="ce9">
            <text:p>80972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2262" table:style-name="ce9">
            <text:p>80972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2412" table:style-name="ce9">
            <text:p>80972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2422" table:style-name="ce9">
            <text:p>80972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2442" table:style-name="ce9">
            <text:p>809724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2522" table:style-name="ce9">
            <text:p>809725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2572" table:style-name="ce9">
            <text:p>80972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2902" table:style-name="ce9">
            <text:p>80972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3212" table:style-name="ce9">
            <text:p>809732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3332" table:style-name="ce9">
            <text:p>809733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3342" table:style-name="ce9">
            <text:p>80973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3452" table:style-name="ce9">
            <text:p>809734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3662" table:style-name="ce9">
            <text:p>809736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3842" table:style-name="ce9">
            <text:p>80973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4082" table:style-name="ce9">
            <text:p>809740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4102" table:style-name="ce9">
            <text:p>80974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4672" table:style-name="ce9">
            <text:p>80974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4752" table:style-name="ce9">
            <text:p>80974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4842" table:style-name="ce9">
            <text:p>80974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4862" table:style-name="ce9">
            <text:p>80974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4952" table:style-name="ce9">
            <text:p>809749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5052" table:style-name="ce9">
            <text:p>80975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5101" table:style-name="ce9">
            <text:p>80975101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5102" table:style-name="ce9">
            <text:p>809751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5182" table:style-name="ce9">
            <text:p>80975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5262" table:style-name="ce9">
            <text:p>80975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5272" table:style-name="ce9">
            <text:p>80975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5362" table:style-name="ce9">
            <text:p>80975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5472" table:style-name="ce9">
            <text:p>80975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5602" table:style-name="ce9">
            <text:p>80975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5722" table:style-name="ce9">
            <text:p>80975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5822" table:style-name="ce9">
            <text:p>80975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6302" table:style-name="ce9">
            <text:p>80976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7282" table:style-name="ce9">
            <text:p>80977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7392" table:style-name="ce9">
            <text:p>80977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7872" table:style-name="ce9">
            <text:p>80977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8472" table:style-name="ce9">
            <text:p>80978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8702" table:style-name="ce9">
            <text:p>80978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9062" table:style-name="ce9">
            <text:p>80979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9072" table:style-name="ce9">
            <text:p>80979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9322" table:style-name="ce9">
            <text:p>80979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9392" table:style-name="ce9">
            <text:p>80979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9562" table:style-name="ce9">
            <text:p>80979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9682" table:style-name="ce9">
            <text:p>80979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9762" table:style-name="ce9">
            <text:p>80979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79792" table:style-name="ce9">
            <text:p>80979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0342" table:style-name="ce9">
            <text:p>80980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0622" table:style-name="ce9">
            <text:p>80980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0882" table:style-name="ce9">
            <text:p>80980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1392" table:style-name="ce9">
            <text:p>80981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1742" table:style-name="ce9">
            <text:p>80981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1832" table:style-name="ce9">
            <text:p>80981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2692" table:style-name="ce9">
            <text:p>80982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3012" table:style-name="ce9">
            <text:p>80983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3112" table:style-name="ce9">
            <text:p>80983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3142" table:style-name="ce9">
            <text:p>809831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3232" table:style-name="ce9">
            <text:p>809832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3512" table:style-name="ce9">
            <text:p>80983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3532" table:style-name="ce9">
            <text:p>809835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3732" table:style-name="ce9">
            <text:p>80983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3892" table:style-name="ce9">
            <text:p>80983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4952" table:style-name="ce9">
            <text:p>80984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5592" table:style-name="ce9">
            <text:p>80985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5722" table:style-name="ce9">
            <text:p>80985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5772" table:style-name="ce9">
            <text:p>809857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5892" table:style-name="ce9">
            <text:p>80985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6482" table:style-name="ce9">
            <text:p>80986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6902" table:style-name="ce9">
            <text:p>80986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7212" table:style-name="ce9">
            <text:p>80987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7232" table:style-name="ce9">
            <text:p>80987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7552" table:style-name="ce9">
            <text:p>80987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7562" table:style-name="ce9">
            <text:p>80987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7762" table:style-name="ce9">
            <text:p>80987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7802" table:style-name="ce9">
            <text:p>80987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7832" table:style-name="ce9">
            <text:p>80987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8162" table:style-name="ce9">
            <text:p>80988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8782" table:style-name="ce9">
            <text:p>809887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9472" table:style-name="ce9">
            <text:p>80989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9482" table:style-name="ce9">
            <text:p>80989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9492" table:style-name="ce9">
            <text:p>80989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89952" table:style-name="ce9">
            <text:p>809899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90212" table:style-name="ce9">
            <text:p>80990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90262" table:style-name="ce9">
            <text:p>80990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90642" table:style-name="ce9">
            <text:p>80990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90722" table:style-name="ce9">
            <text:p>80990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91092" table:style-name="ce9">
            <text:p>80991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91362" table:style-name="ce9">
            <text:p>80991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91502" table:style-name="ce9">
            <text:p>809915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92052" table:style-name="ce9">
            <text:p>809920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92102" table:style-name="ce9">
            <text:p>80992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92472" table:style-name="ce9">
            <text:p>80992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92592" table:style-name="ce9">
            <text:p>80992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92632" table:style-name="ce9">
            <text:p>80992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92642" table:style-name="ce9">
            <text:p>809926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92912" table:style-name="ce9">
            <text:p>80992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93252" table:style-name="ce9">
            <text:p>80993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93302" table:style-name="ce9">
            <text:p>809933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93612" table:style-name="ce9">
            <text:p>809936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93672" table:style-name="ce9">
            <text:p>80993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94442" table:style-name="ce9">
            <text:p>80994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95672" table:style-name="ce9">
            <text:p>80995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96962" table:style-name="ce9">
            <text:p>809969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97282" table:style-name="ce9">
            <text:p>80997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97332" table:style-name="ce9">
            <text:p>80997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98332" table:style-name="ce9">
            <text:p>80998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98792" table:style-name="ce9">
            <text:p>809987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99042" table:style-name="ce9">
            <text:p>809990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99172" table:style-name="ce9">
            <text:p>809991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99312" table:style-name="ce9">
            <text:p>809993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99372" table:style-name="ce9">
            <text:p>80999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0999382" table:style-name="ce9">
            <text:p>80999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0252" table:style-name="ce9">
            <text:p>81000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0442" table:style-name="ce9">
            <text:p>81000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0592" table:style-name="ce9">
            <text:p>81000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1142" table:style-name="ce9">
            <text:p>81001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1912" table:style-name="ce9">
            <text:p>81001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1942" table:style-name="ce9">
            <text:p>81001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2062" table:style-name="ce9">
            <text:p>81002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2142" table:style-name="ce9">
            <text:p>81002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2172" table:style-name="ce9">
            <text:p>810021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2272" table:style-name="ce9">
            <text:p>81002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2282" table:style-name="ce9">
            <text:p>81002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2292" table:style-name="ce9">
            <text:p>81002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2312" table:style-name="ce9">
            <text:p>81002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2362" table:style-name="ce9">
            <text:p>810023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2402" table:style-name="ce9">
            <text:p>81002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2482" table:style-name="ce9">
            <text:p>81002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2652" table:style-name="ce9">
            <text:p>81002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2662" table:style-name="ce9">
            <text:p>81002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2712" table:style-name="ce9">
            <text:p>81002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2732" table:style-name="ce9">
            <text:p>81002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2772" table:style-name="ce9">
            <text:p>81002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2842" table:style-name="ce9">
            <text:p>81002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2892" table:style-name="ce9">
            <text:p>81002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2912" table:style-name="ce9">
            <text:p>81002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2992" table:style-name="ce9">
            <text:p>81002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3112" table:style-name="ce9">
            <text:p>810031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3132" table:style-name="ce9">
            <text:p>81003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3212" table:style-name="ce9">
            <text:p>81003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3272" table:style-name="ce9">
            <text:p>810032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3342" table:style-name="ce9">
            <text:p>81003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3462" table:style-name="ce9">
            <text:p>810034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3552" table:style-name="ce9">
            <text:p>81003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3752" table:style-name="ce9">
            <text:p>81003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3822" table:style-name="ce9">
            <text:p>81003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3952" table:style-name="ce9">
            <text:p>810039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3962" table:style-name="ce9">
            <text:p>81003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3982" table:style-name="ce9">
            <text:p>810039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4492" table:style-name="ce9">
            <text:p>81004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4672" table:style-name="ce9">
            <text:p>81004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4712" table:style-name="ce9">
            <text:p>810047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4762" table:style-name="ce9">
            <text:p>81004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4792" table:style-name="ce9">
            <text:p>81004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4932" table:style-name="ce9">
            <text:p>81004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4982" table:style-name="ce9">
            <text:p>81004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5132" table:style-name="ce9">
            <text:p>81005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5162" table:style-name="ce9">
            <text:p>81005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5412" table:style-name="ce9">
            <text:p>81005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5582" table:style-name="ce9">
            <text:p>81005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5642" table:style-name="ce9">
            <text:p>810056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5662" table:style-name="ce9">
            <text:p>81005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5942" table:style-name="ce9">
            <text:p>81005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6512" table:style-name="ce9">
            <text:p>81006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6532" table:style-name="ce9">
            <text:p>810065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6612" table:style-name="ce9">
            <text:p>81006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6632" table:style-name="ce9">
            <text:p>81006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6672" table:style-name="ce9">
            <text:p>81006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7072" table:style-name="ce9">
            <text:p>810070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7092" table:style-name="ce9">
            <text:p>81007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7292" table:style-name="ce9">
            <text:p>810072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7602" table:style-name="ce9">
            <text:p>810076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7612" table:style-name="ce9">
            <text:p>81007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7692" table:style-name="ce9">
            <text:p>810076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7792" table:style-name="ce9">
            <text:p>81007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7882" table:style-name="ce9">
            <text:p>81007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7892" table:style-name="ce9">
            <text:p>81007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7912" table:style-name="ce9">
            <text:p>81007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8162" table:style-name="ce9">
            <text:p>81008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8342" table:style-name="ce9">
            <text:p>81008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8402" table:style-name="ce9">
            <text:p>81008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8412" table:style-name="ce9">
            <text:p>81008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8552" table:style-name="ce9">
            <text:p>81008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8702" table:style-name="ce9">
            <text:p>81008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8722" table:style-name="ce9">
            <text:p>81008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8922" table:style-name="ce9">
            <text:p>81008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8962" table:style-name="ce9">
            <text:p>81008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9502" table:style-name="ce9">
            <text:p>81009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9692" table:style-name="ce9">
            <text:p>81009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09712" table:style-name="ce9">
            <text:p>81009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0072" table:style-name="ce9">
            <text:p>81010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0342" table:style-name="ce9">
            <text:p>810103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0632" table:style-name="ce9">
            <text:p>81010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0872" table:style-name="ce9">
            <text:p>81010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1402" table:style-name="ce9">
            <text:p>81011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1492" table:style-name="ce9">
            <text:p>81011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2092" table:style-name="ce9">
            <text:p>81012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2152" table:style-name="ce9">
            <text:p>81012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2162" table:style-name="ce9">
            <text:p>81012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2212" table:style-name="ce9">
            <text:p>810122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2552" table:style-name="ce9">
            <text:p>81012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2882" table:style-name="ce9">
            <text:p>81012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3162" table:style-name="ce9">
            <text:p>81013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3802" table:style-name="ce9">
            <text:p>81013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3972" table:style-name="ce9">
            <text:p>81013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6232" table:style-name="ce9">
            <text:p>81016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6362" table:style-name="ce9">
            <text:p>81016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6492" table:style-name="ce9">
            <text:p>810164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6902" table:style-name="ce9">
            <text:p>81016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7372" table:style-name="ce9">
            <text:p>81017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7392" table:style-name="ce9">
            <text:p>81017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7492" table:style-name="ce9">
            <text:p>81017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7522" table:style-name="ce9">
            <text:p>81017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7552" table:style-name="ce9">
            <text:p>81017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7632" table:style-name="ce9">
            <text:p>81017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7662" table:style-name="ce9">
            <text:p>810176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7672" table:style-name="ce9">
            <text:p>81017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7712" table:style-name="ce9">
            <text:p>810177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7822" table:style-name="ce9">
            <text:p>81017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7852" table:style-name="ce9">
            <text:p>81017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7982" table:style-name="ce9">
            <text:p>81017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8092" table:style-name="ce9">
            <text:p>81018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8102" table:style-name="ce9">
            <text:p>81018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8112" table:style-name="ce9">
            <text:p>81018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8122" table:style-name="ce9">
            <text:p>81018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8142" table:style-name="ce9">
            <text:p>810181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8212" table:style-name="ce9">
            <text:p>81018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8342" table:style-name="ce9">
            <text:p>81018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8392" table:style-name="ce9">
            <text:p>81018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8472" table:style-name="ce9">
            <text:p>81018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8502" table:style-name="ce9">
            <text:p>81018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8522" table:style-name="ce9">
            <text:p>81018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8572" table:style-name="ce9">
            <text:p>81018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8592" table:style-name="ce9">
            <text:p>81018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8602" table:style-name="ce9">
            <text:p>81018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8642" table:style-name="ce9">
            <text:p>810186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8712" table:style-name="ce9">
            <text:p>81018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8752" table:style-name="ce9">
            <text:p>81018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8782" table:style-name="ce9">
            <text:p>81018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8982" table:style-name="ce9">
            <text:p>81018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9072" table:style-name="ce9">
            <text:p>81019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9092" table:style-name="ce9">
            <text:p>81019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9112" table:style-name="ce9">
            <text:p>81019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9122" table:style-name="ce9">
            <text:p>81019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9192" table:style-name="ce9">
            <text:p>810191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9202" table:style-name="ce9">
            <text:p>810192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9302" table:style-name="ce9">
            <text:p>81019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9322" table:style-name="ce9">
            <text:p>81019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9352" table:style-name="ce9">
            <text:p>810193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9412" table:style-name="ce9">
            <text:p>81019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9492" table:style-name="ce9">
            <text:p>81019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9502" table:style-name="ce9">
            <text:p>81019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9522" table:style-name="ce9">
            <text:p>81019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9532" table:style-name="ce9">
            <text:p>81019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9552" table:style-name="ce9">
            <text:p>810195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9632" table:style-name="ce9">
            <text:p>81019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9642" table:style-name="ce9">
            <text:p>81019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9672" table:style-name="ce9">
            <text:p>81019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9772" table:style-name="ce9">
            <text:p>81019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9842" table:style-name="ce9">
            <text:p>81019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9862" table:style-name="ce9">
            <text:p>810198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9902" table:style-name="ce9">
            <text:p>81019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19992" table:style-name="ce9">
            <text:p>81019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0032" table:style-name="ce9">
            <text:p>810200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0062" table:style-name="ce9">
            <text:p>810200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0282" table:style-name="ce9">
            <text:p>81020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0382" table:style-name="ce9">
            <text:p>81020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0422" table:style-name="ce9">
            <text:p>81020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0522" table:style-name="ce9">
            <text:p>81020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0562" table:style-name="ce9">
            <text:p>81020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0722" table:style-name="ce9">
            <text:p>810207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0742" table:style-name="ce9">
            <text:p>810207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0882" table:style-name="ce9">
            <text:p>81020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0962" table:style-name="ce9">
            <text:p>81020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1182" table:style-name="ce9">
            <text:p>810211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1352" table:style-name="ce9">
            <text:p>81021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1482" table:style-name="ce9">
            <text:p>81021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1522" table:style-name="ce9">
            <text:p>81021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1582" table:style-name="ce9">
            <text:p>81021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1682" table:style-name="ce9">
            <text:p>81021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1732" table:style-name="ce9">
            <text:p>81021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1752" table:style-name="ce9">
            <text:p>810217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1822" table:style-name="ce9">
            <text:p>81021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1832" table:style-name="ce9">
            <text:p>81021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1892" table:style-name="ce9">
            <text:p>81021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1932" table:style-name="ce9">
            <text:p>81021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1962" table:style-name="ce9">
            <text:p>81021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1982" table:style-name="ce9">
            <text:p>81021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2052" table:style-name="ce9">
            <text:p>81022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2162" table:style-name="ce9">
            <text:p>81022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2202" table:style-name="ce9">
            <text:p>81022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2222" table:style-name="ce9">
            <text:p>81022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2272" table:style-name="ce9">
            <text:p>810222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2432" table:style-name="ce9">
            <text:p>81022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2772" table:style-name="ce9">
            <text:p>81022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2812" table:style-name="ce9">
            <text:p>810228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2852" table:style-name="ce9">
            <text:p>81022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2922" table:style-name="ce9">
            <text:p>810229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2952" table:style-name="ce9">
            <text:p>81022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3052" table:style-name="ce9">
            <text:p>81023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3062" table:style-name="ce9">
            <text:p>81023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3492" table:style-name="ce9">
            <text:p>81023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3582" table:style-name="ce9">
            <text:p>81023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3642" table:style-name="ce9">
            <text:p>81023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3852" table:style-name="ce9">
            <text:p>810238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3902" table:style-name="ce9">
            <text:p>81023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4082" table:style-name="ce9">
            <text:p>810240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4212" table:style-name="ce9">
            <text:p>810242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4232" table:style-name="ce9">
            <text:p>81024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4322" table:style-name="ce9">
            <text:p>81024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4472" table:style-name="ce9">
            <text:p>81024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4592" table:style-name="ce9">
            <text:p>81024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4602" table:style-name="ce9">
            <text:p>81024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4732" table:style-name="ce9">
            <text:p>81024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4802" table:style-name="ce9">
            <text:p>81024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5032" table:style-name="ce9">
            <text:p>81025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5332" table:style-name="ce9">
            <text:p>81025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5592" table:style-name="ce9">
            <text:p>810255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5702" table:style-name="ce9">
            <text:p>81025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6122" table:style-name="ce9">
            <text:p>81026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6222" table:style-name="ce9">
            <text:p>81026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6432" table:style-name="ce9">
            <text:p>81026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6572" table:style-name="ce9">
            <text:p>81026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6612" table:style-name="ce9">
            <text:p>81026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6692" table:style-name="ce9">
            <text:p>810266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6962" table:style-name="ce9">
            <text:p>810269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7102" table:style-name="ce9">
            <text:p>81027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7992" table:style-name="ce9">
            <text:p>810279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8742" table:style-name="ce9">
            <text:p>81028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8852" table:style-name="ce9">
            <text:p>81028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8982" table:style-name="ce9">
            <text:p>81028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29712" table:style-name="ce9">
            <text:p>81029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0402" table:style-name="ce9">
            <text:p>81030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0432" table:style-name="ce9">
            <text:p>81030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0602" table:style-name="ce9">
            <text:p>81030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0682" table:style-name="ce9">
            <text:p>81030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2172" table:style-name="ce9">
            <text:p>81032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2402" table:style-name="ce9">
            <text:p>81032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2432" table:style-name="ce9">
            <text:p>81032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2492" table:style-name="ce9">
            <text:p>81032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2712" table:style-name="ce9">
            <text:p>81032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3422" table:style-name="ce9">
            <text:p>81033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3522" table:style-name="ce9">
            <text:p>81033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3712" table:style-name="ce9">
            <text:p>81033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4352" table:style-name="ce9">
            <text:p>81034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4452" table:style-name="ce9">
            <text:p>81034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4462" table:style-name="ce9">
            <text:p>81034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4502" table:style-name="ce9">
            <text:p>81034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4552" table:style-name="ce9">
            <text:p>81034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4612" table:style-name="ce9">
            <text:p>81034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4672" table:style-name="ce9">
            <text:p>81034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4752" table:style-name="ce9">
            <text:p>81034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4802" table:style-name="ce9">
            <text:p>81034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4942" table:style-name="ce9">
            <text:p>81034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5002" table:style-name="ce9">
            <text:p>81035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5062" table:style-name="ce9">
            <text:p>810350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5102" table:style-name="ce9">
            <text:p>81035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5152" table:style-name="ce9">
            <text:p>81035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5162" table:style-name="ce9">
            <text:p>810351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5192" table:style-name="ce9">
            <text:p>81035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5242" table:style-name="ce9">
            <text:p>81035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5282" table:style-name="ce9">
            <text:p>81035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5352" table:style-name="ce9">
            <text:p>81035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5392" table:style-name="ce9">
            <text:p>81035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5522" table:style-name="ce9">
            <text:p>810355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5542" table:style-name="ce9">
            <text:p>81035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5552" table:style-name="ce9">
            <text:p>81035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5582" table:style-name="ce9">
            <text:p>81035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5602" table:style-name="ce9">
            <text:p>81035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5612" table:style-name="ce9">
            <text:p>81035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5732" table:style-name="ce9">
            <text:p>81035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5802" table:style-name="ce9">
            <text:p>81035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5882" table:style-name="ce9">
            <text:p>81035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6032" table:style-name="ce9">
            <text:p>81036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6092" table:style-name="ce9">
            <text:p>81036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6142" table:style-name="ce9">
            <text:p>81036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6212" table:style-name="ce9">
            <text:p>81036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6292" table:style-name="ce9">
            <text:p>81036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6622" table:style-name="ce9">
            <text:p>81036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6732" table:style-name="ce9">
            <text:p>81036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6832" table:style-name="ce9">
            <text:p>81036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6912" table:style-name="ce9">
            <text:p>810369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6972" table:style-name="ce9">
            <text:p>81036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6982" table:style-name="ce9">
            <text:p>81036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7042" table:style-name="ce9">
            <text:p>810370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7052" table:style-name="ce9">
            <text:p>810370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7122" table:style-name="ce9">
            <text:p>81037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7382" table:style-name="ce9">
            <text:p>81037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7402" table:style-name="ce9">
            <text:p>81037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7512" table:style-name="ce9">
            <text:p>810375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7592" table:style-name="ce9">
            <text:p>81037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7682" table:style-name="ce9">
            <text:p>81037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7732" table:style-name="ce9">
            <text:p>81037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7772" table:style-name="ce9">
            <text:p>81037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7962" table:style-name="ce9">
            <text:p>81037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7972" table:style-name="ce9">
            <text:p>81037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8022" table:style-name="ce9">
            <text:p>81038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8092" table:style-name="ce9">
            <text:p>81038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8322" table:style-name="ce9">
            <text:p>81038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8352" table:style-name="ce9">
            <text:p>81038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8432" table:style-name="ce9">
            <text:p>81038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8472" table:style-name="ce9">
            <text:p>81038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8502" table:style-name="ce9">
            <text:p>810385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8512" table:style-name="ce9">
            <text:p>81038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8732" table:style-name="ce9">
            <text:p>81038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8812" table:style-name="ce9">
            <text:p>81038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8852" table:style-name="ce9">
            <text:p>81038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8922" table:style-name="ce9">
            <text:p>81038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9292" table:style-name="ce9">
            <text:p>81039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9592" table:style-name="ce9">
            <text:p>81039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9622" table:style-name="ce9">
            <text:p>81039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39962" table:style-name="ce9">
            <text:p>810399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0052" table:style-name="ce9">
            <text:p>81040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0082" table:style-name="ce9">
            <text:p>810400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0202" table:style-name="ce9">
            <text:p>81040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0262" table:style-name="ce9">
            <text:p>81040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0312" table:style-name="ce9">
            <text:p>81040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0362" table:style-name="ce9">
            <text:p>81040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0382" table:style-name="ce9">
            <text:p>810403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0442" table:style-name="ce9">
            <text:p>81040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0482" table:style-name="ce9">
            <text:p>81040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0532" table:style-name="ce9">
            <text:p>81040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0552" table:style-name="ce9">
            <text:p>81040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0692" table:style-name="ce9">
            <text:p>81040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0712" table:style-name="ce9">
            <text:p>81040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0742" table:style-name="ce9">
            <text:p>81040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0902" table:style-name="ce9">
            <text:p>810409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1122" table:style-name="ce9">
            <text:p>81041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1142" table:style-name="ce9">
            <text:p>81041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1192" table:style-name="ce9">
            <text:p>810411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1242" table:style-name="ce9">
            <text:p>81041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1422" table:style-name="ce9">
            <text:p>81041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1702" table:style-name="ce9">
            <text:p>81041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1862" table:style-name="ce9">
            <text:p>81041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2492" table:style-name="ce9">
            <text:p>81042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2522" table:style-name="ce9">
            <text:p>81042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2742" table:style-name="ce9">
            <text:p>81042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2852" table:style-name="ce9">
            <text:p>81042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2922" table:style-name="ce9">
            <text:p>81042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3082" table:style-name="ce9">
            <text:p>81043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3642" table:style-name="ce9">
            <text:p>81043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3832" table:style-name="ce9">
            <text:p>81043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3882" table:style-name="ce9">
            <text:p>81043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3982" table:style-name="ce9">
            <text:p>81043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4012" table:style-name="ce9">
            <text:p>810440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4272" table:style-name="ce9">
            <text:p>81044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5002" table:style-name="ce9">
            <text:p>81045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5992" table:style-name="ce9">
            <text:p>810459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6652" table:style-name="ce9">
            <text:p>81046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7122" table:style-name="ce9">
            <text:p>81047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7142" table:style-name="ce9">
            <text:p>81047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7282" table:style-name="ce9">
            <text:p>81047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7342" table:style-name="ce9">
            <text:p>81047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7352" table:style-name="ce9">
            <text:p>810473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7372" table:style-name="ce9">
            <text:p>81047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7392" table:style-name="ce9">
            <text:p>81047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7422" table:style-name="ce9">
            <text:p>81047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7502" table:style-name="ce9">
            <text:p>81047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7522" table:style-name="ce9">
            <text:p>81047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7602" table:style-name="ce9">
            <text:p>81047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7612" table:style-name="ce9">
            <text:p>81047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7672" table:style-name="ce9">
            <text:p>810476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7732" table:style-name="ce9">
            <text:p>81047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7912" table:style-name="ce9">
            <text:p>81047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7922" table:style-name="ce9">
            <text:p>81047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7952" table:style-name="ce9">
            <text:p>810479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8332" table:style-name="ce9">
            <text:p>81048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8372" table:style-name="ce9">
            <text:p>81048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8472" table:style-name="ce9">
            <text:p>81048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8522" table:style-name="ce9">
            <text:p>81048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9002" table:style-name="ce9">
            <text:p>81049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9122" table:style-name="ce9">
            <text:p>81049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49442" table:style-name="ce9">
            <text:p>81049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0602" table:style-name="ce9">
            <text:p>81050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1392" table:style-name="ce9">
            <text:p>81051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1562" table:style-name="ce9">
            <text:p>81051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1592" table:style-name="ce9">
            <text:p>81051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2022" table:style-name="ce9">
            <text:p>81052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2482" table:style-name="ce9">
            <text:p>81052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3402" table:style-name="ce9">
            <text:p>81053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3612" table:style-name="ce9">
            <text:p>81053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3912" table:style-name="ce9">
            <text:p>81053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4102" table:style-name="ce9">
            <text:p>81054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4232" table:style-name="ce9">
            <text:p>81054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4422" table:style-name="ce9">
            <text:p>81054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5472" table:style-name="ce9">
            <text:p>81055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5592" table:style-name="ce9">
            <text:p>81055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5622" table:style-name="ce9">
            <text:p>81055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5762" table:style-name="ce9">
            <text:p>81055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5802" table:style-name="ce9">
            <text:p>81055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5882" table:style-name="ce9">
            <text:p>81055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5912" table:style-name="ce9">
            <text:p>81055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5932" table:style-name="ce9">
            <text:p>81055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5962" table:style-name="ce9">
            <text:p>81055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6022" table:style-name="ce9">
            <text:p>81056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6142" table:style-name="ce9">
            <text:p>81056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6242" table:style-name="ce9">
            <text:p>81056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6282" table:style-name="ce9">
            <text:p>81056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6322" table:style-name="ce9">
            <text:p>81056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6522" table:style-name="ce9">
            <text:p>810565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6932" table:style-name="ce9">
            <text:p>81056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7002" table:style-name="ce9">
            <text:p>81057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7162" table:style-name="ce9">
            <text:p>810571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7612" table:style-name="ce9">
            <text:p>81057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8202" table:style-name="ce9">
            <text:p>81058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8482" table:style-name="ce9">
            <text:p>81058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8492" table:style-name="ce9">
            <text:p>81058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8902" table:style-name="ce9">
            <text:p>81058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9092" table:style-name="ce9">
            <text:p>81059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9162" table:style-name="ce9">
            <text:p>810591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9312" table:style-name="ce9">
            <text:p>81059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9382" table:style-name="ce9">
            <text:p>810593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59562" table:style-name="ce9">
            <text:p>810595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0352" table:style-name="ce9">
            <text:p>81060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0452" table:style-name="ce9">
            <text:p>81060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0972" table:style-name="ce9">
            <text:p>810609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1022" table:style-name="ce9">
            <text:p>81061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1472" table:style-name="ce9">
            <text:p>81061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1552" table:style-name="ce9">
            <text:p>81061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1612" table:style-name="ce9">
            <text:p>810616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1832" table:style-name="ce9">
            <text:p>81061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2062" table:style-name="ce9">
            <text:p>81062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2392" table:style-name="ce9">
            <text:p>810623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2882" table:style-name="ce9">
            <text:p>81062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3302" table:style-name="ce9">
            <text:p>81063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3672" table:style-name="ce9">
            <text:p>81063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4432" table:style-name="ce9">
            <text:p>810644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5382" table:style-name="ce9">
            <text:p>810653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5852" table:style-name="ce9">
            <text:p>81065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5942" table:style-name="ce9">
            <text:p>81065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5972" table:style-name="ce9">
            <text:p>810659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6012" table:style-name="ce9">
            <text:p>810660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6042" table:style-name="ce9">
            <text:p>81066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6052" table:style-name="ce9">
            <text:p>81066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6062" table:style-name="ce9">
            <text:p>81066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6082" table:style-name="ce9">
            <text:p>81066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6122" table:style-name="ce9">
            <text:p>810661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6182" table:style-name="ce9">
            <text:p>81066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6192" table:style-name="ce9">
            <text:p>81066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6262" table:style-name="ce9">
            <text:p>81066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6272" table:style-name="ce9">
            <text:p>81066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6282" table:style-name="ce9">
            <text:p>81066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6472" table:style-name="ce9">
            <text:p>81066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6482" table:style-name="ce9">
            <text:p>81066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6592" table:style-name="ce9">
            <text:p>81066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6752" table:style-name="ce9">
            <text:p>81066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6792" table:style-name="ce9">
            <text:p>81066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6922" table:style-name="ce9">
            <text:p>81066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7002" table:style-name="ce9">
            <text:p>810670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7012" table:style-name="ce9">
            <text:p>81067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7122" table:style-name="ce9">
            <text:p>81067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7212" table:style-name="ce9">
            <text:p>81067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7252" table:style-name="ce9">
            <text:p>81067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7332" table:style-name="ce9">
            <text:p>81067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7372" table:style-name="ce9">
            <text:p>810673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7422" table:style-name="ce9">
            <text:p>81067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7462" table:style-name="ce9">
            <text:p>81067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7482" table:style-name="ce9">
            <text:p>81067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7512" table:style-name="ce9">
            <text:p>81067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7612" table:style-name="ce9">
            <text:p>81067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7622" table:style-name="ce9">
            <text:p>81067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7642" table:style-name="ce9">
            <text:p>81067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7702" table:style-name="ce9">
            <text:p>81067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7842" table:style-name="ce9">
            <text:p>810678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7892" table:style-name="ce9">
            <text:p>81067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7952" table:style-name="ce9">
            <text:p>81067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8032" table:style-name="ce9">
            <text:p>81068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8302" table:style-name="ce9">
            <text:p>810683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8672" table:style-name="ce9">
            <text:p>81068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8912" table:style-name="ce9">
            <text:p>81068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8972" table:style-name="ce9">
            <text:p>81068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9092" table:style-name="ce9">
            <text:p>81069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9152" table:style-name="ce9">
            <text:p>810691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9172" table:style-name="ce9">
            <text:p>81069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9182" table:style-name="ce9">
            <text:p>81069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9472" table:style-name="ce9">
            <text:p>81069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9502" table:style-name="ce9">
            <text:p>81069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9542" table:style-name="ce9">
            <text:p>81069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9592" table:style-name="ce9">
            <text:p>81069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69632" table:style-name="ce9">
            <text:p>81069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0072" table:style-name="ce9">
            <text:p>81070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0122" table:style-name="ce9">
            <text:p>81070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0422" table:style-name="ce9">
            <text:p>81070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0602" table:style-name="ce9">
            <text:p>81070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0632" table:style-name="ce9">
            <text:p>81070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0682" table:style-name="ce9">
            <text:p>81070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0692" table:style-name="ce9">
            <text:p>81070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0722" table:style-name="ce9">
            <text:p>81070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0802" table:style-name="ce9">
            <text:p>81070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0832" table:style-name="ce9">
            <text:p>81070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0932" table:style-name="ce9">
            <text:p>81070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1142" table:style-name="ce9">
            <text:p>81071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1522" table:style-name="ce9">
            <text:p>81071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1832" table:style-name="ce9">
            <text:p>810718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2142" table:style-name="ce9">
            <text:p>81072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2372" table:style-name="ce9">
            <text:p>81072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2412" table:style-name="ce9">
            <text:p>81072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2432" table:style-name="ce9">
            <text:p>81072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2472" table:style-name="ce9">
            <text:p>81072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2492" table:style-name="ce9">
            <text:p>810724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2532" table:style-name="ce9">
            <text:p>81072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2692" table:style-name="ce9">
            <text:p>81072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2722" table:style-name="ce9">
            <text:p>81072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2752" table:style-name="ce9">
            <text:p>81072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2832" table:style-name="ce9">
            <text:p>81072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2912" table:style-name="ce9">
            <text:p>81072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2922" table:style-name="ce9">
            <text:p>81072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2942" table:style-name="ce9">
            <text:p>81072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2962" table:style-name="ce9">
            <text:p>81072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3022" table:style-name="ce9">
            <text:p>81073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3042" table:style-name="ce9">
            <text:p>81073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3052" table:style-name="ce9">
            <text:p>81073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3062" table:style-name="ce9">
            <text:p>81073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3182" table:style-name="ce9">
            <text:p>81073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3252" table:style-name="ce9">
            <text:p>81073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3312" table:style-name="ce9">
            <text:p>810733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3342" table:style-name="ce9">
            <text:p>81073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3412" table:style-name="ce9">
            <text:p>81073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3532" table:style-name="ce9">
            <text:p>81073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3572" table:style-name="ce9">
            <text:p>81073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4162" table:style-name="ce9">
            <text:p>81074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4242" table:style-name="ce9">
            <text:p>810742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4512" table:style-name="ce9">
            <text:p>81074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4642" table:style-name="ce9">
            <text:p>81074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5362" table:style-name="ce9">
            <text:p>81075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5382" table:style-name="ce9">
            <text:p>81075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5722" table:style-name="ce9">
            <text:p>81075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6302" table:style-name="ce9">
            <text:p>81076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6422" table:style-name="ce9">
            <text:p>81076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7022" table:style-name="ce9">
            <text:p>81077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7172" table:style-name="ce9">
            <text:p>81077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7512" table:style-name="ce9">
            <text:p>810775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7712" table:style-name="ce9">
            <text:p>81077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8152" table:style-name="ce9">
            <text:p>810781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8172" table:style-name="ce9">
            <text:p>81078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8322" table:style-name="ce9">
            <text:p>81078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8572" table:style-name="ce9">
            <text:p>810785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8652" table:style-name="ce9">
            <text:p>81078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8662" table:style-name="ce9">
            <text:p>81078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8692" table:style-name="ce9">
            <text:p>81078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8732" table:style-name="ce9">
            <text:p>81078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8882" table:style-name="ce9">
            <text:p>810788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8912" table:style-name="ce9">
            <text:p>81078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8982" table:style-name="ce9">
            <text:p>81078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9112" table:style-name="ce9">
            <text:p>81079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9252" table:style-name="ce9">
            <text:p>81079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9472" table:style-name="ce9">
            <text:p>81079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9622" table:style-name="ce9">
            <text:p>81079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79922" table:style-name="ce9">
            <text:p>810799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0732" table:style-name="ce9">
            <text:p>81080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1172" table:style-name="ce9">
            <text:p>81081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1392" table:style-name="ce9">
            <text:p>81081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2042" table:style-name="ce9">
            <text:p>81082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2192" table:style-name="ce9">
            <text:p>81082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2482" table:style-name="ce9">
            <text:p>81082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2552" table:style-name="ce9">
            <text:p>810825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2572" table:style-name="ce9">
            <text:p>81082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2592" table:style-name="ce9">
            <text:p>810825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3532" table:style-name="ce9">
            <text:p>81083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3612" table:style-name="ce9">
            <text:p>81083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3622" table:style-name="ce9">
            <text:p>81083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3642" table:style-name="ce9">
            <text:p>81083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3712" table:style-name="ce9">
            <text:p>810837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3752" table:style-name="ce9">
            <text:p>81083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3822" table:style-name="ce9">
            <text:p>81083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3832" table:style-name="ce9">
            <text:p>81083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3842" table:style-name="ce9">
            <text:p>810838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3852" table:style-name="ce9">
            <text:p>81083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3892" table:style-name="ce9">
            <text:p>81083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3922" table:style-name="ce9">
            <text:p>81083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4032" table:style-name="ce9">
            <text:p>81084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4402" table:style-name="ce9">
            <text:p>81084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4452" table:style-name="ce9">
            <text:p>81084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4512" table:style-name="ce9">
            <text:p>81084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4562" table:style-name="ce9">
            <text:p>81084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4722" table:style-name="ce9">
            <text:p>810847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4742" table:style-name="ce9">
            <text:p>81084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4912" table:style-name="ce9">
            <text:p>81084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4942" table:style-name="ce9">
            <text:p>81084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5112" table:style-name="ce9">
            <text:p>810851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5162" table:style-name="ce9">
            <text:p>81085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5192" table:style-name="ce9">
            <text:p>81085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5222" table:style-name="ce9">
            <text:p>810852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5242" table:style-name="ce9">
            <text:p>81085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5302" table:style-name="ce9">
            <text:p>81085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5442" table:style-name="ce9">
            <text:p>810854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5512" table:style-name="ce9">
            <text:p>810855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5652" table:style-name="ce9">
            <text:p>81085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5672" table:style-name="ce9">
            <text:p>81085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5722" table:style-name="ce9">
            <text:p>81085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5822" table:style-name="ce9">
            <text:p>81085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5832" table:style-name="ce9">
            <text:p>81085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6172" table:style-name="ce9">
            <text:p>810861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6232" table:style-name="ce9">
            <text:p>81086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6442" table:style-name="ce9">
            <text:p>81086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6542" table:style-name="ce9">
            <text:p>81086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6552" table:style-name="ce9">
            <text:p>81086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6792" table:style-name="ce9">
            <text:p>81086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6972" table:style-name="ce9">
            <text:p>81086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7042" table:style-name="ce9">
            <text:p>810870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7162" table:style-name="ce9">
            <text:p>81087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7242" table:style-name="ce9">
            <text:p>81087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7312" table:style-name="ce9">
            <text:p>81087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7402" table:style-name="ce9">
            <text:p>81087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7562" table:style-name="ce9">
            <text:p>81087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7602" table:style-name="ce9">
            <text:p>81087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7672" table:style-name="ce9">
            <text:p>810876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7832" table:style-name="ce9">
            <text:p>81087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7852" table:style-name="ce9">
            <text:p>81087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7892" table:style-name="ce9">
            <text:p>81087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7962" table:style-name="ce9">
            <text:p>810879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7992" table:style-name="ce9">
            <text:p>81087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8152" table:style-name="ce9">
            <text:p>81088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8162" table:style-name="ce9">
            <text:p>81088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8252" table:style-name="ce9">
            <text:p>81088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8302" table:style-name="ce9">
            <text:p>81088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8332" table:style-name="ce9">
            <text:p>81088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8652" table:style-name="ce9">
            <text:p>81088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8662" table:style-name="ce9">
            <text:p>81088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8672" table:style-name="ce9">
            <text:p>81088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8782" table:style-name="ce9">
            <text:p>81088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8822" table:style-name="ce9">
            <text:p>810888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8992" table:style-name="ce9">
            <text:p>81088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9002" table:style-name="ce9">
            <text:p>81089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9062" table:style-name="ce9">
            <text:p>81089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9072" table:style-name="ce9">
            <text:p>810890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9102" table:style-name="ce9">
            <text:p>81089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9232" table:style-name="ce9">
            <text:p>81089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9382" table:style-name="ce9">
            <text:p>810893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9862" table:style-name="ce9">
            <text:p>810898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89882" table:style-name="ce9">
            <text:p>81089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90192" table:style-name="ce9">
            <text:p>81090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90322" table:style-name="ce9">
            <text:p>81090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90472" table:style-name="ce9">
            <text:p>81090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90502" table:style-name="ce9">
            <text:p>810905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90512" table:style-name="ce9">
            <text:p>81090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90532" table:style-name="ce9">
            <text:p>81090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90822" table:style-name="ce9">
            <text:p>81090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91112" table:style-name="ce9">
            <text:p>81091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91312" table:style-name="ce9">
            <text:p>81091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91322" table:style-name="ce9">
            <text:p>810913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91692" table:style-name="ce9">
            <text:p>81091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91992" table:style-name="ce9">
            <text:p>81091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92072" table:style-name="ce9">
            <text:p>810920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92652" table:style-name="ce9">
            <text:p>81092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93162" table:style-name="ce9">
            <text:p>81093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93902" table:style-name="ce9">
            <text:p>81093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94112" table:style-name="ce9">
            <text:p>81094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94322" table:style-name="ce9">
            <text:p>810943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94412" table:style-name="ce9">
            <text:p>81094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94792" table:style-name="ce9">
            <text:p>81094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95292" table:style-name="ce9">
            <text:p>810952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95352" table:style-name="ce9">
            <text:p>81095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96152" table:style-name="ce9">
            <text:p>81096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96392" table:style-name="ce9">
            <text:p>81096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96522" table:style-name="ce9">
            <text:p>81096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97452" table:style-name="ce9">
            <text:p>81097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099392" table:style-name="ce9">
            <text:p>81099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0032" table:style-name="ce9">
            <text:p>81100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0302" table:style-name="ce9">
            <text:p>811003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0512" table:style-name="ce9">
            <text:p>81100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0562" table:style-name="ce9">
            <text:p>81100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0592" table:style-name="ce9">
            <text:p>81100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0612" table:style-name="ce9">
            <text:p>81100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0742" table:style-name="ce9">
            <text:p>81100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0762" table:style-name="ce9">
            <text:p>81100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0852" table:style-name="ce9">
            <text:p>81100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0862" table:style-name="ce9">
            <text:p>81100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0922" table:style-name="ce9">
            <text:p>81100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0952" table:style-name="ce9">
            <text:p>81100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0962" table:style-name="ce9">
            <text:p>811009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0982" table:style-name="ce9">
            <text:p>81100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1012" table:style-name="ce9">
            <text:p>811010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1042" table:style-name="ce9">
            <text:p>81101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1052" table:style-name="ce9">
            <text:p>81101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1072" table:style-name="ce9">
            <text:p>81101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1112" table:style-name="ce9">
            <text:p>811011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1162" table:style-name="ce9">
            <text:p>811011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1172" table:style-name="ce9">
            <text:p>81101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1202" table:style-name="ce9">
            <text:p>81101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1332" table:style-name="ce9">
            <text:p>81101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1522" table:style-name="ce9">
            <text:p>81101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1712" table:style-name="ce9">
            <text:p>81101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1752" table:style-name="ce9">
            <text:p>81101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1812" table:style-name="ce9">
            <text:p>811018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1822" table:style-name="ce9">
            <text:p>81101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1892" table:style-name="ce9">
            <text:p>811018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1982" table:style-name="ce9">
            <text:p>81101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2202" table:style-name="ce9">
            <text:p>811022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2262" table:style-name="ce9">
            <text:p>81102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2802" table:style-name="ce9">
            <text:p>81102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2832" table:style-name="ce9">
            <text:p>81102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2882" table:style-name="ce9">
            <text:p>81102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2962" table:style-name="ce9">
            <text:p>81102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3012" table:style-name="ce9">
            <text:p>81103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3392" table:style-name="ce9">
            <text:p>81103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3412" table:style-name="ce9">
            <text:p>81103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3442" table:style-name="ce9">
            <text:p>81103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3592" table:style-name="ce9">
            <text:p>811035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3612" table:style-name="ce9">
            <text:p>811036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3892" table:style-name="ce9">
            <text:p>811038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4022" table:style-name="ce9">
            <text:p>81104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4202" table:style-name="ce9">
            <text:p>81104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4212" table:style-name="ce9">
            <text:p>81104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4352" table:style-name="ce9">
            <text:p>81104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4432" table:style-name="ce9">
            <text:p>81104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4762" table:style-name="ce9">
            <text:p>81104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4812" table:style-name="ce9">
            <text:p>81104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4912" table:style-name="ce9">
            <text:p>811049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5072" table:style-name="ce9">
            <text:p>81105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5282" table:style-name="ce9">
            <text:p>811052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5382" table:style-name="ce9">
            <text:p>81105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5772" table:style-name="ce9">
            <text:p>81105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6102" table:style-name="ce9">
            <text:p>81106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6152" table:style-name="ce9">
            <text:p>81106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6202" table:style-name="ce9">
            <text:p>81106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6242" table:style-name="ce9">
            <text:p>81106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6432" table:style-name="ce9">
            <text:p>81106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6462" table:style-name="ce9">
            <text:p>81106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6522" table:style-name="ce9">
            <text:p>81106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6552" table:style-name="ce9">
            <text:p>81106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6572" table:style-name="ce9">
            <text:p>81106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6602" table:style-name="ce9">
            <text:p>811066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6742" table:style-name="ce9">
            <text:p>81106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6802" table:style-name="ce9">
            <text:p>81106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6822" table:style-name="ce9">
            <text:p>81106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7002" table:style-name="ce9">
            <text:p>81107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7012" table:style-name="ce9">
            <text:p>81107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7142" table:style-name="ce9">
            <text:p>81107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7172" table:style-name="ce9">
            <text:p>81107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7212" table:style-name="ce9">
            <text:p>81107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7382" table:style-name="ce9">
            <text:p>81107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8162" table:style-name="ce9">
            <text:p>81108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8272" table:style-name="ce9">
            <text:p>81108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8412" table:style-name="ce9">
            <text:p>81108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8592" table:style-name="ce9">
            <text:p>81108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8812" table:style-name="ce9">
            <text:p>811088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8912" table:style-name="ce9">
            <text:p>81108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9432" table:style-name="ce9">
            <text:p>81109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09682" table:style-name="ce9">
            <text:p>81109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0942" table:style-name="ce9">
            <text:p>81110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1462" table:style-name="ce9">
            <text:p>81111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1752" table:style-name="ce9">
            <text:p>81111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2392" table:style-name="ce9">
            <text:p>81112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2402" table:style-name="ce9">
            <text:p>81112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2852" table:style-name="ce9">
            <text:p>81112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3002" table:style-name="ce9">
            <text:p>81113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3742" table:style-name="ce9">
            <text:p>81113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4172" table:style-name="ce9">
            <text:p>81114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4652" table:style-name="ce9">
            <text:p>81114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6742" table:style-name="ce9">
            <text:p>81116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6972" table:style-name="ce9">
            <text:p>81116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7012" table:style-name="ce9">
            <text:p>81117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7042" table:style-name="ce9">
            <text:p>81117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7112" table:style-name="ce9">
            <text:p>81117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7182" table:style-name="ce9">
            <text:p>81117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7242" table:style-name="ce9">
            <text:p>81117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7292" table:style-name="ce9">
            <text:p>81117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7322" table:style-name="ce9">
            <text:p>81117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7372" table:style-name="ce9">
            <text:p>81117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7382" table:style-name="ce9">
            <text:p>81117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7402" table:style-name="ce9">
            <text:p>811174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7432" table:style-name="ce9">
            <text:p>81117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7482" table:style-name="ce9">
            <text:p>81117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7542" table:style-name="ce9">
            <text:p>81117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7592" table:style-name="ce9">
            <text:p>81117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7612" table:style-name="ce9">
            <text:p>81117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7632" table:style-name="ce9">
            <text:p>811176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7732" table:style-name="ce9">
            <text:p>81117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7822" table:style-name="ce9">
            <text:p>811178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7862" table:style-name="ce9">
            <text:p>81117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7962" table:style-name="ce9">
            <text:p>81117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7992" table:style-name="ce9">
            <text:p>81117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8002" table:style-name="ce9">
            <text:p>81118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8052" table:style-name="ce9">
            <text:p>81118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8092" table:style-name="ce9">
            <text:p>81118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8142" table:style-name="ce9">
            <text:p>81118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8192" table:style-name="ce9">
            <text:p>81118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8222" table:style-name="ce9">
            <text:p>81118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8352" table:style-name="ce9">
            <text:p>811183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8372" table:style-name="ce9">
            <text:p>81118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8392" table:style-name="ce9">
            <text:p>81118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8452" table:style-name="ce9">
            <text:p>81118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8652" table:style-name="ce9">
            <text:p>81118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8662" table:style-name="ce9">
            <text:p>81118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8782" table:style-name="ce9">
            <text:p>81118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8792" table:style-name="ce9">
            <text:p>81118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8812" table:style-name="ce9">
            <text:p>81118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8882" table:style-name="ce9">
            <text:p>81118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8962" table:style-name="ce9">
            <text:p>81118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8982" table:style-name="ce9">
            <text:p>81118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9122" table:style-name="ce9">
            <text:p>81119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9242" table:style-name="ce9">
            <text:p>81119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9442" table:style-name="ce9">
            <text:p>81119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9462" table:style-name="ce9">
            <text:p>81119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9512" table:style-name="ce9">
            <text:p>811195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9772" table:style-name="ce9">
            <text:p>81119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9782" table:style-name="ce9">
            <text:p>81119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9862" table:style-name="ce9">
            <text:p>81119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9882" table:style-name="ce9">
            <text:p>81119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9892" table:style-name="ce9">
            <text:p>81119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9912" table:style-name="ce9">
            <text:p>81119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19972" table:style-name="ce9">
            <text:p>81119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0012" table:style-name="ce9">
            <text:p>81120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0042" table:style-name="ce9">
            <text:p>81120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0062" table:style-name="ce9">
            <text:p>81120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0102" table:style-name="ce9">
            <text:p>81120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0112" table:style-name="ce9">
            <text:p>811201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0122" table:style-name="ce9">
            <text:p>81120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0142" table:style-name="ce9">
            <text:p>81120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0192" table:style-name="ce9">
            <text:p>81120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0212" table:style-name="ce9">
            <text:p>81120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0242" table:style-name="ce9">
            <text:p>81120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0292" table:style-name="ce9">
            <text:p>81120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0572" table:style-name="ce9">
            <text:p>81120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0672" table:style-name="ce9">
            <text:p>81120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0712" table:style-name="ce9">
            <text:p>81120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0722" table:style-name="ce9">
            <text:p>81120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0812" table:style-name="ce9">
            <text:p>81120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0982" table:style-name="ce9">
            <text:p>81120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1022" table:style-name="ce9">
            <text:p>81121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1062" table:style-name="ce9">
            <text:p>81121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1312" table:style-name="ce9">
            <text:p>81121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1402" table:style-name="ce9">
            <text:p>81121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1512" table:style-name="ce9">
            <text:p>81121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1772" table:style-name="ce9">
            <text:p>81121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1802" table:style-name="ce9">
            <text:p>81121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2192" table:style-name="ce9">
            <text:p>81122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2462" table:style-name="ce9">
            <text:p>81122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2542" table:style-name="ce9">
            <text:p>81122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2582" table:style-name="ce9">
            <text:p>81122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2692" table:style-name="ce9">
            <text:p>811226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2702" table:style-name="ce9">
            <text:p>81122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2872" table:style-name="ce9">
            <text:p>81122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2882" table:style-name="ce9">
            <text:p>81122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3202" table:style-name="ce9">
            <text:p>81123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3692" table:style-name="ce9">
            <text:p>81123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4052" table:style-name="ce9">
            <text:p>81124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4292" table:style-name="ce9">
            <text:p>811242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4382" table:style-name="ce9">
            <text:p>811243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4722" table:style-name="ce9">
            <text:p>81124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4772" table:style-name="ce9">
            <text:p>81124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4892" table:style-name="ce9">
            <text:p>81124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5582" table:style-name="ce9">
            <text:p>81125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5622" table:style-name="ce9">
            <text:p>81125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6102" table:style-name="ce9">
            <text:p>81126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6122" table:style-name="ce9">
            <text:p>81126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6302" table:style-name="ce9">
            <text:p>81126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6482" table:style-name="ce9">
            <text:p>81126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6952" table:style-name="ce9">
            <text:p>81126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7472" table:style-name="ce9">
            <text:p>81127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7612" table:style-name="ce9">
            <text:p>81127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7692" table:style-name="ce9">
            <text:p>81127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7992" table:style-name="ce9">
            <text:p>81127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8312" table:style-name="ce9">
            <text:p>81128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8392" table:style-name="ce9">
            <text:p>81128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8462" table:style-name="ce9">
            <text:p>811284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8692" table:style-name="ce9">
            <text:p>81128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8812" table:style-name="ce9">
            <text:p>81128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9552" table:style-name="ce9">
            <text:p>81129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9842" table:style-name="ce9">
            <text:p>81129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29872" table:style-name="ce9">
            <text:p>81129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0042" table:style-name="ce9">
            <text:p>811300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0872" table:style-name="ce9">
            <text:p>81130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1172" table:style-name="ce9">
            <text:p>81131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1452" table:style-name="ce9">
            <text:p>81131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1692" table:style-name="ce9">
            <text:p>81131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1752" table:style-name="ce9">
            <text:p>81131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1852" table:style-name="ce9">
            <text:p>81131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1892" table:style-name="ce9">
            <text:p>81131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1972" table:style-name="ce9">
            <text:p>811319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2002" table:style-name="ce9">
            <text:p>811320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2152" table:style-name="ce9">
            <text:p>811321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2202" table:style-name="ce9">
            <text:p>81132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2262" table:style-name="ce9">
            <text:p>81132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2282" table:style-name="ce9">
            <text:p>81132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2292" table:style-name="ce9">
            <text:p>81132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2352" table:style-name="ce9">
            <text:p>81132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2372" table:style-name="ce9">
            <text:p>811323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2442" table:style-name="ce9">
            <text:p>811324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2452" table:style-name="ce9">
            <text:p>81132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2522" table:style-name="ce9">
            <text:p>81132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2532" table:style-name="ce9">
            <text:p>81132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2672" table:style-name="ce9">
            <text:p>81132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2712" table:style-name="ce9">
            <text:p>811327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2752" table:style-name="ce9">
            <text:p>811327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2782" table:style-name="ce9">
            <text:p>81132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2832" table:style-name="ce9">
            <text:p>81132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2882" table:style-name="ce9">
            <text:p>811328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2892" table:style-name="ce9">
            <text:p>811328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3052" table:style-name="ce9">
            <text:p>81133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3182" table:style-name="ce9">
            <text:p>81133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3202" table:style-name="ce9">
            <text:p>81133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3222" table:style-name="ce9">
            <text:p>811332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3282" table:style-name="ce9">
            <text:p>81133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3292" table:style-name="ce9">
            <text:p>81133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3312" table:style-name="ce9">
            <text:p>81133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3342" table:style-name="ce9">
            <text:p>81133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3382" table:style-name="ce9">
            <text:p>81133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3412" table:style-name="ce9">
            <text:p>81133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3502" table:style-name="ce9">
            <text:p>81133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3562" table:style-name="ce9">
            <text:p>81133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3672" table:style-name="ce9">
            <text:p>81133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3812" table:style-name="ce9">
            <text:p>81133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3822" table:style-name="ce9">
            <text:p>81133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3892" table:style-name="ce9">
            <text:p>81133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3982" table:style-name="ce9">
            <text:p>81133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4012" table:style-name="ce9">
            <text:p>81134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4032" table:style-name="ce9">
            <text:p>81134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4082" table:style-name="ce9">
            <text:p>81134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4142" table:style-name="ce9">
            <text:p>81134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4262" table:style-name="ce9">
            <text:p>81134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4352" table:style-name="ce9">
            <text:p>81134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4572" table:style-name="ce9">
            <text:p>81134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4812" table:style-name="ce9">
            <text:p>811348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4992" table:style-name="ce9">
            <text:p>811349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5052" table:style-name="ce9">
            <text:p>81135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5192" table:style-name="ce9">
            <text:p>81135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5272" table:style-name="ce9">
            <text:p>81135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5552" table:style-name="ce9">
            <text:p>811355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5732" table:style-name="ce9">
            <text:p>811357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5782" table:style-name="ce9">
            <text:p>81135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5832" table:style-name="ce9">
            <text:p>811358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6052" table:style-name="ce9">
            <text:p>811360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6122" table:style-name="ce9">
            <text:p>81136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6202" table:style-name="ce9">
            <text:p>811362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6352" table:style-name="ce9">
            <text:p>81136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6362" table:style-name="ce9">
            <text:p>81136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6402" table:style-name="ce9">
            <text:p>81136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6452" table:style-name="ce9">
            <text:p>81136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6652" table:style-name="ce9">
            <text:p>81136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6662" table:style-name="ce9">
            <text:p>81136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6682" table:style-name="ce9">
            <text:p>81136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6702" table:style-name="ce9">
            <text:p>81136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6712" table:style-name="ce9">
            <text:p>81136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6762" table:style-name="ce9">
            <text:p>81136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6842" table:style-name="ce9">
            <text:p>811368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6902" table:style-name="ce9">
            <text:p>81136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7012" table:style-name="ce9">
            <text:p>81137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7052" table:style-name="ce9">
            <text:p>811370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7152" table:style-name="ce9">
            <text:p>81137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7252" table:style-name="ce9">
            <text:p>81137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7302" table:style-name="ce9">
            <text:p>81137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7412" table:style-name="ce9">
            <text:p>81137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7432" table:style-name="ce9">
            <text:p>811374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7552" table:style-name="ce9">
            <text:p>81137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7872" table:style-name="ce9">
            <text:p>81137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8172" table:style-name="ce9">
            <text:p>81138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8262" table:style-name="ce9">
            <text:p>81138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8282" table:style-name="ce9">
            <text:p>81138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8612" table:style-name="ce9">
            <text:p>81138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8822" table:style-name="ce9">
            <text:p>81138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38842" table:style-name="ce9">
            <text:p>811388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0352" table:style-name="ce9">
            <text:p>81140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0442" table:style-name="ce9">
            <text:p>81140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1142" table:style-name="ce9">
            <text:p>81141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1432" table:style-name="ce9">
            <text:p>81141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1502" table:style-name="ce9">
            <text:p>81141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1902" table:style-name="ce9">
            <text:p>81141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2342" table:style-name="ce9">
            <text:p>81142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2972" table:style-name="ce9">
            <text:p>81142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3052" table:style-name="ce9">
            <text:p>811430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3182" table:style-name="ce9">
            <text:p>81143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3542" table:style-name="ce9">
            <text:p>81143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3842" table:style-name="ce9">
            <text:p>81143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4122" table:style-name="ce9">
            <text:p>81144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4262" table:style-name="ce9">
            <text:p>81144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4282" table:style-name="ce9">
            <text:p>81144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4352" table:style-name="ce9">
            <text:p>81144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4372" table:style-name="ce9">
            <text:p>81144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4432" table:style-name="ce9">
            <text:p>81144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4452" table:style-name="ce9">
            <text:p>81144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4482" table:style-name="ce9">
            <text:p>81144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4492" table:style-name="ce9">
            <text:p>81144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4532" table:style-name="ce9">
            <text:p>81144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4552" table:style-name="ce9">
            <text:p>81144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4772" table:style-name="ce9">
            <text:p>811447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4792" table:style-name="ce9">
            <text:p>81144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4802" table:style-name="ce9">
            <text:p>81144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4812" table:style-name="ce9">
            <text:p>811448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5002" table:style-name="ce9">
            <text:p>81145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5052" table:style-name="ce9">
            <text:p>81145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5072" table:style-name="ce9">
            <text:p>811450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5152" table:style-name="ce9">
            <text:p>81145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5222" table:style-name="ce9">
            <text:p>81145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5352" table:style-name="ce9">
            <text:p>81145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5442" table:style-name="ce9">
            <text:p>81145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5452" table:style-name="ce9">
            <text:p>81145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5672" table:style-name="ce9">
            <text:p>811456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5862" table:style-name="ce9">
            <text:p>81145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5932" table:style-name="ce9">
            <text:p>81145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6202" table:style-name="ce9">
            <text:p>811462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6212" table:style-name="ce9">
            <text:p>81146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6292" table:style-name="ce9">
            <text:p>81146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6372" table:style-name="ce9">
            <text:p>81146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6472" table:style-name="ce9">
            <text:p>81146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6562" table:style-name="ce9">
            <text:p>811465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6622" table:style-name="ce9">
            <text:p>81146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6632" table:style-name="ce9">
            <text:p>81146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6752" table:style-name="ce9">
            <text:p>81146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6812" table:style-name="ce9">
            <text:p>81146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7012" table:style-name="ce9">
            <text:p>81147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7042" table:style-name="ce9">
            <text:p>81147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7432" table:style-name="ce9">
            <text:p>81147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7562" table:style-name="ce9">
            <text:p>81147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7582" table:style-name="ce9">
            <text:p>81147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7602" table:style-name="ce9">
            <text:p>81147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7892" table:style-name="ce9">
            <text:p>81147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7902" table:style-name="ce9">
            <text:p>81147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7982" table:style-name="ce9">
            <text:p>81147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8282" table:style-name="ce9">
            <text:p>81148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8422" table:style-name="ce9">
            <text:p>81148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8842" table:style-name="ce9">
            <text:p>81148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8912" table:style-name="ce9">
            <text:p>81148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9032" table:style-name="ce9">
            <text:p>81149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9052" table:style-name="ce9">
            <text:p>81149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9352" table:style-name="ce9">
            <text:p>81149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9372" table:style-name="ce9">
            <text:p>811493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9652" table:style-name="ce9">
            <text:p>811496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49942" table:style-name="ce9">
            <text:p>81149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50082" table:style-name="ce9">
            <text:p>81150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51042" table:style-name="ce9">
            <text:p>81151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51102" table:style-name="ce9">
            <text:p>81151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51162" table:style-name="ce9">
            <text:p>81151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51862" table:style-name="ce9">
            <text:p>81151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53362" table:style-name="ce9">
            <text:p>81153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53432" table:style-name="ce9">
            <text:p>811534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54022" table:style-name="ce9">
            <text:p>81154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54792" table:style-name="ce9">
            <text:p>81154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55132" table:style-name="ce9">
            <text:p>811551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55332" table:style-name="ce9">
            <text:p>811553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55382" table:style-name="ce9">
            <text:p>81155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55572" table:style-name="ce9">
            <text:p>811555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55802" table:style-name="ce9">
            <text:p>81155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56152" table:style-name="ce9">
            <text:p>81156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56362" table:style-name="ce9">
            <text:p>81156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56692" table:style-name="ce9">
            <text:p>81156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56842" table:style-name="ce9">
            <text:p>81156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57072" table:style-name="ce9">
            <text:p>81157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57152" table:style-name="ce9">
            <text:p>81157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57292" table:style-name="ce9">
            <text:p>81157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57622" table:style-name="ce9">
            <text:p>81157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57852" table:style-name="ce9">
            <text:p>81157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57862" table:style-name="ce9">
            <text:p>81157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58042" table:style-name="ce9">
            <text:p>81158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58182" table:style-name="ce9">
            <text:p>81158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58762" table:style-name="ce9">
            <text:p>81158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59342" table:style-name="ce9">
            <text:p>811593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59462" table:style-name="ce9">
            <text:p>81159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59902" table:style-name="ce9">
            <text:p>81159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0462" table:style-name="ce9">
            <text:p>81160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0522" table:style-name="ce9">
            <text:p>81160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0632" table:style-name="ce9">
            <text:p>81160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1372" table:style-name="ce9">
            <text:p>81161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1392" table:style-name="ce9">
            <text:p>81161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1422" table:style-name="ce9">
            <text:p>811614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1452" table:style-name="ce9">
            <text:p>81161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1542" table:style-name="ce9">
            <text:p>811615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1552" table:style-name="ce9">
            <text:p>81161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1672" table:style-name="ce9">
            <text:p>81161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1752" table:style-name="ce9">
            <text:p>81161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1762" table:style-name="ce9">
            <text:p>81161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1772" table:style-name="ce9">
            <text:p>811617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1832" table:style-name="ce9">
            <text:p>811618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1842" table:style-name="ce9">
            <text:p>81161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1882" table:style-name="ce9">
            <text:p>811618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1902" table:style-name="ce9">
            <text:p>81161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1942" table:style-name="ce9">
            <text:p>811619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1972" table:style-name="ce9">
            <text:p>81161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1982" table:style-name="ce9">
            <text:p>81161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2062" table:style-name="ce9">
            <text:p>81162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2072" table:style-name="ce9">
            <text:p>81162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2142" table:style-name="ce9">
            <text:p>81162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2162" table:style-name="ce9">
            <text:p>81162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2242" table:style-name="ce9">
            <text:p>81162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2382" table:style-name="ce9">
            <text:p>81162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2412" table:style-name="ce9">
            <text:p>81162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2462" table:style-name="ce9">
            <text:p>81162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2622" table:style-name="ce9">
            <text:p>81162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2662" table:style-name="ce9">
            <text:p>81162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2722" table:style-name="ce9">
            <text:p>81162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2932" table:style-name="ce9">
            <text:p>811629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2942" table:style-name="ce9">
            <text:p>81162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2982" table:style-name="ce9">
            <text:p>81162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3082" table:style-name="ce9">
            <text:p>81163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3112" table:style-name="ce9">
            <text:p>81163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3122" table:style-name="ce9">
            <text:p>811631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3152" table:style-name="ce9">
            <text:p>81163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3352" table:style-name="ce9">
            <text:p>81163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3422" table:style-name="ce9">
            <text:p>81163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3492" table:style-name="ce9">
            <text:p>81163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3512" table:style-name="ce9">
            <text:p>81163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3752" table:style-name="ce9">
            <text:p>81163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4012" table:style-name="ce9">
            <text:p>81164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4092" table:style-name="ce9">
            <text:p>81164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4232" table:style-name="ce9">
            <text:p>81164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4402" table:style-name="ce9">
            <text:p>81164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4492" table:style-name="ce9">
            <text:p>81164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4592" table:style-name="ce9">
            <text:p>811645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4722" table:style-name="ce9">
            <text:p>81164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4882" table:style-name="ce9">
            <text:p>81164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5012" table:style-name="ce9">
            <text:p>81165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5032" table:style-name="ce9">
            <text:p>811650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5162" table:style-name="ce9">
            <text:p>81165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5972" table:style-name="ce9">
            <text:p>81165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6092" table:style-name="ce9">
            <text:p>81166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6132" table:style-name="ce9">
            <text:p>81166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6272" table:style-name="ce9">
            <text:p>81166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6372" table:style-name="ce9">
            <text:p>81166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6402" table:style-name="ce9">
            <text:p>81166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6582" table:style-name="ce9">
            <text:p>81166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6592" table:style-name="ce9">
            <text:p>811665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6672" table:style-name="ce9">
            <text:p>81166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6942" table:style-name="ce9">
            <text:p>81166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6982" table:style-name="ce9">
            <text:p>81166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7332" table:style-name="ce9">
            <text:p>81167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7632" table:style-name="ce9">
            <text:p>81167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7642" table:style-name="ce9">
            <text:p>81167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7712" table:style-name="ce9">
            <text:p>81167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7972" table:style-name="ce9">
            <text:p>811679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7982" table:style-name="ce9">
            <text:p>81167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8012" table:style-name="ce9">
            <text:p>81168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8022" table:style-name="ce9">
            <text:p>81168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8032" table:style-name="ce9">
            <text:p>81168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8212" table:style-name="ce9">
            <text:p>81168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8452" table:style-name="ce9">
            <text:p>81168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8932" table:style-name="ce9">
            <text:p>81168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9452" table:style-name="ce9">
            <text:p>81169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69762" table:style-name="ce9">
            <text:p>81169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0032" table:style-name="ce9">
            <text:p>81170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0242" table:style-name="ce9">
            <text:p>81170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0512" table:style-name="ce9">
            <text:p>811705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0762" table:style-name="ce9">
            <text:p>81170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0952" table:style-name="ce9">
            <text:p>81170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1062" table:style-name="ce9">
            <text:p>81171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1092" table:style-name="ce9">
            <text:p>81171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1132" table:style-name="ce9">
            <text:p>81171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1282" table:style-name="ce9">
            <text:p>81171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1392" table:style-name="ce9">
            <text:p>81171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1582" table:style-name="ce9">
            <text:p>81171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1592" table:style-name="ce9">
            <text:p>811715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1822" table:style-name="ce9">
            <text:p>81171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2082" table:style-name="ce9">
            <text:p>811720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2462" table:style-name="ce9">
            <text:p>81172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2712" table:style-name="ce9">
            <text:p>81172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2962" table:style-name="ce9">
            <text:p>81172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2992" table:style-name="ce9">
            <text:p>81172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3102" table:style-name="ce9">
            <text:p>81173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3312" table:style-name="ce9">
            <text:p>811733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3412" table:style-name="ce9">
            <text:p>81173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4202" table:style-name="ce9">
            <text:p>81174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4322" table:style-name="ce9">
            <text:p>81174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4382" table:style-name="ce9">
            <text:p>811743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4422" table:style-name="ce9">
            <text:p>81174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5252" table:style-name="ce9">
            <text:p>81175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5302" table:style-name="ce9">
            <text:p>81175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5312" table:style-name="ce9">
            <text:p>81175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5682" table:style-name="ce9">
            <text:p>81175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5902" table:style-name="ce9">
            <text:p>81175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5972" table:style-name="ce9">
            <text:p>81175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6062" table:style-name="ce9">
            <text:p>81176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6172" table:style-name="ce9">
            <text:p>81176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6192" table:style-name="ce9">
            <text:p>81176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6212" table:style-name="ce9">
            <text:p>81176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6252" table:style-name="ce9">
            <text:p>81176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6302" table:style-name="ce9">
            <text:p>81176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6362" table:style-name="ce9">
            <text:p>81176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6472" table:style-name="ce9">
            <text:p>81176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6522" table:style-name="ce9">
            <text:p>81176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6582" table:style-name="ce9">
            <text:p>81176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6732" table:style-name="ce9">
            <text:p>81176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6792" table:style-name="ce9">
            <text:p>81176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6862" table:style-name="ce9">
            <text:p>81176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6972" table:style-name="ce9">
            <text:p>811769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7082" table:style-name="ce9">
            <text:p>81177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7112" table:style-name="ce9">
            <text:p>81177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7202" table:style-name="ce9">
            <text:p>81177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7322" table:style-name="ce9">
            <text:p>81177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7352" table:style-name="ce9">
            <text:p>81177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7412" table:style-name="ce9">
            <text:p>81177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7502" table:style-name="ce9">
            <text:p>81177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7532" table:style-name="ce9">
            <text:p>81177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7572" table:style-name="ce9">
            <text:p>811775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8032" table:style-name="ce9">
            <text:p>81178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8142" table:style-name="ce9">
            <text:p>81178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8292" table:style-name="ce9">
            <text:p>81178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8432" table:style-name="ce9">
            <text:p>81178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8522" table:style-name="ce9">
            <text:p>81178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8532" table:style-name="ce9">
            <text:p>81178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8672" table:style-name="ce9">
            <text:p>81178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8692" table:style-name="ce9">
            <text:p>81178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8722" table:style-name="ce9">
            <text:p>81178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8732" table:style-name="ce9">
            <text:p>811787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8832" table:style-name="ce9">
            <text:p>811788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8912" table:style-name="ce9">
            <text:p>81178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8962" table:style-name="ce9">
            <text:p>81178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9042" table:style-name="ce9">
            <text:p>81179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9172" table:style-name="ce9">
            <text:p>81179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9212" table:style-name="ce9">
            <text:p>81179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9252" table:style-name="ce9">
            <text:p>81179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9292" table:style-name="ce9">
            <text:p>81179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9312" table:style-name="ce9">
            <text:p>81179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9362" table:style-name="ce9">
            <text:p>811793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9382" table:style-name="ce9">
            <text:p>81179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9482" table:style-name="ce9">
            <text:p>81179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9602" table:style-name="ce9">
            <text:p>81179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9722" table:style-name="ce9">
            <text:p>81179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79752" table:style-name="ce9">
            <text:p>81179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0052" table:style-name="ce9">
            <text:p>81180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0122" table:style-name="ce9">
            <text:p>811801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0142" table:style-name="ce9">
            <text:p>811801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0322" table:style-name="ce9">
            <text:p>811803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0352" table:style-name="ce9">
            <text:p>81180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0562" table:style-name="ce9">
            <text:p>81180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0682" table:style-name="ce9">
            <text:p>81180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0912" table:style-name="ce9">
            <text:p>81180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1042" table:style-name="ce9">
            <text:p>81181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1072" table:style-name="ce9">
            <text:p>81181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1092" table:style-name="ce9">
            <text:p>81181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1232" table:style-name="ce9">
            <text:p>81181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1302" table:style-name="ce9">
            <text:p>81181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1602" table:style-name="ce9">
            <text:p>811816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1622" table:style-name="ce9">
            <text:p>81181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1652" table:style-name="ce9">
            <text:p>81181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1732" table:style-name="ce9">
            <text:p>81181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1882" table:style-name="ce9">
            <text:p>81181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1932" table:style-name="ce9">
            <text:p>81181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1952" table:style-name="ce9">
            <text:p>81181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2182" table:style-name="ce9">
            <text:p>81182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2332" table:style-name="ce9">
            <text:p>811823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2372" table:style-name="ce9">
            <text:p>81182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2502" table:style-name="ce9">
            <text:p>81182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2642" table:style-name="ce9">
            <text:p>81182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2702" table:style-name="ce9">
            <text:p>811827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3102" table:style-name="ce9">
            <text:p>81183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3112" table:style-name="ce9">
            <text:p>81183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3612" table:style-name="ce9">
            <text:p>81183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4022" table:style-name="ce9">
            <text:p>81184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4272" table:style-name="ce9">
            <text:p>81184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4392" table:style-name="ce9">
            <text:p>81184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4502" table:style-name="ce9">
            <text:p>81184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4772" table:style-name="ce9">
            <text:p>81184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4822" table:style-name="ce9">
            <text:p>811848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4902" table:style-name="ce9">
            <text:p>81184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5112" table:style-name="ce9">
            <text:p>811851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5172" table:style-name="ce9">
            <text:p>81185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5362" table:style-name="ce9">
            <text:p>81185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7622" table:style-name="ce9">
            <text:p>811876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7812" table:style-name="ce9">
            <text:p>81187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7922" table:style-name="ce9">
            <text:p>81187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7952" table:style-name="ce9">
            <text:p>81187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8122" table:style-name="ce9">
            <text:p>81188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8182" table:style-name="ce9">
            <text:p>81188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8242" table:style-name="ce9">
            <text:p>81188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8252" table:style-name="ce9">
            <text:p>81188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8292" table:style-name="ce9">
            <text:p>81188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8302" table:style-name="ce9">
            <text:p>81188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8352" table:style-name="ce9">
            <text:p>81188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8362" table:style-name="ce9">
            <text:p>81188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8512" table:style-name="ce9">
            <text:p>81188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8722" table:style-name="ce9">
            <text:p>81188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8732" table:style-name="ce9">
            <text:p>81188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8792" table:style-name="ce9">
            <text:p>811887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8802" table:style-name="ce9">
            <text:p>81188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8942" table:style-name="ce9">
            <text:p>81188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9022" table:style-name="ce9">
            <text:p>81189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9082" table:style-name="ce9">
            <text:p>81189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9202" table:style-name="ce9">
            <text:p>811892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9302" table:style-name="ce9">
            <text:p>81189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9362" table:style-name="ce9">
            <text:p>81189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9382" table:style-name="ce9">
            <text:p>81189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9672" table:style-name="ce9">
            <text:p>81189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9702" table:style-name="ce9">
            <text:p>81189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89912" table:style-name="ce9">
            <text:p>81189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0092" table:style-name="ce9">
            <text:p>81190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0122" table:style-name="ce9">
            <text:p>81190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0152" table:style-name="ce9">
            <text:p>81190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0282" table:style-name="ce9">
            <text:p>81190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0372" table:style-name="ce9">
            <text:p>81190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0432" table:style-name="ce9">
            <text:p>811904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0442" table:style-name="ce9">
            <text:p>811904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0832" table:style-name="ce9">
            <text:p>81190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0922" table:style-name="ce9">
            <text:p>81190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1102" table:style-name="ce9">
            <text:p>81191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1112" table:style-name="ce9">
            <text:p>81191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1132" table:style-name="ce9">
            <text:p>811911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1152" table:style-name="ce9">
            <text:p>81191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1512" table:style-name="ce9">
            <text:p>81191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1622" table:style-name="ce9">
            <text:p>81191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1742" table:style-name="ce9">
            <text:p>81191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1902" table:style-name="ce9">
            <text:p>81191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1922" table:style-name="ce9">
            <text:p>811919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1972" table:style-name="ce9">
            <text:p>81191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1992" table:style-name="ce9">
            <text:p>81191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2012" table:style-name="ce9">
            <text:p>81192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2022" table:style-name="ce9">
            <text:p>81192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2062" table:style-name="ce9">
            <text:p>81192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2182" table:style-name="ce9">
            <text:p>81192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2232" table:style-name="ce9">
            <text:p>81192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2252" table:style-name="ce9">
            <text:p>81192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2412" table:style-name="ce9">
            <text:p>81192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2542" table:style-name="ce9">
            <text:p>81192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2562" table:style-name="ce9">
            <text:p>811925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2712" table:style-name="ce9">
            <text:p>81192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2872" table:style-name="ce9">
            <text:p>81192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2992" table:style-name="ce9">
            <text:p>81192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3152" table:style-name="ce9">
            <text:p>811931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3232" table:style-name="ce9">
            <text:p>811932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3292" table:style-name="ce9">
            <text:p>811932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3362" table:style-name="ce9">
            <text:p>811933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4172" table:style-name="ce9">
            <text:p>81194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5392" table:style-name="ce9">
            <text:p>81195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5412" table:style-name="ce9">
            <text:p>81195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5792" table:style-name="ce9">
            <text:p>811957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5982" table:style-name="ce9">
            <text:p>81195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6462" table:style-name="ce9">
            <text:p>811964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7612" table:style-name="ce9">
            <text:p>81197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7712" table:style-name="ce9">
            <text:p>81197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7752" table:style-name="ce9">
            <text:p>81197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7832" table:style-name="ce9">
            <text:p>811978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7992" table:style-name="ce9">
            <text:p>81197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8052" table:style-name="ce9">
            <text:p>81198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8122" table:style-name="ce9">
            <text:p>81198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8472" table:style-name="ce9">
            <text:p>81198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8502" table:style-name="ce9">
            <text:p>81198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8512" table:style-name="ce9">
            <text:p>81198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8672" table:style-name="ce9">
            <text:p>81198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8872" table:style-name="ce9">
            <text:p>81198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8882" table:style-name="ce9">
            <text:p>81198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199302" table:style-name="ce9">
            <text:p>81199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0042" table:style-name="ce9">
            <text:p>81200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0412" table:style-name="ce9">
            <text:p>81200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0452" table:style-name="ce9">
            <text:p>812004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0592" table:style-name="ce9">
            <text:p>81200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0812" table:style-name="ce9">
            <text:p>81200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0872" table:style-name="ce9">
            <text:p>812008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0932" table:style-name="ce9">
            <text:p>81200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0992" table:style-name="ce9">
            <text:p>81200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1042" table:style-name="ce9">
            <text:p>81201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1182" table:style-name="ce9">
            <text:p>81201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1362" table:style-name="ce9">
            <text:p>81201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1512" table:style-name="ce9">
            <text:p>81201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2102" table:style-name="ce9">
            <text:p>81202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2342" table:style-name="ce9">
            <text:p>81202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2412" table:style-name="ce9">
            <text:p>81202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2992" table:style-name="ce9">
            <text:p>81202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3012" table:style-name="ce9">
            <text:p>81203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3842" table:style-name="ce9">
            <text:p>81203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4052" table:style-name="ce9">
            <text:p>812040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4182" table:style-name="ce9">
            <text:p>81204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4342" table:style-name="ce9">
            <text:p>812043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4432" table:style-name="ce9">
            <text:p>81204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4652" table:style-name="ce9">
            <text:p>81204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4792" table:style-name="ce9">
            <text:p>81204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4852" table:style-name="ce9">
            <text:p>81204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4902" table:style-name="ce9">
            <text:p>81204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5012" table:style-name="ce9">
            <text:p>81205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5032" table:style-name="ce9">
            <text:p>81205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5742" table:style-name="ce9">
            <text:p>81205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6072" table:style-name="ce9">
            <text:p>81206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6092" table:style-name="ce9">
            <text:p>81206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6162" table:style-name="ce9">
            <text:p>81206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6182" table:style-name="ce9">
            <text:p>81206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6352" table:style-name="ce9">
            <text:p>81206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6372" table:style-name="ce9">
            <text:p>81206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6382" table:style-name="ce9">
            <text:p>81206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6612" table:style-name="ce9">
            <text:p>81206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6632" table:style-name="ce9">
            <text:p>812066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6642" table:style-name="ce9">
            <text:p>81206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6842" table:style-name="ce9">
            <text:p>81206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7112" table:style-name="ce9">
            <text:p>81207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7632" table:style-name="ce9">
            <text:p>81207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7802" table:style-name="ce9">
            <text:p>81207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7972" table:style-name="ce9">
            <text:p>81207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8102" table:style-name="ce9">
            <text:p>81208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8122" table:style-name="ce9">
            <text:p>81208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8152" table:style-name="ce9">
            <text:p>81208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8292" table:style-name="ce9">
            <text:p>81208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8502" table:style-name="ce9">
            <text:p>812085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8552" table:style-name="ce9">
            <text:p>81208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8572" table:style-name="ce9">
            <text:p>81208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8782" table:style-name="ce9">
            <text:p>81208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8852" table:style-name="ce9">
            <text:p>81208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8892" table:style-name="ce9">
            <text:p>81208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8902" table:style-name="ce9">
            <text:p>81208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9092" table:style-name="ce9">
            <text:p>81209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09912" table:style-name="ce9">
            <text:p>81209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0202" table:style-name="ce9">
            <text:p>812102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1002" table:style-name="ce9">
            <text:p>81211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2262" table:style-name="ce9">
            <text:p>81212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3662" table:style-name="ce9">
            <text:p>81213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4292" table:style-name="ce9">
            <text:p>81214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4512" table:style-name="ce9">
            <text:p>81214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4662" table:style-name="ce9">
            <text:p>812146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4712" table:style-name="ce9">
            <text:p>812147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4732" table:style-name="ce9">
            <text:p>81214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4772" table:style-name="ce9">
            <text:p>81214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4792" table:style-name="ce9">
            <text:p>81214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4802" table:style-name="ce9">
            <text:p>81214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4852" table:style-name="ce9">
            <text:p>81214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4872" table:style-name="ce9">
            <text:p>81214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4902" table:style-name="ce9">
            <text:p>812149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5112" table:style-name="ce9">
            <text:p>812151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5252" table:style-name="ce9">
            <text:p>81215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5542" table:style-name="ce9">
            <text:p>81215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5672" table:style-name="ce9">
            <text:p>812156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5942" table:style-name="ce9">
            <text:p>81215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5992" table:style-name="ce9">
            <text:p>81215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6242" table:style-name="ce9">
            <text:p>81216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6392" table:style-name="ce9">
            <text:p>81216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6452" table:style-name="ce9">
            <text:p>81216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6632" table:style-name="ce9">
            <text:p>81216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6902" table:style-name="ce9">
            <text:p>81216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7032" table:style-name="ce9">
            <text:p>81217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7392" table:style-name="ce9">
            <text:p>81217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7972" table:style-name="ce9">
            <text:p>81217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7992" table:style-name="ce9">
            <text:p>81217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8032" table:style-name="ce9">
            <text:p>81218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8262" table:style-name="ce9">
            <text:p>81218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8332" table:style-name="ce9">
            <text:p>812183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8432" table:style-name="ce9">
            <text:p>81218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8442" table:style-name="ce9">
            <text:p>81218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8672" table:style-name="ce9">
            <text:p>81218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8872" table:style-name="ce9">
            <text:p>81218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8912" table:style-name="ce9">
            <text:p>812189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9182" table:style-name="ce9">
            <text:p>81219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9882" table:style-name="ce9">
            <text:p>81219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19982" table:style-name="ce9">
            <text:p>81219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20092" table:style-name="ce9">
            <text:p>81220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20142" table:style-name="ce9">
            <text:p>81220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20202" table:style-name="ce9">
            <text:p>81220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21422" table:style-name="ce9">
            <text:p>81221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21542" table:style-name="ce9">
            <text:p>81221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22092" table:style-name="ce9">
            <text:p>81222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22122" table:style-name="ce9">
            <text:p>812221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22462" table:style-name="ce9">
            <text:p>81222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22492" table:style-name="ce9">
            <text:p>81222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22632" table:style-name="ce9">
            <text:p>81222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22722" table:style-name="ce9">
            <text:p>812227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22922" table:style-name="ce9">
            <text:p>812229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23052" table:style-name="ce9">
            <text:p>81223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23292" table:style-name="ce9">
            <text:p>812232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23862" table:style-name="ce9">
            <text:p>81223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23992" table:style-name="ce9">
            <text:p>81223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24092" table:style-name="ce9">
            <text:p>81224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24132" table:style-name="ce9">
            <text:p>81224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24272" table:style-name="ce9">
            <text:p>81224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24292" table:style-name="ce9">
            <text:p>81224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24552" table:style-name="ce9">
            <text:p>81224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24602" table:style-name="ce9">
            <text:p>81224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24722" table:style-name="ce9">
            <text:p>81224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24992" table:style-name="ce9">
            <text:p>81224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25472" table:style-name="ce9">
            <text:p>812254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26062" table:style-name="ce9">
            <text:p>81226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27642" table:style-name="ce9">
            <text:p>81227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27972" table:style-name="ce9">
            <text:p>81227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29392" table:style-name="ce9">
            <text:p>81229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1002" table:style-name="ce9">
            <text:p>81231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1142" table:style-name="ce9">
            <text:p>81231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1222" table:style-name="ce9">
            <text:p>81231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1242" table:style-name="ce9">
            <text:p>81231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1302" table:style-name="ce9">
            <text:p>81231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1342" table:style-name="ce9">
            <text:p>81231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1352" table:style-name="ce9">
            <text:p>81231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1362" table:style-name="ce9">
            <text:p>81231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1402" table:style-name="ce9">
            <text:p>81231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1452" table:style-name="ce9">
            <text:p>81231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1552" table:style-name="ce9">
            <text:p>81231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1592" table:style-name="ce9">
            <text:p>81231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1612" table:style-name="ce9">
            <text:p>81231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1632" table:style-name="ce9">
            <text:p>81231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1662" table:style-name="ce9">
            <text:p>81231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1702" table:style-name="ce9">
            <text:p>81231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1712" table:style-name="ce9">
            <text:p>81231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1742" table:style-name="ce9">
            <text:p>81231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1812" table:style-name="ce9">
            <text:p>81231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2002" table:style-name="ce9">
            <text:p>81232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2102" table:style-name="ce9">
            <text:p>81232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2382" table:style-name="ce9">
            <text:p>812323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2712" table:style-name="ce9">
            <text:p>81232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2832" table:style-name="ce9">
            <text:p>812328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2842" table:style-name="ce9">
            <text:p>81232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3162" table:style-name="ce9">
            <text:p>81233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3412" table:style-name="ce9">
            <text:p>81233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3432" table:style-name="ce9">
            <text:p>81233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3612" table:style-name="ce9">
            <text:p>81233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3912" table:style-name="ce9">
            <text:p>81233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4012" table:style-name="ce9">
            <text:p>81234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4192" table:style-name="ce9">
            <text:p>812341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4312" table:style-name="ce9">
            <text:p>81234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4372" table:style-name="ce9">
            <text:p>81234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4432" table:style-name="ce9">
            <text:p>81234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4492" table:style-name="ce9">
            <text:p>81234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4522" table:style-name="ce9">
            <text:p>81234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5042" table:style-name="ce9">
            <text:p>81235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5402" table:style-name="ce9">
            <text:p>81235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5622" table:style-name="ce9">
            <text:p>81235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5712" table:style-name="ce9">
            <text:p>81235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5832" table:style-name="ce9">
            <text:p>81235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6002" table:style-name="ce9">
            <text:p>81236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6072" table:style-name="ce9">
            <text:p>81236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6082" table:style-name="ce9">
            <text:p>81236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6122" table:style-name="ce9">
            <text:p>81236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6152" table:style-name="ce9">
            <text:p>81236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6272" table:style-name="ce9">
            <text:p>81236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6892" table:style-name="ce9">
            <text:p>812368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6922" table:style-name="ce9">
            <text:p>81236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7022" table:style-name="ce9">
            <text:p>81237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7372" table:style-name="ce9">
            <text:p>81237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7692" table:style-name="ce9">
            <text:p>81237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7922" table:style-name="ce9">
            <text:p>81237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8022" table:style-name="ce9">
            <text:p>81238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8682" table:style-name="ce9">
            <text:p>81238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8752" table:style-name="ce9">
            <text:p>81238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8982" table:style-name="ce9">
            <text:p>81238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9262" table:style-name="ce9">
            <text:p>81239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9392" table:style-name="ce9">
            <text:p>81239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9722" table:style-name="ce9">
            <text:p>81239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9752" table:style-name="ce9">
            <text:p>812397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9892" table:style-name="ce9">
            <text:p>81239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9962" table:style-name="ce9">
            <text:p>81239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39982" table:style-name="ce9">
            <text:p>812399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0052" table:style-name="ce9">
            <text:p>81240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0112" table:style-name="ce9">
            <text:p>81240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0232" table:style-name="ce9">
            <text:p>812402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0352" table:style-name="ce9">
            <text:p>81240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1062" table:style-name="ce9">
            <text:p>81241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1492" table:style-name="ce9">
            <text:p>81241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1612" table:style-name="ce9">
            <text:p>81241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1722" table:style-name="ce9">
            <text:p>812417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2312" table:style-name="ce9">
            <text:p>81242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2462" table:style-name="ce9">
            <text:p>81242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2872" table:style-name="ce9">
            <text:p>81242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4362" table:style-name="ce9">
            <text:p>81244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4672" table:style-name="ce9">
            <text:p>81244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4832" table:style-name="ce9">
            <text:p>81244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4982" table:style-name="ce9">
            <text:p>81244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4992" table:style-name="ce9">
            <text:p>81244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5042" table:style-name="ce9">
            <text:p>81245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5082" table:style-name="ce9">
            <text:p>81245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5162" table:style-name="ce9">
            <text:p>81245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5222" table:style-name="ce9">
            <text:p>812452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5282" table:style-name="ce9">
            <text:p>81245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5342" table:style-name="ce9">
            <text:p>812453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5442" table:style-name="ce9">
            <text:p>812454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5522" table:style-name="ce9">
            <text:p>81245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5582" table:style-name="ce9">
            <text:p>81245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5622" table:style-name="ce9">
            <text:p>81245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6022" table:style-name="ce9">
            <text:p>81246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6082" table:style-name="ce9">
            <text:p>81246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6152" table:style-name="ce9">
            <text:p>81246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6192" table:style-name="ce9">
            <text:p>81246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6202" table:style-name="ce9">
            <text:p>81246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6222" table:style-name="ce9">
            <text:p>81246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6282" table:style-name="ce9">
            <text:p>81246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6322" table:style-name="ce9">
            <text:p>81246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6392" table:style-name="ce9">
            <text:p>81246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6522" table:style-name="ce9">
            <text:p>81246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6622" table:style-name="ce9">
            <text:p>81246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6702" table:style-name="ce9">
            <text:p>81246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6932" table:style-name="ce9">
            <text:p>81246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6952" table:style-name="ce9">
            <text:p>81246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6982" table:style-name="ce9">
            <text:p>81246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7042" table:style-name="ce9">
            <text:p>81247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7062" table:style-name="ce9">
            <text:p>81247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7172" table:style-name="ce9">
            <text:p>81247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7382" table:style-name="ce9">
            <text:p>81247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7442" table:style-name="ce9">
            <text:p>81247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7472" table:style-name="ce9">
            <text:p>81247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7482" table:style-name="ce9">
            <text:p>81247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7492" table:style-name="ce9">
            <text:p>81247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7572" table:style-name="ce9">
            <text:p>81247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7652" table:style-name="ce9">
            <text:p>81247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7782" table:style-name="ce9">
            <text:p>81247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7802" table:style-name="ce9">
            <text:p>81247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7932" table:style-name="ce9">
            <text:p>81247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8032" table:style-name="ce9">
            <text:p>81248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8042" table:style-name="ce9">
            <text:p>81248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8102" table:style-name="ce9">
            <text:p>81248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8142" table:style-name="ce9">
            <text:p>81248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8212" table:style-name="ce9">
            <text:p>81248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8272" table:style-name="ce9">
            <text:p>81248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8362" table:style-name="ce9">
            <text:p>81248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8432" table:style-name="ce9">
            <text:p>81248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8442" table:style-name="ce9">
            <text:p>81248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8542" table:style-name="ce9">
            <text:p>81248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8582" table:style-name="ce9">
            <text:p>81248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8742" table:style-name="ce9">
            <text:p>81248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8902" table:style-name="ce9">
            <text:p>81248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8992" table:style-name="ce9">
            <text:p>812489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9062" table:style-name="ce9">
            <text:p>81249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9072" table:style-name="ce9">
            <text:p>81249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9142" table:style-name="ce9">
            <text:p>81249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9182" table:style-name="ce9">
            <text:p>81249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9482" table:style-name="ce9">
            <text:p>81249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9532" table:style-name="ce9">
            <text:p>81249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9692" table:style-name="ce9">
            <text:p>81249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49832" table:style-name="ce9">
            <text:p>812498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0122" table:style-name="ce9">
            <text:p>81250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0402" table:style-name="ce9">
            <text:p>81250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0502" table:style-name="ce9">
            <text:p>81250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0522" table:style-name="ce9">
            <text:p>81250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0952" table:style-name="ce9">
            <text:p>81250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1062" table:style-name="ce9">
            <text:p>81251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1112" table:style-name="ce9">
            <text:p>812511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1162" table:style-name="ce9">
            <text:p>81251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1242" table:style-name="ce9">
            <text:p>81251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1422" table:style-name="ce9">
            <text:p>81251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1452" table:style-name="ce9">
            <text:p>81251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1482" table:style-name="ce9">
            <text:p>81251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1722" table:style-name="ce9">
            <text:p>812517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1772" table:style-name="ce9">
            <text:p>81251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1942" table:style-name="ce9">
            <text:p>81251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2072" table:style-name="ce9">
            <text:p>812520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2472" table:style-name="ce9">
            <text:p>81252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3412" table:style-name="ce9">
            <text:p>81253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3562" table:style-name="ce9">
            <text:p>81253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3692" table:style-name="ce9">
            <text:p>81253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3942" table:style-name="ce9">
            <text:p>81253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4212" table:style-name="ce9">
            <text:p>81254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4272" table:style-name="ce9">
            <text:p>81254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4452" table:style-name="ce9">
            <text:p>81254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4582" table:style-name="ce9">
            <text:p>81254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4592" table:style-name="ce9">
            <text:p>81254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4762" table:style-name="ce9">
            <text:p>81254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6092" table:style-name="ce9">
            <text:p>81256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6552" table:style-name="ce9">
            <text:p>81256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6832" table:style-name="ce9">
            <text:p>812568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6862" table:style-name="ce9">
            <text:p>81256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6872" table:style-name="ce9">
            <text:p>812568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6902" table:style-name="ce9">
            <text:p>812569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7032" table:style-name="ce9">
            <text:p>81257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7132" table:style-name="ce9">
            <text:p>81257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7222" table:style-name="ce9">
            <text:p>81257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7532" table:style-name="ce9">
            <text:p>81257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7772" table:style-name="ce9">
            <text:p>81257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7882" table:style-name="ce9">
            <text:p>81257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8072" table:style-name="ce9">
            <text:p>81258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8422" table:style-name="ce9">
            <text:p>81258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8432" table:style-name="ce9">
            <text:p>81258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8622" table:style-name="ce9">
            <text:p>81258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8662" table:style-name="ce9">
            <text:p>81258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9152" table:style-name="ce9">
            <text:p>81259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9162" table:style-name="ce9">
            <text:p>81259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9192" table:style-name="ce9">
            <text:p>81259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9362" table:style-name="ce9">
            <text:p>81259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9432" table:style-name="ce9">
            <text:p>81259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9722" table:style-name="ce9">
            <text:p>81259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9762" table:style-name="ce9">
            <text:p>81259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9802" table:style-name="ce9">
            <text:p>81259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9972" table:style-name="ce9">
            <text:p>81259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59992" table:style-name="ce9">
            <text:p>812599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0232" table:style-name="ce9">
            <text:p>81260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0242" table:style-name="ce9">
            <text:p>81260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0272" table:style-name="ce9">
            <text:p>81260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0432" table:style-name="ce9">
            <text:p>81260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0492" table:style-name="ce9">
            <text:p>81260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0602" table:style-name="ce9">
            <text:p>81260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0862" table:style-name="ce9">
            <text:p>812608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1002" table:style-name="ce9">
            <text:p>81261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1312" table:style-name="ce9">
            <text:p>81261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1882" table:style-name="ce9">
            <text:p>81261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2012" table:style-name="ce9">
            <text:p>81262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2122" table:style-name="ce9">
            <text:p>81262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2642" table:style-name="ce9">
            <text:p>81262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3042" table:style-name="ce9">
            <text:p>81263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3182" table:style-name="ce9">
            <text:p>81263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4552" table:style-name="ce9">
            <text:p>81264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4572" table:style-name="ce9">
            <text:p>81264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4582" table:style-name="ce9">
            <text:p>81264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4612" table:style-name="ce9">
            <text:p>81264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4682" table:style-name="ce9">
            <text:p>81264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4692" table:style-name="ce9">
            <text:p>81264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4702" table:style-name="ce9">
            <text:p>81264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4752" table:style-name="ce9">
            <text:p>81264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4792" table:style-name="ce9">
            <text:p>81264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4952" table:style-name="ce9">
            <text:p>81264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4972" table:style-name="ce9">
            <text:p>81264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5282" table:style-name="ce9">
            <text:p>81265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5372" table:style-name="ce9">
            <text:p>81265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5422" table:style-name="ce9">
            <text:p>81265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5702" table:style-name="ce9">
            <text:p>81265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5802" table:style-name="ce9">
            <text:p>81265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5952" table:style-name="ce9">
            <text:p>812659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5992" table:style-name="ce9">
            <text:p>81265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6032" table:style-name="ce9">
            <text:p>812660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6112" table:style-name="ce9">
            <text:p>81266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6452" table:style-name="ce9">
            <text:p>81266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6562" table:style-name="ce9">
            <text:p>81266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6652" table:style-name="ce9">
            <text:p>81266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6692" table:style-name="ce9">
            <text:p>81266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6942" table:style-name="ce9">
            <text:p>81266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6952" table:style-name="ce9">
            <text:p>81266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7072" table:style-name="ce9">
            <text:p>81267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7202" table:style-name="ce9">
            <text:p>81267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7382" table:style-name="ce9">
            <text:p>81267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7612" table:style-name="ce9">
            <text:p>81267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7852" table:style-name="ce9">
            <text:p>81267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7952" table:style-name="ce9">
            <text:p>81267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8002" table:style-name="ce9">
            <text:p>81268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8242" table:style-name="ce9">
            <text:p>81268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8362" table:style-name="ce9">
            <text:p>81268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8792" table:style-name="ce9">
            <text:p>81268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9202" table:style-name="ce9">
            <text:p>81269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9242" table:style-name="ce9">
            <text:p>81269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69522" table:style-name="ce9">
            <text:p>812695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0202" table:style-name="ce9">
            <text:p>812702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0442" table:style-name="ce9">
            <text:p>81270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1532" table:style-name="ce9">
            <text:p>81271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3022" table:style-name="ce9">
            <text:p>81273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3042" table:style-name="ce9">
            <text:p>81273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3102" table:style-name="ce9">
            <text:p>812731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3162" table:style-name="ce9">
            <text:p>812731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3202" table:style-name="ce9">
            <text:p>812732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3212" table:style-name="ce9">
            <text:p>812732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3222" table:style-name="ce9">
            <text:p>81273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3232" table:style-name="ce9">
            <text:p>81273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3342" table:style-name="ce9">
            <text:p>81273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3472" table:style-name="ce9">
            <text:p>81273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3512" table:style-name="ce9">
            <text:p>81273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3622" table:style-name="ce9">
            <text:p>81273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3732" table:style-name="ce9">
            <text:p>81273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3812" table:style-name="ce9">
            <text:p>81273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3842" table:style-name="ce9">
            <text:p>81273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3892" table:style-name="ce9">
            <text:p>81273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3972" table:style-name="ce9">
            <text:p>81273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4042" table:style-name="ce9">
            <text:p>81274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4112" table:style-name="ce9">
            <text:p>81274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4122" table:style-name="ce9">
            <text:p>812741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4132" table:style-name="ce9">
            <text:p>81274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4191" table:style-name="ce9">
            <text:p>81274191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4212" table:style-name="ce9">
            <text:p>81274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4342" table:style-name="ce9">
            <text:p>812743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4422" table:style-name="ce9">
            <text:p>81274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4462" table:style-name="ce9">
            <text:p>81274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4702" table:style-name="ce9">
            <text:p>81274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4712" table:style-name="ce9">
            <text:p>812747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4922" table:style-name="ce9">
            <text:p>81274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5042" table:style-name="ce9">
            <text:p>81275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5352" table:style-name="ce9">
            <text:p>81275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5672" table:style-name="ce9">
            <text:p>81275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5802" table:style-name="ce9">
            <text:p>812758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5872" table:style-name="ce9">
            <text:p>81275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5892" table:style-name="ce9">
            <text:p>81275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6202" table:style-name="ce9">
            <text:p>81276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6362" table:style-name="ce9">
            <text:p>812763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6502" table:style-name="ce9">
            <text:p>812765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6532" table:style-name="ce9">
            <text:p>81276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6892" table:style-name="ce9">
            <text:p>81276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6962" table:style-name="ce9">
            <text:p>812769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7042" table:style-name="ce9">
            <text:p>81277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7192" table:style-name="ce9">
            <text:p>812771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7202" table:style-name="ce9">
            <text:p>81277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7312" table:style-name="ce9">
            <text:p>81277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7362" table:style-name="ce9">
            <text:p>81277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7532" table:style-name="ce9">
            <text:p>81277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7602" table:style-name="ce9">
            <text:p>81277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7842" table:style-name="ce9">
            <text:p>81277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8052" table:style-name="ce9">
            <text:p>81278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8072" table:style-name="ce9">
            <text:p>81278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8112" table:style-name="ce9">
            <text:p>81278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8552" table:style-name="ce9">
            <text:p>81278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8582" table:style-name="ce9">
            <text:p>81278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8612" table:style-name="ce9">
            <text:p>81278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8702" table:style-name="ce9">
            <text:p>81278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8862" table:style-name="ce9">
            <text:p>81278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8962" table:style-name="ce9">
            <text:p>81278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9112" table:style-name="ce9">
            <text:p>81279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9152" table:style-name="ce9">
            <text:p>81279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9772" table:style-name="ce9">
            <text:p>81279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79982" table:style-name="ce9">
            <text:p>812799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0242" table:style-name="ce9">
            <text:p>81280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1322" table:style-name="ce9">
            <text:p>81281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1492" table:style-name="ce9">
            <text:p>812814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1592" table:style-name="ce9">
            <text:p>81281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1632" table:style-name="ce9">
            <text:p>81281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1852" table:style-name="ce9">
            <text:p>81281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3402" table:style-name="ce9">
            <text:p>81283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4132" table:style-name="ce9">
            <text:p>81284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5432" table:style-name="ce9">
            <text:p>81285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5662" table:style-name="ce9">
            <text:p>812856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5712" table:style-name="ce9">
            <text:p>81285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5762" table:style-name="ce9">
            <text:p>81285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5792" table:style-name="ce9">
            <text:p>81285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5802" table:style-name="ce9">
            <text:p>81285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5822" table:style-name="ce9">
            <text:p>81285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5842" table:style-name="ce9">
            <text:p>81285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5912" table:style-name="ce9">
            <text:p>81285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5922" table:style-name="ce9">
            <text:p>81285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5962" table:style-name="ce9">
            <text:p>81285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5982" table:style-name="ce9">
            <text:p>81285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6112" table:style-name="ce9">
            <text:p>81286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6172" table:style-name="ce9">
            <text:p>81286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6352" table:style-name="ce9">
            <text:p>81286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6372" table:style-name="ce9">
            <text:p>81286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6382" table:style-name="ce9">
            <text:p>81286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6422" table:style-name="ce9">
            <text:p>812864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6492" table:style-name="ce9">
            <text:p>81286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6642" table:style-name="ce9">
            <text:p>81286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6702" table:style-name="ce9">
            <text:p>81286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6712" table:style-name="ce9">
            <text:p>81286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6722" table:style-name="ce9">
            <text:p>812867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6742" table:style-name="ce9">
            <text:p>812867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6752" table:style-name="ce9">
            <text:p>81286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6832" table:style-name="ce9">
            <text:p>812868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6872" table:style-name="ce9">
            <text:p>81286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6932" table:style-name="ce9">
            <text:p>81286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7072" table:style-name="ce9">
            <text:p>81287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7082" table:style-name="ce9">
            <text:p>81287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7122" table:style-name="ce9">
            <text:p>81287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7242" table:style-name="ce9">
            <text:p>812872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7352" table:style-name="ce9">
            <text:p>81287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7502" table:style-name="ce9">
            <text:p>81287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7592" table:style-name="ce9">
            <text:p>81287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7862" table:style-name="ce9">
            <text:p>81287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8222" table:style-name="ce9">
            <text:p>812882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8412" table:style-name="ce9">
            <text:p>81288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8492" table:style-name="ce9">
            <text:p>81288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8552" table:style-name="ce9">
            <text:p>81288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8822" table:style-name="ce9">
            <text:p>81288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9052" table:style-name="ce9">
            <text:p>81289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9232" table:style-name="ce9">
            <text:p>81289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9292" table:style-name="ce9">
            <text:p>81289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89532" table:style-name="ce9">
            <text:p>81289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91202" table:style-name="ce9">
            <text:p>81291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91462" table:style-name="ce9">
            <text:p>81291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91582" table:style-name="ce9">
            <text:p>81291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92502" table:style-name="ce9">
            <text:p>81292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92642" table:style-name="ce9">
            <text:p>81292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92842" table:style-name="ce9">
            <text:p>81292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93212" table:style-name="ce9">
            <text:p>81293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93372" table:style-name="ce9">
            <text:p>81293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93872" table:style-name="ce9">
            <text:p>81293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94802" table:style-name="ce9">
            <text:p>81294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94882" table:style-name="ce9">
            <text:p>81294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95822" table:style-name="ce9">
            <text:p>81295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96142" table:style-name="ce9">
            <text:p>81296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96152" table:style-name="ce9">
            <text:p>81296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96232" table:style-name="ce9">
            <text:p>81296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97012" table:style-name="ce9">
            <text:p>812970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97062" table:style-name="ce9">
            <text:p>81297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97182" table:style-name="ce9">
            <text:p>81297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97262" table:style-name="ce9">
            <text:p>812972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97452" table:style-name="ce9">
            <text:p>81297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97542" table:style-name="ce9">
            <text:p>81297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97672" table:style-name="ce9">
            <text:p>81297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97752" table:style-name="ce9">
            <text:p>81297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98032" table:style-name="ce9">
            <text:p>81298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98202" table:style-name="ce9">
            <text:p>81298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98952" table:style-name="ce9">
            <text:p>81298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99442" table:style-name="ce9">
            <text:p>81299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99562" table:style-name="ce9">
            <text:p>81299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99692" table:style-name="ce9">
            <text:p>81299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299942" table:style-name="ce9">
            <text:p>81299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0282" table:style-name="ce9">
            <text:p>81300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0312" table:style-name="ce9">
            <text:p>81300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0342" table:style-name="ce9">
            <text:p>81300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0352" table:style-name="ce9">
            <text:p>81300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0682" table:style-name="ce9">
            <text:p>813006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0812" table:style-name="ce9">
            <text:p>81300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0912" table:style-name="ce9">
            <text:p>81300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1032" table:style-name="ce9">
            <text:p>81301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1262" table:style-name="ce9">
            <text:p>813012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1482" table:style-name="ce9">
            <text:p>81301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1522" table:style-name="ce9">
            <text:p>81301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1552" table:style-name="ce9">
            <text:p>813015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1722" table:style-name="ce9">
            <text:p>81301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2022" table:style-name="ce9">
            <text:p>81302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2242" table:style-name="ce9">
            <text:p>813022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2252" table:style-name="ce9">
            <text:p>81302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2412" table:style-name="ce9">
            <text:p>81302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2792" table:style-name="ce9">
            <text:p>81302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3212" table:style-name="ce9">
            <text:p>81303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3862" table:style-name="ce9">
            <text:p>81303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5732" table:style-name="ce9">
            <text:p>81305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6822" table:style-name="ce9">
            <text:p>81306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6852" table:style-name="ce9">
            <text:p>81306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6972" table:style-name="ce9">
            <text:p>813069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6982" table:style-name="ce9">
            <text:p>81306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7022" table:style-name="ce9">
            <text:p>81307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7062" table:style-name="ce9">
            <text:p>81307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7102" table:style-name="ce9">
            <text:p>813071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7132" table:style-name="ce9">
            <text:p>813071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7142" table:style-name="ce9">
            <text:p>81307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7162" table:style-name="ce9">
            <text:p>81307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7172" table:style-name="ce9">
            <text:p>81307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7192" table:style-name="ce9">
            <text:p>81307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7282" table:style-name="ce9">
            <text:p>81307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7492" table:style-name="ce9">
            <text:p>81307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7542" table:style-name="ce9">
            <text:p>81307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7552" table:style-name="ce9">
            <text:p>81307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7612" table:style-name="ce9">
            <text:p>81307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7642" table:style-name="ce9">
            <text:p>81307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7712" table:style-name="ce9">
            <text:p>81307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7752" table:style-name="ce9">
            <text:p>81307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7902" table:style-name="ce9">
            <text:p>813079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8122" table:style-name="ce9">
            <text:p>81308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8272" table:style-name="ce9">
            <text:p>81308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8292" table:style-name="ce9">
            <text:p>81308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8442" table:style-name="ce9">
            <text:p>81308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8492" table:style-name="ce9">
            <text:p>81308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8712" table:style-name="ce9">
            <text:p>81308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8822" table:style-name="ce9">
            <text:p>81308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8832" table:style-name="ce9">
            <text:p>81308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8892" table:style-name="ce9">
            <text:p>81308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8942" table:style-name="ce9">
            <text:p>81308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9012" table:style-name="ce9">
            <text:p>81309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9142" table:style-name="ce9">
            <text:p>81309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9392" table:style-name="ce9">
            <text:p>81309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9602" table:style-name="ce9">
            <text:p>81309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9662" table:style-name="ce9">
            <text:p>81309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9682" table:style-name="ce9">
            <text:p>81309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09752" table:style-name="ce9">
            <text:p>81309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0092" table:style-name="ce9">
            <text:p>81310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0102" table:style-name="ce9">
            <text:p>81310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0162" table:style-name="ce9">
            <text:p>81310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0242" table:style-name="ce9">
            <text:p>81310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0322" table:style-name="ce9">
            <text:p>81310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0332" table:style-name="ce9">
            <text:p>81310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0422" table:style-name="ce9">
            <text:p>81310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0432" table:style-name="ce9">
            <text:p>81310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0452" table:style-name="ce9">
            <text:p>81310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0692" table:style-name="ce9">
            <text:p>81310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0772" table:style-name="ce9">
            <text:p>81310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0822" table:style-name="ce9">
            <text:p>81310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0872" table:style-name="ce9">
            <text:p>81310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0892" table:style-name="ce9">
            <text:p>81310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0952" table:style-name="ce9">
            <text:p>81310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0962" table:style-name="ce9">
            <text:p>81310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1082" table:style-name="ce9">
            <text:p>81311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1172" table:style-name="ce9">
            <text:p>81311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1182" table:style-name="ce9">
            <text:p>81311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1202" table:style-name="ce9">
            <text:p>81311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1232" table:style-name="ce9">
            <text:p>81311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1392" table:style-name="ce9">
            <text:p>81311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1442" table:style-name="ce9">
            <text:p>81311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1472" table:style-name="ce9">
            <text:p>81311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1602" table:style-name="ce9">
            <text:p>81311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1662" table:style-name="ce9">
            <text:p>81311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1822" table:style-name="ce9">
            <text:p>81311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1922" table:style-name="ce9">
            <text:p>81311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2002" table:style-name="ce9">
            <text:p>81312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2132" table:style-name="ce9">
            <text:p>81312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2172" table:style-name="ce9">
            <text:p>81312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2342" table:style-name="ce9">
            <text:p>81312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2382" table:style-name="ce9">
            <text:p>81312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2472" table:style-name="ce9">
            <text:p>81312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2582" table:style-name="ce9">
            <text:p>81312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2592" table:style-name="ce9">
            <text:p>81312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2632" table:style-name="ce9">
            <text:p>81312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2642" table:style-name="ce9">
            <text:p>813126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2652" table:style-name="ce9">
            <text:p>81312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2762" table:style-name="ce9">
            <text:p>81312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2802" table:style-name="ce9">
            <text:p>81312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2902" table:style-name="ce9">
            <text:p>81312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3012" table:style-name="ce9">
            <text:p>81313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3162" table:style-name="ce9">
            <text:p>81313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3242" table:style-name="ce9">
            <text:p>81313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3262" table:style-name="ce9">
            <text:p>81313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3302" table:style-name="ce9">
            <text:p>81313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3422" table:style-name="ce9">
            <text:p>81313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3492" table:style-name="ce9">
            <text:p>813134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3532" table:style-name="ce9">
            <text:p>81313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3592" table:style-name="ce9">
            <text:p>81313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3632" table:style-name="ce9">
            <text:p>81313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3762" table:style-name="ce9">
            <text:p>81313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3842" table:style-name="ce9">
            <text:p>81313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3932" table:style-name="ce9">
            <text:p>81313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3972" table:style-name="ce9">
            <text:p>81313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3992" table:style-name="ce9">
            <text:p>81313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4192" table:style-name="ce9">
            <text:p>81314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4222" table:style-name="ce9">
            <text:p>81314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4302" table:style-name="ce9">
            <text:p>81314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4312" table:style-name="ce9">
            <text:p>81314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4442" table:style-name="ce9">
            <text:p>81314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4482" table:style-name="ce9">
            <text:p>81314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4612" table:style-name="ce9">
            <text:p>81314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4762" table:style-name="ce9">
            <text:p>81314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4782" table:style-name="ce9">
            <text:p>81314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4832" table:style-name="ce9">
            <text:p>81314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5792" table:style-name="ce9">
            <text:p>81315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6012" table:style-name="ce9">
            <text:p>81316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6032" table:style-name="ce9">
            <text:p>81316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6422" table:style-name="ce9">
            <text:p>81316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6442" table:style-name="ce9">
            <text:p>81316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6492" table:style-name="ce9">
            <text:p>81316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6562" table:style-name="ce9">
            <text:p>81316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6842" table:style-name="ce9">
            <text:p>81316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6912" table:style-name="ce9">
            <text:p>81316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7152" table:style-name="ce9">
            <text:p>81317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7212" table:style-name="ce9">
            <text:p>81317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7242" table:style-name="ce9">
            <text:p>81317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7582" table:style-name="ce9">
            <text:p>81317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7732" table:style-name="ce9">
            <text:p>81317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7942" table:style-name="ce9">
            <text:p>81317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8302" table:style-name="ce9">
            <text:p>81318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8412" table:style-name="ce9">
            <text:p>81318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8422" table:style-name="ce9">
            <text:p>81318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8522" table:style-name="ce9">
            <text:p>81318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8632" table:style-name="ce9">
            <text:p>81318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8682" table:style-name="ce9">
            <text:p>81318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8702" table:style-name="ce9">
            <text:p>81318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9092" table:style-name="ce9">
            <text:p>813190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9182" table:style-name="ce9">
            <text:p>81319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9282" table:style-name="ce9">
            <text:p>81319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19472" table:style-name="ce9">
            <text:p>813194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0032" table:style-name="ce9">
            <text:p>81320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0132" table:style-name="ce9">
            <text:p>81320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0872" table:style-name="ce9">
            <text:p>81320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1092" table:style-name="ce9">
            <text:p>81321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1222" table:style-name="ce9">
            <text:p>81321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1622" table:style-name="ce9">
            <text:p>81321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2222" table:style-name="ce9">
            <text:p>81322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2452" table:style-name="ce9">
            <text:p>81322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3132" table:style-name="ce9">
            <text:p>81323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4532" table:style-name="ce9">
            <text:p>81324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4982" table:style-name="ce9">
            <text:p>813249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5182" table:style-name="ce9">
            <text:p>81325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5202" table:style-name="ce9">
            <text:p>81325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5222" table:style-name="ce9">
            <text:p>81325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5242" table:style-name="ce9">
            <text:p>81325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5272" table:style-name="ce9">
            <text:p>81325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5302" table:style-name="ce9">
            <text:p>81325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5342" table:style-name="ce9">
            <text:p>81325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5352" table:style-name="ce9">
            <text:p>81325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5392" table:style-name="ce9">
            <text:p>813253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5412" table:style-name="ce9">
            <text:p>813254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5452" table:style-name="ce9">
            <text:p>81325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5472" table:style-name="ce9">
            <text:p>81325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5482" table:style-name="ce9">
            <text:p>81325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5492" table:style-name="ce9">
            <text:p>81325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5532" table:style-name="ce9">
            <text:p>81325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5612" table:style-name="ce9">
            <text:p>81325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5672" table:style-name="ce9">
            <text:p>81325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5842" table:style-name="ce9">
            <text:p>81325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5902" table:style-name="ce9">
            <text:p>81325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5962" table:style-name="ce9">
            <text:p>81325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5972" table:style-name="ce9">
            <text:p>81325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5982" table:style-name="ce9">
            <text:p>81325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6022" table:style-name="ce9">
            <text:p>81326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6042" table:style-name="ce9">
            <text:p>81326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6132" table:style-name="ce9">
            <text:p>81326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6232" table:style-name="ce9">
            <text:p>81326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6252" table:style-name="ce9">
            <text:p>813262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6282" table:style-name="ce9">
            <text:p>81326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6372" table:style-name="ce9">
            <text:p>813263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6402" table:style-name="ce9">
            <text:p>81326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6412" table:style-name="ce9">
            <text:p>81326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6452" table:style-name="ce9">
            <text:p>813264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6472" table:style-name="ce9">
            <text:p>81326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6532" table:style-name="ce9">
            <text:p>81326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6542" table:style-name="ce9">
            <text:p>81326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6562" table:style-name="ce9">
            <text:p>81326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6742" table:style-name="ce9">
            <text:p>81326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6762" table:style-name="ce9">
            <text:p>81326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6882" table:style-name="ce9">
            <text:p>81326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6952" table:style-name="ce9">
            <text:p>81326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6992" table:style-name="ce9">
            <text:p>81326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7092" table:style-name="ce9">
            <text:p>81327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7132" table:style-name="ce9">
            <text:p>81327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7182" table:style-name="ce9">
            <text:p>81327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7262" table:style-name="ce9">
            <text:p>81327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7292" table:style-name="ce9">
            <text:p>81327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7322" table:style-name="ce9">
            <text:p>81327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7342" table:style-name="ce9">
            <text:p>81327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7432" table:style-name="ce9">
            <text:p>81327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7532" table:style-name="ce9">
            <text:p>81327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7582" table:style-name="ce9">
            <text:p>81327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7862" table:style-name="ce9">
            <text:p>81327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7922" table:style-name="ce9">
            <text:p>81327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8002" table:style-name="ce9">
            <text:p>81328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8092" table:style-name="ce9">
            <text:p>81328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8132" table:style-name="ce9">
            <text:p>81328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8192" table:style-name="ce9">
            <text:p>81328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8302" table:style-name="ce9">
            <text:p>81328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8402" table:style-name="ce9">
            <text:p>81328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8442" table:style-name="ce9">
            <text:p>81328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8472" table:style-name="ce9">
            <text:p>81328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8562" table:style-name="ce9">
            <text:p>81328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8622" table:style-name="ce9">
            <text:p>81328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8792" table:style-name="ce9">
            <text:p>81328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8932" table:style-name="ce9">
            <text:p>81328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8942" table:style-name="ce9">
            <text:p>81328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8982" table:style-name="ce9">
            <text:p>81328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9172" table:style-name="ce9">
            <text:p>81329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9322" table:style-name="ce9">
            <text:p>81329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9462" table:style-name="ce9">
            <text:p>813294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9502" table:style-name="ce9">
            <text:p>81329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9552" table:style-name="ce9">
            <text:p>81329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9802" table:style-name="ce9">
            <text:p>81329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29852" table:style-name="ce9">
            <text:p>813298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0092" table:style-name="ce9">
            <text:p>81330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0122" table:style-name="ce9">
            <text:p>81330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0282" table:style-name="ce9">
            <text:p>81330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0372" table:style-name="ce9">
            <text:p>81330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0422" table:style-name="ce9">
            <text:p>81330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0442" table:style-name="ce9">
            <text:p>81330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0512" table:style-name="ce9">
            <text:p>81330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0722" table:style-name="ce9">
            <text:p>81330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0792" table:style-name="ce9">
            <text:p>81330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0832" table:style-name="ce9">
            <text:p>81330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0852" table:style-name="ce9">
            <text:p>81330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1042" table:style-name="ce9">
            <text:p>81331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1062" table:style-name="ce9">
            <text:p>81331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1182" table:style-name="ce9">
            <text:p>81331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1192" table:style-name="ce9">
            <text:p>81331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1302" table:style-name="ce9">
            <text:p>81331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1312" table:style-name="ce9">
            <text:p>81331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1422" table:style-name="ce9">
            <text:p>81331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1562" table:style-name="ce9">
            <text:p>81331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1582" table:style-name="ce9">
            <text:p>81331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1652" table:style-name="ce9">
            <text:p>81331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1752" table:style-name="ce9">
            <text:p>81331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1972" table:style-name="ce9">
            <text:p>81331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2102" table:style-name="ce9">
            <text:p>813321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2152" table:style-name="ce9">
            <text:p>81332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2252" table:style-name="ce9">
            <text:p>81332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2442" table:style-name="ce9">
            <text:p>81332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2632" table:style-name="ce9">
            <text:p>81332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2642" table:style-name="ce9">
            <text:p>81332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2752" table:style-name="ce9">
            <text:p>81332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2922" table:style-name="ce9">
            <text:p>81332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2992" table:style-name="ce9">
            <text:p>81332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3062" table:style-name="ce9">
            <text:p>813330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3482" table:style-name="ce9">
            <text:p>813334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3522" table:style-name="ce9">
            <text:p>81333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3602" table:style-name="ce9">
            <text:p>813336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3632" table:style-name="ce9">
            <text:p>81333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3682" table:style-name="ce9">
            <text:p>81333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3832" table:style-name="ce9">
            <text:p>81333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4192" table:style-name="ce9">
            <text:p>81334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4332" table:style-name="ce9">
            <text:p>81334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4582" table:style-name="ce9">
            <text:p>813345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4792" table:style-name="ce9">
            <text:p>81334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4942" table:style-name="ce9">
            <text:p>81334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4992" table:style-name="ce9">
            <text:p>81334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5112" table:style-name="ce9">
            <text:p>81335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5352" table:style-name="ce9">
            <text:p>81335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5362" table:style-name="ce9">
            <text:p>81335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5412" table:style-name="ce9">
            <text:p>81335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5422" table:style-name="ce9">
            <text:p>81335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5582" table:style-name="ce9">
            <text:p>81335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5592" table:style-name="ce9">
            <text:p>813355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5712" table:style-name="ce9">
            <text:p>813357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6232" table:style-name="ce9">
            <text:p>81336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6392" table:style-name="ce9">
            <text:p>813363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6452" table:style-name="ce9">
            <text:p>81336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6622" table:style-name="ce9">
            <text:p>81336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6832" table:style-name="ce9">
            <text:p>81336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6852" table:style-name="ce9">
            <text:p>81336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6872" table:style-name="ce9">
            <text:p>81336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6952" table:style-name="ce9">
            <text:p>81336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7062" table:style-name="ce9">
            <text:p>81337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7112" table:style-name="ce9">
            <text:p>81337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7132" table:style-name="ce9">
            <text:p>81337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7142" table:style-name="ce9">
            <text:p>81337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7292" table:style-name="ce9">
            <text:p>81337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7382" table:style-name="ce9">
            <text:p>81337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7772" table:style-name="ce9">
            <text:p>81337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7952" table:style-name="ce9">
            <text:p>81337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7962" table:style-name="ce9">
            <text:p>813379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8212" table:style-name="ce9">
            <text:p>81338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8462" table:style-name="ce9">
            <text:p>81338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8782" table:style-name="ce9">
            <text:p>81338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8792" table:style-name="ce9">
            <text:p>81338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9202" table:style-name="ce9">
            <text:p>81339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39272" table:style-name="ce9">
            <text:p>81339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0492" table:style-name="ce9">
            <text:p>81340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0912" table:style-name="ce9">
            <text:p>81340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1562" table:style-name="ce9">
            <text:p>81341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3822" table:style-name="ce9">
            <text:p>81343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4322" table:style-name="ce9">
            <text:p>81344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4332" table:style-name="ce9">
            <text:p>81344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4602" table:style-name="ce9">
            <text:p>81344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4652" table:style-name="ce9">
            <text:p>81344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4732" table:style-name="ce9">
            <text:p>81344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4782" table:style-name="ce9">
            <text:p>813447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4802" table:style-name="ce9">
            <text:p>81344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4912" table:style-name="ce9">
            <text:p>81344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4952" table:style-name="ce9">
            <text:p>81344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5072" table:style-name="ce9">
            <text:p>81345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5092" table:style-name="ce9">
            <text:p>81345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5152" table:style-name="ce9">
            <text:p>81345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5222" table:style-name="ce9">
            <text:p>81345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5242" table:style-name="ce9">
            <text:p>81345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5282" table:style-name="ce9">
            <text:p>81345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5442" table:style-name="ce9">
            <text:p>813454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5452" table:style-name="ce9">
            <text:p>81345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5532" table:style-name="ce9">
            <text:p>81345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5672" table:style-name="ce9">
            <text:p>81345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5732" table:style-name="ce9">
            <text:p>81345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5752" table:style-name="ce9">
            <text:p>81345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5782" table:style-name="ce9">
            <text:p>81345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5932" table:style-name="ce9">
            <text:p>81345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6102" table:style-name="ce9">
            <text:p>81346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6152" table:style-name="ce9">
            <text:p>81346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6232" table:style-name="ce9">
            <text:p>81346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6252" table:style-name="ce9">
            <text:p>81346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6272" table:style-name="ce9">
            <text:p>81346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6392" table:style-name="ce9">
            <text:p>81346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6432" table:style-name="ce9">
            <text:p>81346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6462" table:style-name="ce9">
            <text:p>81346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6662" table:style-name="ce9">
            <text:p>81346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6742" table:style-name="ce9">
            <text:p>81346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6782" table:style-name="ce9">
            <text:p>81346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6862" table:style-name="ce9">
            <text:p>81346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6922" table:style-name="ce9">
            <text:p>81346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6932" table:style-name="ce9">
            <text:p>81346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7082" table:style-name="ce9">
            <text:p>813470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7182" table:style-name="ce9">
            <text:p>81347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7192" table:style-name="ce9">
            <text:p>81347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7272" table:style-name="ce9">
            <text:p>81347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7322" table:style-name="ce9">
            <text:p>81347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7572" table:style-name="ce9">
            <text:p>813475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7592" table:style-name="ce9">
            <text:p>813475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7702" table:style-name="ce9">
            <text:p>81347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7742" table:style-name="ce9">
            <text:p>81347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7952" table:style-name="ce9">
            <text:p>81347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8012" table:style-name="ce9">
            <text:p>81348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8042" table:style-name="ce9">
            <text:p>81348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8072" table:style-name="ce9">
            <text:p>81348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8162" table:style-name="ce9">
            <text:p>81348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8302" table:style-name="ce9">
            <text:p>813483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8342" table:style-name="ce9">
            <text:p>81348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8372" table:style-name="ce9">
            <text:p>81348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8462" table:style-name="ce9">
            <text:p>81348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8492" table:style-name="ce9">
            <text:p>81348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8582" table:style-name="ce9">
            <text:p>81348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8682" table:style-name="ce9">
            <text:p>81348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8722" table:style-name="ce9">
            <text:p>81348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8822" table:style-name="ce9">
            <text:p>81348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8942" table:style-name="ce9">
            <text:p>81348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8982" table:style-name="ce9">
            <text:p>81348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9012" table:style-name="ce9">
            <text:p>81349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9022" table:style-name="ce9">
            <text:p>81349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9052" table:style-name="ce9">
            <text:p>81349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9072" table:style-name="ce9">
            <text:p>81349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9112" table:style-name="ce9">
            <text:p>81349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9182" table:style-name="ce9">
            <text:p>81349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9202" table:style-name="ce9">
            <text:p>81349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9262" table:style-name="ce9">
            <text:p>81349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9272" table:style-name="ce9">
            <text:p>81349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9502" table:style-name="ce9">
            <text:p>81349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9542" table:style-name="ce9">
            <text:p>81349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9612" table:style-name="ce9">
            <text:p>81349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9672" table:style-name="ce9">
            <text:p>81349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9742" table:style-name="ce9">
            <text:p>81349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9902" table:style-name="ce9">
            <text:p>813499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9952" table:style-name="ce9">
            <text:p>81349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49972" table:style-name="ce9">
            <text:p>81349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0042" table:style-name="ce9">
            <text:p>81350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0142" table:style-name="ce9">
            <text:p>81350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0332" table:style-name="ce9">
            <text:p>81350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0342" table:style-name="ce9">
            <text:p>81350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0402" table:style-name="ce9">
            <text:p>81350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0412" table:style-name="ce9">
            <text:p>81350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0422" table:style-name="ce9">
            <text:p>813504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0432" table:style-name="ce9">
            <text:p>81350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0442" table:style-name="ce9">
            <text:p>81350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0542" table:style-name="ce9">
            <text:p>81350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0842" table:style-name="ce9">
            <text:p>81350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0852" table:style-name="ce9">
            <text:p>81350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0882" table:style-name="ce9">
            <text:p>81350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1052" table:style-name="ce9">
            <text:p>81351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1182" table:style-name="ce9">
            <text:p>81351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1202" table:style-name="ce9">
            <text:p>81351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1502" table:style-name="ce9">
            <text:p>81351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1562" table:style-name="ce9">
            <text:p>81351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1822" table:style-name="ce9">
            <text:p>81351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1942" table:style-name="ce9">
            <text:p>81351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2022" table:style-name="ce9">
            <text:p>81352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2082" table:style-name="ce9">
            <text:p>81352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2282" table:style-name="ce9">
            <text:p>81352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2332" table:style-name="ce9">
            <text:p>81352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2342" table:style-name="ce9">
            <text:p>81352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2402" table:style-name="ce9">
            <text:p>81352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2612" table:style-name="ce9">
            <text:p>81352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3052" table:style-name="ce9">
            <text:p>81353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3342" table:style-name="ce9">
            <text:p>813533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3522" table:style-name="ce9">
            <text:p>81353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4232" table:style-name="ce9">
            <text:p>81354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4272" table:style-name="ce9">
            <text:p>81354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4412" table:style-name="ce9">
            <text:p>81354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4462" table:style-name="ce9">
            <text:p>81354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4482" table:style-name="ce9">
            <text:p>81354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4572" table:style-name="ce9">
            <text:p>81354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4582" table:style-name="ce9">
            <text:p>81354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4612" table:style-name="ce9">
            <text:p>81354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4712" table:style-name="ce9">
            <text:p>81354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4742" table:style-name="ce9">
            <text:p>81354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4902" table:style-name="ce9">
            <text:p>81354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4912" table:style-name="ce9">
            <text:p>81354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4932" table:style-name="ce9">
            <text:p>81354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5092" table:style-name="ce9">
            <text:p>81355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5342" table:style-name="ce9">
            <text:p>81355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5432" table:style-name="ce9">
            <text:p>81355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5522" table:style-name="ce9">
            <text:p>81355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5542" table:style-name="ce9">
            <text:p>81355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5832" table:style-name="ce9">
            <text:p>81355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5852" table:style-name="ce9">
            <text:p>81355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5862" table:style-name="ce9">
            <text:p>81355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5892" table:style-name="ce9">
            <text:p>81355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6382" table:style-name="ce9">
            <text:p>81356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6542" table:style-name="ce9">
            <text:p>81356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6722" table:style-name="ce9">
            <text:p>81356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7012" table:style-name="ce9">
            <text:p>81357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7192" table:style-name="ce9">
            <text:p>81357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7232" table:style-name="ce9">
            <text:p>81357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7702" table:style-name="ce9">
            <text:p>81357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7842" table:style-name="ce9">
            <text:p>81357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8202" table:style-name="ce9">
            <text:p>81358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8362" table:style-name="ce9">
            <text:p>81358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8402" table:style-name="ce9">
            <text:p>81358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8462" table:style-name="ce9">
            <text:p>81358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9062" table:style-name="ce9">
            <text:p>81359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9192" table:style-name="ce9">
            <text:p>81359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9232" table:style-name="ce9">
            <text:p>81359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9332" table:style-name="ce9">
            <text:p>81359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59912" table:style-name="ce9">
            <text:p>81359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0172" table:style-name="ce9">
            <text:p>81360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0482" table:style-name="ce9">
            <text:p>81360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2122" table:style-name="ce9">
            <text:p>81362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2312" table:style-name="ce9">
            <text:p>81362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4352" table:style-name="ce9">
            <text:p>81364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4582" table:style-name="ce9">
            <text:p>81364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4662" table:style-name="ce9">
            <text:p>81364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4842" table:style-name="ce9">
            <text:p>81364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4932" table:style-name="ce9">
            <text:p>81364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4962" table:style-name="ce9">
            <text:p>81364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5112" table:style-name="ce9">
            <text:p>81365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5162" table:style-name="ce9">
            <text:p>81365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5172" table:style-name="ce9">
            <text:p>813651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5242" table:style-name="ce9">
            <text:p>81365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5322" table:style-name="ce9">
            <text:p>81365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5342" table:style-name="ce9">
            <text:p>81365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5372" table:style-name="ce9">
            <text:p>81365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5402" table:style-name="ce9">
            <text:p>81365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5482" table:style-name="ce9">
            <text:p>81365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5682" table:style-name="ce9">
            <text:p>81365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5882" table:style-name="ce9">
            <text:p>81365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5892" table:style-name="ce9">
            <text:p>81365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5912" table:style-name="ce9">
            <text:p>81365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5952" table:style-name="ce9">
            <text:p>81365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6142" table:style-name="ce9">
            <text:p>81366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6212" table:style-name="ce9">
            <text:p>81366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6222" table:style-name="ce9">
            <text:p>81366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6342" table:style-name="ce9">
            <text:p>813663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6362" table:style-name="ce9">
            <text:p>81366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6422" table:style-name="ce9">
            <text:p>813664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6462" table:style-name="ce9">
            <text:p>81366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6492" table:style-name="ce9">
            <text:p>81366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6552" table:style-name="ce9">
            <text:p>81366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6632" table:style-name="ce9">
            <text:p>81366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6652" table:style-name="ce9">
            <text:p>81366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6872" table:style-name="ce9">
            <text:p>81366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7022" table:style-name="ce9">
            <text:p>813670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7082" table:style-name="ce9">
            <text:p>81367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7272" table:style-name="ce9">
            <text:p>81367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7292" table:style-name="ce9">
            <text:p>81367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7372" table:style-name="ce9">
            <text:p>81367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7452" table:style-name="ce9">
            <text:p>81367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7502" table:style-name="ce9">
            <text:p>81367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7522" table:style-name="ce9">
            <text:p>81367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7622" table:style-name="ce9">
            <text:p>81367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7712" table:style-name="ce9">
            <text:p>81367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7802" table:style-name="ce9">
            <text:p>81367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8142" table:style-name="ce9">
            <text:p>81368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8152" table:style-name="ce9">
            <text:p>81368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8662" table:style-name="ce9">
            <text:p>81368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8742" table:style-name="ce9">
            <text:p>81368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8812" table:style-name="ce9">
            <text:p>81368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8822" table:style-name="ce9">
            <text:p>813688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9102" table:style-name="ce9">
            <text:p>81369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9222" table:style-name="ce9">
            <text:p>813692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9512" table:style-name="ce9">
            <text:p>813695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9912" table:style-name="ce9">
            <text:p>81369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69962" table:style-name="ce9">
            <text:p>813699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0062" table:style-name="ce9">
            <text:p>81370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0082" table:style-name="ce9">
            <text:p>81370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0372" table:style-name="ce9">
            <text:p>81370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0422" table:style-name="ce9">
            <text:p>81370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0542" table:style-name="ce9">
            <text:p>81370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0622" table:style-name="ce9">
            <text:p>813706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0702" table:style-name="ce9">
            <text:p>81370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0952" table:style-name="ce9">
            <text:p>81370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1012" table:style-name="ce9">
            <text:p>81371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1022" table:style-name="ce9">
            <text:p>81371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1032" table:style-name="ce9">
            <text:p>81371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1132" table:style-name="ce9">
            <text:p>813711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1602" table:style-name="ce9">
            <text:p>81371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2962" table:style-name="ce9">
            <text:p>81372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3002" table:style-name="ce9">
            <text:p>81373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3482" table:style-name="ce9">
            <text:p>81373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3572" table:style-name="ce9">
            <text:p>81373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3792" table:style-name="ce9">
            <text:p>81373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3842" table:style-name="ce9">
            <text:p>81373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4252" table:style-name="ce9">
            <text:p>81374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4452" table:style-name="ce9">
            <text:p>81374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4932" table:style-name="ce9">
            <text:p>81374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5872" table:style-name="ce9">
            <text:p>81375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6022" table:style-name="ce9">
            <text:p>81376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6412" table:style-name="ce9">
            <text:p>81376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6782" table:style-name="ce9">
            <text:p>81376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6932" table:style-name="ce9">
            <text:p>81376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8282" table:style-name="ce9">
            <text:p>81378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8892" table:style-name="ce9">
            <text:p>81378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9022" table:style-name="ce9">
            <text:p>81379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9122" table:style-name="ce9">
            <text:p>81379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9422" table:style-name="ce9">
            <text:p>81379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9462" table:style-name="ce9">
            <text:p>81379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9702" table:style-name="ce9">
            <text:p>81379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9712" table:style-name="ce9">
            <text:p>81379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79932" table:style-name="ce9">
            <text:p>81379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0232" table:style-name="ce9">
            <text:p>81380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0322" table:style-name="ce9">
            <text:p>81380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0342" table:style-name="ce9">
            <text:p>81380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0622" table:style-name="ce9">
            <text:p>81380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2242" table:style-name="ce9">
            <text:p>81382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2502" table:style-name="ce9">
            <text:p>81382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3912" table:style-name="ce9">
            <text:p>81383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4412" table:style-name="ce9">
            <text:p>81384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4432" table:style-name="ce9">
            <text:p>81384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4442" table:style-name="ce9">
            <text:p>81384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4472" table:style-name="ce9">
            <text:p>813844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4492" table:style-name="ce9">
            <text:p>81384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4502" table:style-name="ce9">
            <text:p>81384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4522" table:style-name="ce9">
            <text:p>81384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4532" table:style-name="ce9">
            <text:p>81384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4562" table:style-name="ce9">
            <text:p>81384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4672" table:style-name="ce9">
            <text:p>81384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4722" table:style-name="ce9">
            <text:p>81384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4752" table:style-name="ce9">
            <text:p>81384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5062" table:style-name="ce9">
            <text:p>813850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5092" table:style-name="ce9">
            <text:p>813850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5132" table:style-name="ce9">
            <text:p>81385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5162" table:style-name="ce9">
            <text:p>81385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5242" table:style-name="ce9">
            <text:p>81385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5412" table:style-name="ce9">
            <text:p>81385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5432" table:style-name="ce9">
            <text:p>81385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5462" table:style-name="ce9">
            <text:p>81385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5802" table:style-name="ce9">
            <text:p>81385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5812" table:style-name="ce9">
            <text:p>81385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6012" table:style-name="ce9">
            <text:p>81386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6042" table:style-name="ce9">
            <text:p>81386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6212" table:style-name="ce9">
            <text:p>81386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6222" table:style-name="ce9">
            <text:p>81386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6272" table:style-name="ce9">
            <text:p>81386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6412" table:style-name="ce9">
            <text:p>81386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6472" table:style-name="ce9">
            <text:p>81386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6552" table:style-name="ce9">
            <text:p>81386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6582" table:style-name="ce9">
            <text:p>81386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6742" table:style-name="ce9">
            <text:p>81386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6832" table:style-name="ce9">
            <text:p>81386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6892" table:style-name="ce9">
            <text:p>81386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6962" table:style-name="ce9">
            <text:p>81386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6982" table:style-name="ce9">
            <text:p>81386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7002" table:style-name="ce9">
            <text:p>81387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7082" table:style-name="ce9">
            <text:p>81387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7312" table:style-name="ce9">
            <text:p>81387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7512" table:style-name="ce9">
            <text:p>81387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7582" table:style-name="ce9">
            <text:p>813875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7592" table:style-name="ce9">
            <text:p>81387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7672" table:style-name="ce9">
            <text:p>81387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7802" table:style-name="ce9">
            <text:p>813878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7812" table:style-name="ce9">
            <text:p>81387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7912" table:style-name="ce9">
            <text:p>81387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8072" table:style-name="ce9">
            <text:p>81388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8082" table:style-name="ce9">
            <text:p>81388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8152" table:style-name="ce9">
            <text:p>81388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8232" table:style-name="ce9">
            <text:p>81388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8252" table:style-name="ce9">
            <text:p>81388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8292" table:style-name="ce9">
            <text:p>81388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8352" table:style-name="ce9">
            <text:p>81388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8412" table:style-name="ce9">
            <text:p>81388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8652" table:style-name="ce9">
            <text:p>81388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9102" table:style-name="ce9">
            <text:p>81389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9142" table:style-name="ce9">
            <text:p>813891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9402" table:style-name="ce9">
            <text:p>81389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9442" table:style-name="ce9">
            <text:p>81389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9522" table:style-name="ce9">
            <text:p>81389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9532" table:style-name="ce9">
            <text:p>81389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89932" table:style-name="ce9">
            <text:p>81389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0022" table:style-name="ce9">
            <text:p>81390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0052" table:style-name="ce9">
            <text:p>81390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0482" table:style-name="ce9">
            <text:p>81390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0942" table:style-name="ce9">
            <text:p>81390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1112" table:style-name="ce9">
            <text:p>81391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1552" table:style-name="ce9">
            <text:p>81391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1722" table:style-name="ce9">
            <text:p>81391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2132" table:style-name="ce9">
            <text:p>813921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2202" table:style-name="ce9">
            <text:p>81392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2452" table:style-name="ce9">
            <text:p>81392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2482" table:style-name="ce9">
            <text:p>813924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2872" table:style-name="ce9">
            <text:p>81392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2942" table:style-name="ce9">
            <text:p>81392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3122" table:style-name="ce9">
            <text:p>81393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3332" table:style-name="ce9">
            <text:p>81393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3552" table:style-name="ce9">
            <text:p>81393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4212" table:style-name="ce9">
            <text:p>81394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4242" table:style-name="ce9">
            <text:p>81394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4572" table:style-name="ce9">
            <text:p>81394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4592" table:style-name="ce9">
            <text:p>81394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5632" table:style-name="ce9">
            <text:p>81395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5932" table:style-name="ce9">
            <text:p>81395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6502" table:style-name="ce9">
            <text:p>81396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7022" table:style-name="ce9">
            <text:p>81397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7052" table:style-name="ce9">
            <text:p>81397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7302" table:style-name="ce9">
            <text:p>81397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7582" table:style-name="ce9">
            <text:p>81397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7892" table:style-name="ce9">
            <text:p>81397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8042" table:style-name="ce9">
            <text:p>81398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8202" table:style-name="ce9">
            <text:p>81398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9142" table:style-name="ce9">
            <text:p>81399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9162" table:style-name="ce9">
            <text:p>81399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9572" table:style-name="ce9">
            <text:p>81399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399992" table:style-name="ce9">
            <text:p>81399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1352" table:style-name="ce9">
            <text:p>81401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1392" table:style-name="ce9">
            <text:p>81401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1402" table:style-name="ce9">
            <text:p>81401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1422" table:style-name="ce9">
            <text:p>81401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1452" table:style-name="ce9">
            <text:p>81401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1512" table:style-name="ce9">
            <text:p>81401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1592" table:style-name="ce9">
            <text:p>81401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1612" table:style-name="ce9">
            <text:p>81401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1822" table:style-name="ce9">
            <text:p>81401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1902" table:style-name="ce9">
            <text:p>81401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2122" table:style-name="ce9">
            <text:p>81402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2192" table:style-name="ce9">
            <text:p>81402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2222" table:style-name="ce9">
            <text:p>81402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2502" table:style-name="ce9">
            <text:p>814025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2762" table:style-name="ce9">
            <text:p>814027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2852" table:style-name="ce9">
            <text:p>81402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2872" table:style-name="ce9">
            <text:p>81402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3192" table:style-name="ce9">
            <text:p>81403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3452" table:style-name="ce9">
            <text:p>814034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3652" table:style-name="ce9">
            <text:p>81403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3752" table:style-name="ce9">
            <text:p>81403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3862" table:style-name="ce9">
            <text:p>81403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3892" table:style-name="ce9">
            <text:p>81403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3912" table:style-name="ce9">
            <text:p>81403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3962" table:style-name="ce9">
            <text:p>814039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4022" table:style-name="ce9">
            <text:p>81404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4152" table:style-name="ce9">
            <text:p>814041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4222" table:style-name="ce9">
            <text:p>81404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4232" table:style-name="ce9">
            <text:p>814042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4362" table:style-name="ce9">
            <text:p>81404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4422" table:style-name="ce9">
            <text:p>81404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4852" table:style-name="ce9">
            <text:p>81404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4932" table:style-name="ce9">
            <text:p>81404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4962" table:style-name="ce9">
            <text:p>81404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5152" table:style-name="ce9">
            <text:p>81405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5292" table:style-name="ce9">
            <text:p>814052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5542" table:style-name="ce9">
            <text:p>81405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5672" table:style-name="ce9">
            <text:p>81405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5952" table:style-name="ce9">
            <text:p>81405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6682" table:style-name="ce9">
            <text:p>81406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6732" table:style-name="ce9">
            <text:p>81406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6932" table:style-name="ce9">
            <text:p>81406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7232" table:style-name="ce9">
            <text:p>81407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7242" table:style-name="ce9">
            <text:p>81407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7362" table:style-name="ce9">
            <text:p>81407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7372" table:style-name="ce9">
            <text:p>81407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7622" table:style-name="ce9">
            <text:p>81407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7942" table:style-name="ce9">
            <text:p>81407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8892" table:style-name="ce9">
            <text:p>81408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9052" table:style-name="ce9">
            <text:p>81409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09602" table:style-name="ce9">
            <text:p>81409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0952" table:style-name="ce9">
            <text:p>81410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0982" table:style-name="ce9">
            <text:p>81410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1072" table:style-name="ce9">
            <text:p>81411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1142" table:style-name="ce9">
            <text:p>81411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1302" table:style-name="ce9">
            <text:p>81411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2082" table:style-name="ce9">
            <text:p>81412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2192" table:style-name="ce9">
            <text:p>81412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2202" table:style-name="ce9">
            <text:p>81412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2672" table:style-name="ce9">
            <text:p>81412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3312" table:style-name="ce9">
            <text:p>81413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3382" table:style-name="ce9">
            <text:p>81413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3462" table:style-name="ce9">
            <text:p>814134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3852" table:style-name="ce9">
            <text:p>81413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4112" table:style-name="ce9">
            <text:p>81414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4122" table:style-name="ce9">
            <text:p>814141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4392" table:style-name="ce9">
            <text:p>81414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5112" table:style-name="ce9">
            <text:p>81415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5152" table:style-name="ce9">
            <text:p>81415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5722" table:style-name="ce9">
            <text:p>81415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5802" table:style-name="ce9">
            <text:p>81415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5822" table:style-name="ce9">
            <text:p>81415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5842" table:style-name="ce9">
            <text:p>81415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5972" table:style-name="ce9">
            <text:p>81415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6002" table:style-name="ce9">
            <text:p>81416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6042" table:style-name="ce9">
            <text:p>81416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6142" table:style-name="ce9">
            <text:p>81416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6282" table:style-name="ce9">
            <text:p>81416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6342" table:style-name="ce9">
            <text:p>81416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7182" table:style-name="ce9">
            <text:p>81417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7412" table:style-name="ce9">
            <text:p>81417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8002" table:style-name="ce9">
            <text:p>81418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8232" table:style-name="ce9">
            <text:p>81418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8462" table:style-name="ce9">
            <text:p>81418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8612" table:style-name="ce9">
            <text:p>81418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8782" table:style-name="ce9">
            <text:p>81418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8812" table:style-name="ce9">
            <text:p>81418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8872" table:style-name="ce9">
            <text:p>81418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9112" table:style-name="ce9">
            <text:p>81419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9202" table:style-name="ce9">
            <text:p>81419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9222" table:style-name="ce9">
            <text:p>81419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9512" table:style-name="ce9">
            <text:p>81419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9532" table:style-name="ce9">
            <text:p>81419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9742" table:style-name="ce9">
            <text:p>81419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19872" table:style-name="ce9">
            <text:p>81419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0442" table:style-name="ce9">
            <text:p>81420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0612" table:style-name="ce9">
            <text:p>81420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0942" table:style-name="ce9">
            <text:p>81420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1242" table:style-name="ce9">
            <text:p>81421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1362" table:style-name="ce9">
            <text:p>81421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1642" table:style-name="ce9">
            <text:p>81421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1692" table:style-name="ce9">
            <text:p>81421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2552" table:style-name="ce9">
            <text:p>81422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2932" table:style-name="ce9">
            <text:p>81422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2992" table:style-name="ce9">
            <text:p>81422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3312" table:style-name="ce9">
            <text:p>81423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3342" table:style-name="ce9">
            <text:p>81423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3762" table:style-name="ce9">
            <text:p>81423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4762" table:style-name="ce9">
            <text:p>81424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5172" table:style-name="ce9">
            <text:p>81425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6142" table:style-name="ce9">
            <text:p>81426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6282" table:style-name="ce9">
            <text:p>81426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6332" table:style-name="ce9">
            <text:p>81426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6382" table:style-name="ce9">
            <text:p>81426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6432" table:style-name="ce9">
            <text:p>81426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6452" table:style-name="ce9">
            <text:p>81426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6462" table:style-name="ce9">
            <text:p>81426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6472" table:style-name="ce9">
            <text:p>81426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6532" table:style-name="ce9">
            <text:p>81426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6602" table:style-name="ce9">
            <text:p>814266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6722" table:style-name="ce9">
            <text:p>81426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6752" table:style-name="ce9">
            <text:p>814267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6832" table:style-name="ce9">
            <text:p>814268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6892" table:style-name="ce9">
            <text:p>81426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7072" table:style-name="ce9">
            <text:p>81427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7152" table:style-name="ce9">
            <text:p>81427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7162" table:style-name="ce9">
            <text:p>81427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7252" table:style-name="ce9">
            <text:p>81427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7302" table:style-name="ce9">
            <text:p>81427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7462" table:style-name="ce9">
            <text:p>81427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7472" table:style-name="ce9">
            <text:p>81427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7702" table:style-name="ce9">
            <text:p>81427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7762" table:style-name="ce9">
            <text:p>81427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7832" table:style-name="ce9">
            <text:p>81427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7862" table:style-name="ce9">
            <text:p>81427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8012" table:style-name="ce9">
            <text:p>81428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8072" table:style-name="ce9">
            <text:p>81428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8122" table:style-name="ce9">
            <text:p>81428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8582" table:style-name="ce9">
            <text:p>81428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8632" table:style-name="ce9">
            <text:p>81428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8942" table:style-name="ce9">
            <text:p>81428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9042" table:style-name="ce9">
            <text:p>81429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9342" table:style-name="ce9">
            <text:p>81429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9372" table:style-name="ce9">
            <text:p>81429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9542" table:style-name="ce9">
            <text:p>81429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9622" table:style-name="ce9">
            <text:p>81429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9902" table:style-name="ce9">
            <text:p>81429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29912" table:style-name="ce9">
            <text:p>81429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0012" table:style-name="ce9">
            <text:p>81430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0042" table:style-name="ce9">
            <text:p>81430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0092" table:style-name="ce9">
            <text:p>81430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0442" table:style-name="ce9">
            <text:p>81430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0462" table:style-name="ce9">
            <text:p>81430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0612" table:style-name="ce9">
            <text:p>81430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0622" table:style-name="ce9">
            <text:p>81430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0792" table:style-name="ce9">
            <text:p>814307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0982" table:style-name="ce9">
            <text:p>81430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1042" table:style-name="ce9">
            <text:p>81431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1362" table:style-name="ce9">
            <text:p>81431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1542" table:style-name="ce9">
            <text:p>81431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1852" table:style-name="ce9">
            <text:p>81431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1892" table:style-name="ce9">
            <text:p>81431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2032" table:style-name="ce9">
            <text:p>81432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2102" table:style-name="ce9">
            <text:p>81432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2222" table:style-name="ce9">
            <text:p>81432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2802" table:style-name="ce9">
            <text:p>81432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2862" table:style-name="ce9">
            <text:p>81432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2882" table:style-name="ce9">
            <text:p>814328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3022" table:style-name="ce9">
            <text:p>81433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3092" table:style-name="ce9">
            <text:p>814330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3192" table:style-name="ce9">
            <text:p>81433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3842" table:style-name="ce9">
            <text:p>814338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4532" table:style-name="ce9">
            <text:p>81434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4582" table:style-name="ce9">
            <text:p>81434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4892" table:style-name="ce9">
            <text:p>81434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5612" table:style-name="ce9">
            <text:p>814356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6172" table:style-name="ce9">
            <text:p>81436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6422" table:style-name="ce9">
            <text:p>81436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6542" table:style-name="ce9">
            <text:p>81436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7272" table:style-name="ce9">
            <text:p>81437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7352" table:style-name="ce9">
            <text:p>81437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7362" table:style-name="ce9">
            <text:p>81437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7402" table:style-name="ce9">
            <text:p>81437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7472" table:style-name="ce9">
            <text:p>81437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7772" table:style-name="ce9">
            <text:p>81437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8092" table:style-name="ce9">
            <text:p>81438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8482" table:style-name="ce9">
            <text:p>81438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8562" table:style-name="ce9">
            <text:p>81438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8572" table:style-name="ce9">
            <text:p>81438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8692" table:style-name="ce9">
            <text:p>81438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8822" table:style-name="ce9">
            <text:p>81438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8902" table:style-name="ce9">
            <text:p>81438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9172" table:style-name="ce9">
            <text:p>81439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9492" table:style-name="ce9">
            <text:p>81439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39712" table:style-name="ce9">
            <text:p>81439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0052" table:style-name="ce9">
            <text:p>81440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0312" table:style-name="ce9">
            <text:p>814403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0832" table:style-name="ce9">
            <text:p>81440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0892" table:style-name="ce9">
            <text:p>81440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2232" table:style-name="ce9">
            <text:p>81442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3312" table:style-name="ce9">
            <text:p>81443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6112" table:style-name="ce9">
            <text:p>81446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6152" table:style-name="ce9">
            <text:p>81446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6212" table:style-name="ce9">
            <text:p>81446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6222" table:style-name="ce9">
            <text:p>81446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6242" table:style-name="ce9">
            <text:p>81446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6312" table:style-name="ce9">
            <text:p>81446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6322" table:style-name="ce9">
            <text:p>81446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6372" table:style-name="ce9">
            <text:p>81446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6542" table:style-name="ce9">
            <text:p>81446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6612" table:style-name="ce9">
            <text:p>81446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6622" table:style-name="ce9">
            <text:p>81446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6682" table:style-name="ce9">
            <text:p>81446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6702" table:style-name="ce9">
            <text:p>81446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6802" table:style-name="ce9">
            <text:p>814468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6912" table:style-name="ce9">
            <text:p>81446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7042" table:style-name="ce9">
            <text:p>81447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7062" table:style-name="ce9">
            <text:p>81447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7142" table:style-name="ce9">
            <text:p>81447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7312" table:style-name="ce9">
            <text:p>81447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7372" table:style-name="ce9">
            <text:p>81447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7602" table:style-name="ce9">
            <text:p>81447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7652" table:style-name="ce9">
            <text:p>81447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7762" table:style-name="ce9">
            <text:p>814477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7792" table:style-name="ce9">
            <text:p>81447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7862" table:style-name="ce9">
            <text:p>81447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8042" table:style-name="ce9">
            <text:p>81448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8082" table:style-name="ce9">
            <text:p>814480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8182" table:style-name="ce9">
            <text:p>81448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8242" table:style-name="ce9">
            <text:p>814482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8292" table:style-name="ce9">
            <text:p>81448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8322" table:style-name="ce9">
            <text:p>81448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8482" table:style-name="ce9">
            <text:p>81448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8502" table:style-name="ce9">
            <text:p>81448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8932" table:style-name="ce9">
            <text:p>81448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9082" table:style-name="ce9">
            <text:p>81449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9342" table:style-name="ce9">
            <text:p>81449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9542" table:style-name="ce9">
            <text:p>81449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9562" table:style-name="ce9">
            <text:p>81449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9712" table:style-name="ce9">
            <text:p>81449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49752" table:style-name="ce9">
            <text:p>81449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0132" table:style-name="ce9">
            <text:p>81450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0422" table:style-name="ce9">
            <text:p>814504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0552" table:style-name="ce9">
            <text:p>81450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0642" table:style-name="ce9">
            <text:p>81450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1032" table:style-name="ce9">
            <text:p>81451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1092" table:style-name="ce9">
            <text:p>81451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1142" table:style-name="ce9">
            <text:p>81451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1452" table:style-name="ce9">
            <text:p>81451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1582" table:style-name="ce9">
            <text:p>81451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1652" table:style-name="ce9">
            <text:p>81451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1822" table:style-name="ce9">
            <text:p>81451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2062" table:style-name="ce9">
            <text:p>81452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2122" table:style-name="ce9">
            <text:p>81452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2352" table:style-name="ce9">
            <text:p>81452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2442" table:style-name="ce9">
            <text:p>814524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2632" table:style-name="ce9">
            <text:p>814526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2792" table:style-name="ce9">
            <text:p>81452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2922" table:style-name="ce9">
            <text:p>81452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3152" table:style-name="ce9">
            <text:p>81453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4092" table:style-name="ce9">
            <text:p>81454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4902" table:style-name="ce9">
            <text:p>81454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5292" table:style-name="ce9">
            <text:p>814552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5422" table:style-name="ce9">
            <text:p>81455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6142" table:style-name="ce9">
            <text:p>81456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6552" table:style-name="ce9">
            <text:p>81456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6802" table:style-name="ce9">
            <text:p>81456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7362" table:style-name="ce9">
            <text:p>81457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7722" table:style-name="ce9">
            <text:p>81457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7952" table:style-name="ce9">
            <text:p>81457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8252" table:style-name="ce9">
            <text:p>81458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9022" table:style-name="ce9">
            <text:p>81459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9122" table:style-name="ce9">
            <text:p>81459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9582" table:style-name="ce9">
            <text:p>814595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9762" table:style-name="ce9">
            <text:p>814597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59902" table:style-name="ce9">
            <text:p>81459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0242" table:style-name="ce9">
            <text:p>81460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0452" table:style-name="ce9">
            <text:p>81460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0522" table:style-name="ce9">
            <text:p>81460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0682" table:style-name="ce9">
            <text:p>81460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0982" table:style-name="ce9">
            <text:p>81460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1212" table:style-name="ce9">
            <text:p>81461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1272" table:style-name="ce9">
            <text:p>81461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1552" table:style-name="ce9">
            <text:p>81461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1592" table:style-name="ce9">
            <text:p>81461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2032" table:style-name="ce9">
            <text:p>81462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2162" table:style-name="ce9">
            <text:p>81462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2172" table:style-name="ce9">
            <text:p>81462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2542" table:style-name="ce9">
            <text:p>81462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2562" table:style-name="ce9">
            <text:p>81462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2952" table:style-name="ce9">
            <text:p>814629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4012" table:style-name="ce9">
            <text:p>81464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4332" table:style-name="ce9">
            <text:p>814643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4492" table:style-name="ce9">
            <text:p>81464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5002" table:style-name="ce9">
            <text:p>81465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6272" table:style-name="ce9">
            <text:p>81466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6542" table:style-name="ce9">
            <text:p>81466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6612" table:style-name="ce9">
            <text:p>81466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6622" table:style-name="ce9">
            <text:p>81466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6662" table:style-name="ce9">
            <text:p>81466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6762" table:style-name="ce9">
            <text:p>81466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6832" table:style-name="ce9">
            <text:p>81466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6872" table:style-name="ce9">
            <text:p>81466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6892" table:style-name="ce9">
            <text:p>81466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6902" table:style-name="ce9">
            <text:p>81466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6912" table:style-name="ce9">
            <text:p>81466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7002" table:style-name="ce9">
            <text:p>81467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7022" table:style-name="ce9">
            <text:p>81467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7052" table:style-name="ce9">
            <text:p>81467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7162" table:style-name="ce9">
            <text:p>81467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7202" table:style-name="ce9">
            <text:p>81467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7222" table:style-name="ce9">
            <text:p>81467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7252" table:style-name="ce9">
            <text:p>81467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7382" table:style-name="ce9">
            <text:p>814673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7512" table:style-name="ce9">
            <text:p>81467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7572" table:style-name="ce9">
            <text:p>81467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7622" table:style-name="ce9">
            <text:p>81467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7642" table:style-name="ce9">
            <text:p>81467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7672" table:style-name="ce9">
            <text:p>81467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7762" table:style-name="ce9">
            <text:p>81467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7992" table:style-name="ce9">
            <text:p>81467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8042" table:style-name="ce9">
            <text:p>81468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8102" table:style-name="ce9">
            <text:p>81468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8132" table:style-name="ce9">
            <text:p>81468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8152" table:style-name="ce9">
            <text:p>81468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8192" table:style-name="ce9">
            <text:p>81468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8222" table:style-name="ce9">
            <text:p>81468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8512" table:style-name="ce9">
            <text:p>81468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8782" table:style-name="ce9">
            <text:p>81468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9062" table:style-name="ce9">
            <text:p>81469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9232" table:style-name="ce9">
            <text:p>81469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9292" table:style-name="ce9">
            <text:p>81469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9362" table:style-name="ce9">
            <text:p>81469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9372" table:style-name="ce9">
            <text:p>81469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9602" table:style-name="ce9">
            <text:p>81469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9612" table:style-name="ce9">
            <text:p>814696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9772" table:style-name="ce9">
            <text:p>81469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9782" table:style-name="ce9">
            <text:p>81469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9812" table:style-name="ce9">
            <text:p>81469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69862" table:style-name="ce9">
            <text:p>81469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0232" table:style-name="ce9">
            <text:p>81470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0252" table:style-name="ce9">
            <text:p>81470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0262" table:style-name="ce9">
            <text:p>81470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0542" table:style-name="ce9">
            <text:p>81470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0692" table:style-name="ce9">
            <text:p>81470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0702" table:style-name="ce9">
            <text:p>81470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0862" table:style-name="ce9">
            <text:p>81470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1162" table:style-name="ce9">
            <text:p>81471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1172" table:style-name="ce9">
            <text:p>81471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1222" table:style-name="ce9">
            <text:p>81471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1372" table:style-name="ce9">
            <text:p>81471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1552" table:style-name="ce9">
            <text:p>81471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1722" table:style-name="ce9">
            <text:p>81471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1732" table:style-name="ce9">
            <text:p>81471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1892" table:style-name="ce9">
            <text:p>81471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2062" table:style-name="ce9">
            <text:p>81472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2122" table:style-name="ce9">
            <text:p>814721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2512" table:style-name="ce9">
            <text:p>81472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2552" table:style-name="ce9">
            <text:p>81472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2662" table:style-name="ce9">
            <text:p>81472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2712" table:style-name="ce9">
            <text:p>814727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3082" table:style-name="ce9">
            <text:p>81473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3192" table:style-name="ce9">
            <text:p>81473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3212" table:style-name="ce9">
            <text:p>81473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3442" table:style-name="ce9">
            <text:p>81473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3512" table:style-name="ce9">
            <text:p>81473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3812" table:style-name="ce9">
            <text:p>81473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3832" table:style-name="ce9">
            <text:p>81473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3902" table:style-name="ce9">
            <text:p>81473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3952" table:style-name="ce9">
            <text:p>81473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4232" table:style-name="ce9">
            <text:p>81474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4382" table:style-name="ce9">
            <text:p>81474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4522" table:style-name="ce9">
            <text:p>81474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4572" table:style-name="ce9">
            <text:p>81474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4582" table:style-name="ce9">
            <text:p>81474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4592" table:style-name="ce9">
            <text:p>81474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4702" table:style-name="ce9">
            <text:p>81474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4712" table:style-name="ce9">
            <text:p>81474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4952" table:style-name="ce9">
            <text:p>81474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4972" table:style-name="ce9">
            <text:p>81474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5052" table:style-name="ce9">
            <text:p>81475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5082" table:style-name="ce9">
            <text:p>81475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5122" table:style-name="ce9">
            <text:p>81475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5192" table:style-name="ce9">
            <text:p>81475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5272" table:style-name="ce9">
            <text:p>81475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5282" table:style-name="ce9">
            <text:p>81475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5422" table:style-name="ce9">
            <text:p>81475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5502" table:style-name="ce9">
            <text:p>81475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5592" table:style-name="ce9">
            <text:p>81475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5602" table:style-name="ce9">
            <text:p>81475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5652" table:style-name="ce9">
            <text:p>81475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5672" table:style-name="ce9">
            <text:p>81475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5722" table:style-name="ce9">
            <text:p>81475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5762" table:style-name="ce9">
            <text:p>81475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5882" table:style-name="ce9">
            <text:p>81475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5972" table:style-name="ce9">
            <text:p>81475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6062" table:style-name="ce9">
            <text:p>81476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6192" table:style-name="ce9">
            <text:p>81476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6262" table:style-name="ce9">
            <text:p>81476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6922" table:style-name="ce9">
            <text:p>81476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7112" table:style-name="ce9">
            <text:p>81477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7252" table:style-name="ce9">
            <text:p>814772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7652" table:style-name="ce9">
            <text:p>81477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7962" table:style-name="ce9">
            <text:p>81477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9202" table:style-name="ce9">
            <text:p>81479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9292" table:style-name="ce9">
            <text:p>81479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9752" table:style-name="ce9">
            <text:p>81479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79832" table:style-name="ce9">
            <text:p>81479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0292" table:style-name="ce9">
            <text:p>81480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0812" table:style-name="ce9">
            <text:p>81480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1422" table:style-name="ce9">
            <text:p>81481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2752" table:style-name="ce9">
            <text:p>81482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3142" table:style-name="ce9">
            <text:p>81483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3672" table:style-name="ce9">
            <text:p>81483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4212" table:style-name="ce9">
            <text:p>81484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4832" table:style-name="ce9">
            <text:p>81484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5172" table:style-name="ce9">
            <text:p>81485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5332" table:style-name="ce9">
            <text:p>81485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5402" table:style-name="ce9">
            <text:p>81485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5472" table:style-name="ce9">
            <text:p>81485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5512" table:style-name="ce9">
            <text:p>81485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5632" table:style-name="ce9">
            <text:p>81485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5652" table:style-name="ce9">
            <text:p>81485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5662" table:style-name="ce9">
            <text:p>81485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5792" table:style-name="ce9">
            <text:p>81485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5852" table:style-name="ce9">
            <text:p>81485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5862" table:style-name="ce9">
            <text:p>81485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5872" table:style-name="ce9">
            <text:p>81485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5932" table:style-name="ce9">
            <text:p>81485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6122" table:style-name="ce9">
            <text:p>814861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6162" table:style-name="ce9">
            <text:p>81486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6362" table:style-name="ce9">
            <text:p>81486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6382" table:style-name="ce9">
            <text:p>81486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6462" table:style-name="ce9">
            <text:p>81486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6482" table:style-name="ce9">
            <text:p>81486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6532" table:style-name="ce9">
            <text:p>81486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6572" table:style-name="ce9">
            <text:p>81486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6752" table:style-name="ce9">
            <text:p>81486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6832" table:style-name="ce9">
            <text:p>81486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6892" table:style-name="ce9">
            <text:p>81486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7042" table:style-name="ce9">
            <text:p>81487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7112" table:style-name="ce9">
            <text:p>81487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7182" table:style-name="ce9">
            <text:p>81487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7372" table:style-name="ce9">
            <text:p>81487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7512" table:style-name="ce9">
            <text:p>81487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7522" table:style-name="ce9">
            <text:p>814875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7532" table:style-name="ce9">
            <text:p>81487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7562" table:style-name="ce9">
            <text:p>81487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7752" table:style-name="ce9">
            <text:p>81487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7922" table:style-name="ce9">
            <text:p>81487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8082" table:style-name="ce9">
            <text:p>81488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8162" table:style-name="ce9">
            <text:p>81488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8332" table:style-name="ce9">
            <text:p>81488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8782" table:style-name="ce9">
            <text:p>81488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9162" table:style-name="ce9">
            <text:p>81489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9202" table:style-name="ce9">
            <text:p>81489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9212" table:style-name="ce9">
            <text:p>81489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9442" table:style-name="ce9">
            <text:p>81489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9662" table:style-name="ce9">
            <text:p>81489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9802" table:style-name="ce9">
            <text:p>81489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9862" table:style-name="ce9">
            <text:p>81489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9902" table:style-name="ce9">
            <text:p>81489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89982" table:style-name="ce9">
            <text:p>81489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0042" table:style-name="ce9">
            <text:p>81490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0062" table:style-name="ce9">
            <text:p>81490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0202" table:style-name="ce9">
            <text:p>81490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0282" table:style-name="ce9">
            <text:p>81490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0512" table:style-name="ce9">
            <text:p>81490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0542" table:style-name="ce9">
            <text:p>81490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0702" table:style-name="ce9">
            <text:p>81490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0722" table:style-name="ce9">
            <text:p>81490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1002" table:style-name="ce9">
            <text:p>81491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1092" table:style-name="ce9">
            <text:p>81491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1152" table:style-name="ce9">
            <text:p>81491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1242" table:style-name="ce9">
            <text:p>81491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1312" table:style-name="ce9">
            <text:p>81491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1582" table:style-name="ce9">
            <text:p>81491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1772" table:style-name="ce9">
            <text:p>81491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1792" table:style-name="ce9">
            <text:p>81491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1802" table:style-name="ce9">
            <text:p>814918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1982" table:style-name="ce9">
            <text:p>81491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2132" table:style-name="ce9">
            <text:p>81492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2162" table:style-name="ce9">
            <text:p>81492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2412" table:style-name="ce9">
            <text:p>81492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2432" table:style-name="ce9">
            <text:p>81492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2532" table:style-name="ce9">
            <text:p>81492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2612" table:style-name="ce9">
            <text:p>81492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2892" table:style-name="ce9">
            <text:p>81492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3142" table:style-name="ce9">
            <text:p>81493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3692" table:style-name="ce9">
            <text:p>81493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4232" table:style-name="ce9">
            <text:p>81494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5482" table:style-name="ce9">
            <text:p>81495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7032" table:style-name="ce9">
            <text:p>81497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7392" table:style-name="ce9">
            <text:p>81497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7952" table:style-name="ce9">
            <text:p>81497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7982" table:style-name="ce9">
            <text:p>81497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9022" table:style-name="ce9">
            <text:p>81499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9162" table:style-name="ce9">
            <text:p>81499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9352" table:style-name="ce9">
            <text:p>81499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9572" table:style-name="ce9">
            <text:p>814995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499842" table:style-name="ce9">
            <text:p>814998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0182" table:style-name="ce9">
            <text:p>815001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1562" table:style-name="ce9">
            <text:p>81501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1952" table:style-name="ce9">
            <text:p>81501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2222" table:style-name="ce9">
            <text:p>81502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2532" table:style-name="ce9">
            <text:p>81502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4092" table:style-name="ce9">
            <text:p>81504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4642" table:style-name="ce9">
            <text:p>81504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4702" table:style-name="ce9">
            <text:p>81504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4732" table:style-name="ce9">
            <text:p>81504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4742" table:style-name="ce9">
            <text:p>81504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4842" table:style-name="ce9">
            <text:p>81504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4852" table:style-name="ce9">
            <text:p>81504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4872" table:style-name="ce9">
            <text:p>81504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4882" table:style-name="ce9">
            <text:p>81504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4892" table:style-name="ce9">
            <text:p>81504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4922" table:style-name="ce9">
            <text:p>81504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4942" table:style-name="ce9">
            <text:p>81504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4972" table:style-name="ce9">
            <text:p>81504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5082" table:style-name="ce9">
            <text:p>81505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5112" table:style-name="ce9">
            <text:p>81505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5332" table:style-name="ce9">
            <text:p>815053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5352" table:style-name="ce9">
            <text:p>81505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5412" table:style-name="ce9">
            <text:p>81505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5562" table:style-name="ce9">
            <text:p>81505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5572" table:style-name="ce9">
            <text:p>815055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5582" table:style-name="ce9">
            <text:p>81505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5592" table:style-name="ce9">
            <text:p>81505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5612" table:style-name="ce9">
            <text:p>81505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5802" table:style-name="ce9">
            <text:p>81505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5872" table:style-name="ce9">
            <text:p>81505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5912" table:style-name="ce9">
            <text:p>81505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5922" table:style-name="ce9">
            <text:p>81505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5972" table:style-name="ce9">
            <text:p>81505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6012" table:style-name="ce9">
            <text:p>81506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6672" table:style-name="ce9">
            <text:p>81506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6772" table:style-name="ce9">
            <text:p>81506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6832" table:style-name="ce9">
            <text:p>81506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7132" table:style-name="ce9">
            <text:p>815071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7292" table:style-name="ce9">
            <text:p>81507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7362" table:style-name="ce9">
            <text:p>81507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7412" table:style-name="ce9">
            <text:p>81507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7672" table:style-name="ce9">
            <text:p>815076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7792" table:style-name="ce9">
            <text:p>81507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7912" table:style-name="ce9">
            <text:p>81507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8002" table:style-name="ce9">
            <text:p>81508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8072" table:style-name="ce9">
            <text:p>815080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8082" table:style-name="ce9">
            <text:p>81508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8532" table:style-name="ce9">
            <text:p>81508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8632" table:style-name="ce9">
            <text:p>81508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8812" table:style-name="ce9">
            <text:p>81508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8852" table:style-name="ce9">
            <text:p>81508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9222" table:style-name="ce9">
            <text:p>81509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9462" table:style-name="ce9">
            <text:p>81509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9522" table:style-name="ce9">
            <text:p>81509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9532" table:style-name="ce9">
            <text:p>81509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9612" table:style-name="ce9">
            <text:p>81509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09682" table:style-name="ce9">
            <text:p>81509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10302" table:style-name="ce9">
            <text:p>81510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10442" table:style-name="ce9">
            <text:p>81510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10482" table:style-name="ce9">
            <text:p>81510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10502" table:style-name="ce9">
            <text:p>81510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11262" table:style-name="ce9">
            <text:p>81511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11452" table:style-name="ce9">
            <text:p>815114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12502" table:style-name="ce9">
            <text:p>81512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13012" table:style-name="ce9">
            <text:p>81513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14692" table:style-name="ce9">
            <text:p>81514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14942" table:style-name="ce9">
            <text:p>81514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15362" table:style-name="ce9">
            <text:p>81515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15372" table:style-name="ce9">
            <text:p>81515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15642" table:style-name="ce9">
            <text:p>81515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15722" table:style-name="ce9">
            <text:p>81515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15752" table:style-name="ce9">
            <text:p>81515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15932" table:style-name="ce9">
            <text:p>815159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15962" table:style-name="ce9">
            <text:p>81515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16122" table:style-name="ce9">
            <text:p>81516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16202" table:style-name="ce9">
            <text:p>81516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16272" table:style-name="ce9">
            <text:p>81516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16342" table:style-name="ce9">
            <text:p>81516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17322" table:style-name="ce9">
            <text:p>81517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18122" table:style-name="ce9">
            <text:p>81518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18272" table:style-name="ce9">
            <text:p>81518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18482" table:style-name="ce9">
            <text:p>81518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18932" table:style-name="ce9">
            <text:p>81518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19722" table:style-name="ce9">
            <text:p>81519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0302" table:style-name="ce9">
            <text:p>81520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0382" table:style-name="ce9">
            <text:p>81520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0392" table:style-name="ce9">
            <text:p>81520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0472" table:style-name="ce9">
            <text:p>81520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0562" table:style-name="ce9">
            <text:p>815205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0582" table:style-name="ce9">
            <text:p>81520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0682" table:style-name="ce9">
            <text:p>81520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0742" table:style-name="ce9">
            <text:p>81520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0752" table:style-name="ce9">
            <text:p>81520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0862" table:style-name="ce9">
            <text:p>81520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0882" table:style-name="ce9">
            <text:p>81520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0912" table:style-name="ce9">
            <text:p>81520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0932" table:style-name="ce9">
            <text:p>81520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0972" table:style-name="ce9">
            <text:p>81520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1042" table:style-name="ce9">
            <text:p>81521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1062" table:style-name="ce9">
            <text:p>81521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1142" table:style-name="ce9">
            <text:p>81521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1282" table:style-name="ce9">
            <text:p>81521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1322" table:style-name="ce9">
            <text:p>815213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1342" table:style-name="ce9">
            <text:p>81521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1402" table:style-name="ce9">
            <text:p>81521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1492" table:style-name="ce9">
            <text:p>81521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1542" table:style-name="ce9">
            <text:p>81521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1722" table:style-name="ce9">
            <text:p>81521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1732" table:style-name="ce9">
            <text:p>81521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1832" table:style-name="ce9">
            <text:p>81521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1862" table:style-name="ce9">
            <text:p>81521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2122" table:style-name="ce9">
            <text:p>81522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2152" table:style-name="ce9">
            <text:p>81522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2162" table:style-name="ce9">
            <text:p>81522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2332" table:style-name="ce9">
            <text:p>81522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2382" table:style-name="ce9">
            <text:p>815223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2452" table:style-name="ce9">
            <text:p>81522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2482" table:style-name="ce9">
            <text:p>81522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2572" table:style-name="ce9">
            <text:p>81522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2702" table:style-name="ce9">
            <text:p>81522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2842" table:style-name="ce9">
            <text:p>81522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3192" table:style-name="ce9">
            <text:p>81523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3452" table:style-name="ce9">
            <text:p>81523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3492" table:style-name="ce9">
            <text:p>81523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3522" table:style-name="ce9">
            <text:p>815235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3932" table:style-name="ce9">
            <text:p>815239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3952" table:style-name="ce9">
            <text:p>81523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4582" table:style-name="ce9">
            <text:p>81524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4602" table:style-name="ce9">
            <text:p>81524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5362" table:style-name="ce9">
            <text:p>81525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6442" table:style-name="ce9">
            <text:p>81526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6512" table:style-name="ce9">
            <text:p>81526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6872" table:style-name="ce9">
            <text:p>81526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7152" table:style-name="ce9">
            <text:p>81527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7252" table:style-name="ce9">
            <text:p>81527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7602" table:style-name="ce9">
            <text:p>815276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7782" table:style-name="ce9">
            <text:p>81527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7802" table:style-name="ce9">
            <text:p>81527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8312" table:style-name="ce9">
            <text:p>81528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8502" table:style-name="ce9">
            <text:p>81528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8712" table:style-name="ce9">
            <text:p>81528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8972" table:style-name="ce9">
            <text:p>81528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29722" table:style-name="ce9">
            <text:p>81529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0072" table:style-name="ce9">
            <text:p>81530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0172" table:style-name="ce9">
            <text:p>81530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0482" table:style-name="ce9">
            <text:p>815304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1422" table:style-name="ce9">
            <text:p>815314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1542" table:style-name="ce9">
            <text:p>815315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2162" table:style-name="ce9">
            <text:p>81532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2182" table:style-name="ce9">
            <text:p>81532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2402" table:style-name="ce9">
            <text:p>81532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2432" table:style-name="ce9">
            <text:p>81532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2742" table:style-name="ce9">
            <text:p>81532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2912" table:style-name="ce9">
            <text:p>81532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3262" table:style-name="ce9">
            <text:p>81533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3272" table:style-name="ce9">
            <text:p>81533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4162" table:style-name="ce9">
            <text:p>81534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4292" table:style-name="ce9">
            <text:p>81534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4332" table:style-name="ce9">
            <text:p>81534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4372" table:style-name="ce9">
            <text:p>81534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4402" table:style-name="ce9">
            <text:p>81534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4442" table:style-name="ce9">
            <text:p>815344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4582" table:style-name="ce9">
            <text:p>81534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4622" table:style-name="ce9">
            <text:p>81534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5022" table:style-name="ce9">
            <text:p>81535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5032" table:style-name="ce9">
            <text:p>81535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5102" table:style-name="ce9">
            <text:p>81535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5252" table:style-name="ce9">
            <text:p>81535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5262" table:style-name="ce9">
            <text:p>81535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5312" table:style-name="ce9">
            <text:p>81535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5502" table:style-name="ce9">
            <text:p>81535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5532" table:style-name="ce9">
            <text:p>81535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5722" table:style-name="ce9">
            <text:p>81535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5882" table:style-name="ce9">
            <text:p>815358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6022" table:style-name="ce9">
            <text:p>81536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6292" table:style-name="ce9">
            <text:p>81536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6682" table:style-name="ce9">
            <text:p>81536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6752" table:style-name="ce9">
            <text:p>81536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6782" table:style-name="ce9">
            <text:p>81536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6972" table:style-name="ce9">
            <text:p>81536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7302" table:style-name="ce9">
            <text:p>81537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7332" table:style-name="ce9">
            <text:p>81537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7702" table:style-name="ce9">
            <text:p>81537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7742" table:style-name="ce9">
            <text:p>81537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7922" table:style-name="ce9">
            <text:p>81537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8142" table:style-name="ce9">
            <text:p>81538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8252" table:style-name="ce9">
            <text:p>81538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8422" table:style-name="ce9">
            <text:p>81538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8672" table:style-name="ce9">
            <text:p>81538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8942" table:style-name="ce9">
            <text:p>81538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9302" table:style-name="ce9">
            <text:p>815393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9512" table:style-name="ce9">
            <text:p>815395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9722" table:style-name="ce9">
            <text:p>81539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39822" table:style-name="ce9">
            <text:p>81539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0232" table:style-name="ce9">
            <text:p>81540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2652" table:style-name="ce9">
            <text:p>81542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3542" table:style-name="ce9">
            <text:p>81543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3562" table:style-name="ce9">
            <text:p>81543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3632" table:style-name="ce9">
            <text:p>81543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4782" table:style-name="ce9">
            <text:p>81544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4962" table:style-name="ce9">
            <text:p>81544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5462" table:style-name="ce9">
            <text:p>81545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5752" table:style-name="ce9">
            <text:p>81545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5832" table:style-name="ce9">
            <text:p>81545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5902" table:style-name="ce9">
            <text:p>81545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6022" table:style-name="ce9">
            <text:p>81546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6182" table:style-name="ce9">
            <text:p>81546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6262" table:style-name="ce9">
            <text:p>81546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6482" table:style-name="ce9">
            <text:p>81546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6522" table:style-name="ce9">
            <text:p>81546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6552" table:style-name="ce9">
            <text:p>81546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6602" table:style-name="ce9">
            <text:p>81546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6662" table:style-name="ce9">
            <text:p>81546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6722" table:style-name="ce9">
            <text:p>815467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6742" table:style-name="ce9">
            <text:p>81546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6822" table:style-name="ce9">
            <text:p>81546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6882" table:style-name="ce9">
            <text:p>81546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7102" table:style-name="ce9">
            <text:p>81547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7122" table:style-name="ce9">
            <text:p>81547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7182" table:style-name="ce9">
            <text:p>815471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7432" table:style-name="ce9">
            <text:p>81547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7502" table:style-name="ce9">
            <text:p>815475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7992" table:style-name="ce9">
            <text:p>81547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8102" table:style-name="ce9">
            <text:p>81548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8292" table:style-name="ce9">
            <text:p>81548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8312" table:style-name="ce9">
            <text:p>81548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8332" table:style-name="ce9">
            <text:p>81548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8392" table:style-name="ce9">
            <text:p>81548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8422" table:style-name="ce9">
            <text:p>81548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8592" table:style-name="ce9">
            <text:p>81548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8622" table:style-name="ce9">
            <text:p>81548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8632" table:style-name="ce9">
            <text:p>81548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8802" table:style-name="ce9">
            <text:p>815488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8882" table:style-name="ce9">
            <text:p>81548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9042" table:style-name="ce9">
            <text:p>81549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9202" table:style-name="ce9">
            <text:p>815492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9472" table:style-name="ce9">
            <text:p>81549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9802" table:style-name="ce9">
            <text:p>81549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49872" table:style-name="ce9">
            <text:p>81549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0012" table:style-name="ce9">
            <text:p>81550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0072" table:style-name="ce9">
            <text:p>81550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0122" table:style-name="ce9">
            <text:p>81550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0172" table:style-name="ce9">
            <text:p>81550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0332" table:style-name="ce9">
            <text:p>81550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0422" table:style-name="ce9">
            <text:p>81550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0502" table:style-name="ce9">
            <text:p>81550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0562" table:style-name="ce9">
            <text:p>81550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0702" table:style-name="ce9">
            <text:p>81550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0872" table:style-name="ce9">
            <text:p>81550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1082" table:style-name="ce9">
            <text:p>81551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1122" table:style-name="ce9">
            <text:p>815511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1272" table:style-name="ce9">
            <text:p>81551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1512" table:style-name="ce9">
            <text:p>81551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2212" table:style-name="ce9">
            <text:p>81552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2272" table:style-name="ce9">
            <text:p>81552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2592" table:style-name="ce9">
            <text:p>81552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2672" table:style-name="ce9">
            <text:p>81552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2772" table:style-name="ce9">
            <text:p>81552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2932" table:style-name="ce9">
            <text:p>81552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3052" table:style-name="ce9">
            <text:p>81553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3382" table:style-name="ce9">
            <text:p>81553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3452" table:style-name="ce9">
            <text:p>81553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3482" table:style-name="ce9">
            <text:p>81553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3812" table:style-name="ce9">
            <text:p>81553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4082" table:style-name="ce9">
            <text:p>81554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4482" table:style-name="ce9">
            <text:p>81554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4832" table:style-name="ce9">
            <text:p>81554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4852" table:style-name="ce9">
            <text:p>81554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4952" table:style-name="ce9">
            <text:p>81554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5302" table:style-name="ce9">
            <text:p>81555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5562" table:style-name="ce9">
            <text:p>815555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6172" table:style-name="ce9">
            <text:p>81556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6312" table:style-name="ce9">
            <text:p>81556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7012" table:style-name="ce9">
            <text:p>81557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7042" table:style-name="ce9">
            <text:p>81557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7182" table:style-name="ce9">
            <text:p>81557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7802" table:style-name="ce9">
            <text:p>81557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7992" table:style-name="ce9">
            <text:p>81557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8002" table:style-name="ce9">
            <text:p>81558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8012" table:style-name="ce9">
            <text:p>81558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8262" table:style-name="ce9">
            <text:p>815582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8712" table:style-name="ce9">
            <text:p>81558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9112" table:style-name="ce9">
            <text:p>81559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9132" table:style-name="ce9">
            <text:p>81559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9662" table:style-name="ce9">
            <text:p>81559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9672" table:style-name="ce9">
            <text:p>81559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9722" table:style-name="ce9">
            <text:p>81559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9822" table:style-name="ce9">
            <text:p>81559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59982" table:style-name="ce9">
            <text:p>81559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0182" table:style-name="ce9">
            <text:p>81560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0512" table:style-name="ce9">
            <text:p>81560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1712" table:style-name="ce9">
            <text:p>81561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2552" table:style-name="ce9">
            <text:p>81562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3112" table:style-name="ce9">
            <text:p>81563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3512" table:style-name="ce9">
            <text:p>81563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3542" table:style-name="ce9">
            <text:p>81563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3632" table:style-name="ce9">
            <text:p>81563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3782" table:style-name="ce9">
            <text:p>81563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4562" table:style-name="ce9">
            <text:p>81564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5022" table:style-name="ce9">
            <text:p>81565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5072" table:style-name="ce9">
            <text:p>81565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6122" table:style-name="ce9">
            <text:p>81566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6632" table:style-name="ce9">
            <text:p>81566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6782" table:style-name="ce9">
            <text:p>81566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6992" table:style-name="ce9">
            <text:p>815669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7482" table:style-name="ce9">
            <text:p>81567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7642" table:style-name="ce9">
            <text:p>81567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7872" table:style-name="ce9">
            <text:p>81567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7922" table:style-name="ce9">
            <text:p>81567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7942" table:style-name="ce9">
            <text:p>81567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7972" table:style-name="ce9">
            <text:p>81567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7992" table:style-name="ce9">
            <text:p>81567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8002" table:style-name="ce9">
            <text:p>81568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8042" table:style-name="ce9">
            <text:p>81568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8062" table:style-name="ce9">
            <text:p>81568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8072" table:style-name="ce9">
            <text:p>81568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8142" table:style-name="ce9">
            <text:p>81568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8192" table:style-name="ce9">
            <text:p>81568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8212" table:style-name="ce9">
            <text:p>81568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8232" table:style-name="ce9">
            <text:p>81568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8282" table:style-name="ce9">
            <text:p>815682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8412" table:style-name="ce9">
            <text:p>81568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8462" table:style-name="ce9">
            <text:p>81568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8482" table:style-name="ce9">
            <text:p>81568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8502" table:style-name="ce9">
            <text:p>81568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8572" table:style-name="ce9">
            <text:p>81568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8622" table:style-name="ce9">
            <text:p>81568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8642" table:style-name="ce9">
            <text:p>81568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8652" table:style-name="ce9">
            <text:p>815686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8692" table:style-name="ce9">
            <text:p>81568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8822" table:style-name="ce9">
            <text:p>81568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8892" table:style-name="ce9">
            <text:p>81568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8912" table:style-name="ce9">
            <text:p>81568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8972" table:style-name="ce9">
            <text:p>81568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9042" table:style-name="ce9">
            <text:p>81569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9232" table:style-name="ce9">
            <text:p>81569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9302" table:style-name="ce9">
            <text:p>81569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9392" table:style-name="ce9">
            <text:p>81569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9572" table:style-name="ce9">
            <text:p>81569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9832" table:style-name="ce9">
            <text:p>81569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9862" table:style-name="ce9">
            <text:p>81569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9882" table:style-name="ce9">
            <text:p>81569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9892" table:style-name="ce9">
            <text:p>81569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9942" table:style-name="ce9">
            <text:p>81569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9962" table:style-name="ce9">
            <text:p>81569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69992" table:style-name="ce9">
            <text:p>81569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0002" table:style-name="ce9">
            <text:p>815700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0922" table:style-name="ce9">
            <text:p>815709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1112" table:style-name="ce9">
            <text:p>815711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1132" table:style-name="ce9">
            <text:p>81571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1172" table:style-name="ce9">
            <text:p>815711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1212" table:style-name="ce9">
            <text:p>815712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1252" table:style-name="ce9">
            <text:p>81571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1272" table:style-name="ce9">
            <text:p>81571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1412" table:style-name="ce9">
            <text:p>815714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1542" table:style-name="ce9">
            <text:p>81571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1672" table:style-name="ce9">
            <text:p>81571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1762" table:style-name="ce9">
            <text:p>81571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1802" table:style-name="ce9">
            <text:p>81571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1992" table:style-name="ce9">
            <text:p>81571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2022" table:style-name="ce9">
            <text:p>815720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2762" table:style-name="ce9">
            <text:p>81572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3012" table:style-name="ce9">
            <text:p>81573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3032" table:style-name="ce9">
            <text:p>81573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3362" table:style-name="ce9">
            <text:p>81573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3502" table:style-name="ce9">
            <text:p>81573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3662" table:style-name="ce9">
            <text:p>81573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3722" table:style-name="ce9">
            <text:p>815737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3782" table:style-name="ce9">
            <text:p>81573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3992" table:style-name="ce9">
            <text:p>81573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4182" table:style-name="ce9">
            <text:p>815741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4222" table:style-name="ce9">
            <text:p>81574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4822" table:style-name="ce9">
            <text:p>81574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4972" table:style-name="ce9">
            <text:p>81574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5102" table:style-name="ce9">
            <text:p>81575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5142" table:style-name="ce9">
            <text:p>81575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5392" table:style-name="ce9">
            <text:p>81575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5692" table:style-name="ce9">
            <text:p>81575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6002" table:style-name="ce9">
            <text:p>81576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6182" table:style-name="ce9">
            <text:p>81576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6502" table:style-name="ce9">
            <text:p>81576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7222" table:style-name="ce9">
            <text:p>81577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7492" table:style-name="ce9">
            <text:p>81577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8392" table:style-name="ce9">
            <text:p>81578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8542" table:style-name="ce9">
            <text:p>81578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8682" table:style-name="ce9">
            <text:p>81578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9332" table:style-name="ce9">
            <text:p>81579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9672" table:style-name="ce9">
            <text:p>81579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79772" table:style-name="ce9">
            <text:p>81579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0172" table:style-name="ce9">
            <text:p>81580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0302" table:style-name="ce9">
            <text:p>81580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0572" table:style-name="ce9">
            <text:p>81580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1132" table:style-name="ce9">
            <text:p>81581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1692" table:style-name="ce9">
            <text:p>81581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1832" table:style-name="ce9">
            <text:p>81581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2372" table:style-name="ce9">
            <text:p>81582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2712" table:style-name="ce9">
            <text:p>81582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3652" table:style-name="ce9">
            <text:p>81583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3902" table:style-name="ce9">
            <text:p>81583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4022" table:style-name="ce9">
            <text:p>81584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4032" table:style-name="ce9">
            <text:p>81584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4192" table:style-name="ce9">
            <text:p>81584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4462" table:style-name="ce9">
            <text:p>81584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4622" table:style-name="ce9">
            <text:p>81584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4732" table:style-name="ce9">
            <text:p>81584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5062" table:style-name="ce9">
            <text:p>81585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5352" table:style-name="ce9">
            <text:p>81585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5672" table:style-name="ce9">
            <text:p>81585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6382" table:style-name="ce9">
            <text:p>81586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6852" table:style-name="ce9">
            <text:p>81586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6862" table:style-name="ce9">
            <text:p>81586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8002" table:style-name="ce9">
            <text:p>81588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8222" table:style-name="ce9">
            <text:p>81588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8662" table:style-name="ce9">
            <text:p>81588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8752" table:style-name="ce9">
            <text:p>81588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8962" table:style-name="ce9">
            <text:p>81588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8982" table:style-name="ce9">
            <text:p>81588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9012" table:style-name="ce9">
            <text:p>81589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9032" table:style-name="ce9">
            <text:p>81589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9042" table:style-name="ce9">
            <text:p>81589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9102" table:style-name="ce9">
            <text:p>81589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9112" table:style-name="ce9">
            <text:p>81589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9252" table:style-name="ce9">
            <text:p>81589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9262" table:style-name="ce9">
            <text:p>81589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9282" table:style-name="ce9">
            <text:p>81589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9442" table:style-name="ce9">
            <text:p>81589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9492" table:style-name="ce9">
            <text:p>81589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9522" table:style-name="ce9">
            <text:p>81589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9532" table:style-name="ce9">
            <text:p>81589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9552" table:style-name="ce9">
            <text:p>81589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9572" table:style-name="ce9">
            <text:p>81589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9622" table:style-name="ce9">
            <text:p>81589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89912" table:style-name="ce9">
            <text:p>81589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0072" table:style-name="ce9">
            <text:p>81590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0142" table:style-name="ce9">
            <text:p>81590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0252" table:style-name="ce9">
            <text:p>81590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0262" table:style-name="ce9">
            <text:p>81590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0272" table:style-name="ce9">
            <text:p>81590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0322" table:style-name="ce9">
            <text:p>81590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0632" table:style-name="ce9">
            <text:p>81590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0662" table:style-name="ce9">
            <text:p>81590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0672" table:style-name="ce9">
            <text:p>81590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0702" table:style-name="ce9">
            <text:p>81590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0772" table:style-name="ce9">
            <text:p>81590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0912" table:style-name="ce9">
            <text:p>81590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1022" table:style-name="ce9">
            <text:p>81591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1082" table:style-name="ce9">
            <text:p>81591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1202" table:style-name="ce9">
            <text:p>81591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1302" table:style-name="ce9">
            <text:p>81591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1322" table:style-name="ce9">
            <text:p>81591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1342" table:style-name="ce9">
            <text:p>81591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1362" table:style-name="ce9">
            <text:p>81591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1442" table:style-name="ce9">
            <text:p>81591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1512" table:style-name="ce9">
            <text:p>81591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1572" table:style-name="ce9">
            <text:p>81591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1622" table:style-name="ce9">
            <text:p>81591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1742" table:style-name="ce9">
            <text:p>81591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1932" table:style-name="ce9">
            <text:p>81591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2142" table:style-name="ce9">
            <text:p>81592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2382" table:style-name="ce9">
            <text:p>81592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2392" table:style-name="ce9">
            <text:p>81592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2572" table:style-name="ce9">
            <text:p>81592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2582" table:style-name="ce9">
            <text:p>81592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2652" table:style-name="ce9">
            <text:p>81592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2792" table:style-name="ce9">
            <text:p>81592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2892" table:style-name="ce9">
            <text:p>815928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3102" table:style-name="ce9">
            <text:p>81593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3152" table:style-name="ce9">
            <text:p>81593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3352" table:style-name="ce9">
            <text:p>81593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3452" table:style-name="ce9">
            <text:p>81593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3512" table:style-name="ce9">
            <text:p>81593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3742" table:style-name="ce9">
            <text:p>81593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3852" table:style-name="ce9">
            <text:p>815938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3982" table:style-name="ce9">
            <text:p>815939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4202" table:style-name="ce9">
            <text:p>81594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4332" table:style-name="ce9">
            <text:p>81594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4362" table:style-name="ce9">
            <text:p>81594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4412" table:style-name="ce9">
            <text:p>81594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4432" table:style-name="ce9">
            <text:p>81594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4792" table:style-name="ce9">
            <text:p>81594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4872" table:style-name="ce9">
            <text:p>81594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5152" table:style-name="ce9">
            <text:p>81595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5252" table:style-name="ce9">
            <text:p>81595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5492" table:style-name="ce9">
            <text:p>81595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5532" table:style-name="ce9">
            <text:p>81595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5542" table:style-name="ce9">
            <text:p>81595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5872" table:style-name="ce9">
            <text:p>81595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5942" table:style-name="ce9">
            <text:p>81595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5972" table:style-name="ce9">
            <text:p>81595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6252" table:style-name="ce9">
            <text:p>81596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6292" table:style-name="ce9">
            <text:p>81596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6312" table:style-name="ce9">
            <text:p>81596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6482" table:style-name="ce9">
            <text:p>81596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6712" table:style-name="ce9">
            <text:p>81596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7212" table:style-name="ce9">
            <text:p>815972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7762" table:style-name="ce9">
            <text:p>81597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7972" table:style-name="ce9">
            <text:p>81597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8432" table:style-name="ce9">
            <text:p>81598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9232" table:style-name="ce9">
            <text:p>81599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9652" table:style-name="ce9">
            <text:p>81599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9662" table:style-name="ce9">
            <text:p>81599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9672" table:style-name="ce9">
            <text:p>81599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599802" table:style-name="ce9">
            <text:p>81599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00212" table:style-name="ce9">
            <text:p>81600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00232" table:style-name="ce9">
            <text:p>81600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00412" table:style-name="ce9">
            <text:p>81600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00492" table:style-name="ce9">
            <text:p>81600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01042" table:style-name="ce9">
            <text:p>81601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01382" table:style-name="ce9">
            <text:p>81601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01772" table:style-name="ce9">
            <text:p>81601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02272" table:style-name="ce9">
            <text:p>81602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02992" table:style-name="ce9">
            <text:p>81602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03152" table:style-name="ce9">
            <text:p>81603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04632" table:style-name="ce9">
            <text:p>81604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04722" table:style-name="ce9">
            <text:p>81604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05052" table:style-name="ce9">
            <text:p>81605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06772" table:style-name="ce9">
            <text:p>81606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07172" table:style-name="ce9">
            <text:p>81607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07852" table:style-name="ce9">
            <text:p>81607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08232" table:style-name="ce9">
            <text:p>81608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09552" table:style-name="ce9">
            <text:p>81609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09642" table:style-name="ce9">
            <text:p>81609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09702" table:style-name="ce9">
            <text:p>81609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09712" table:style-name="ce9">
            <text:p>81609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0002" table:style-name="ce9">
            <text:p>81610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0022" table:style-name="ce9">
            <text:p>81610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0052" table:style-name="ce9">
            <text:p>81610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0092" table:style-name="ce9">
            <text:p>81610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0142" table:style-name="ce9">
            <text:p>81610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0222" table:style-name="ce9">
            <text:p>81610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0252" table:style-name="ce9">
            <text:p>81610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0322" table:style-name="ce9">
            <text:p>81610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0412" table:style-name="ce9">
            <text:p>81610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0422" table:style-name="ce9">
            <text:p>81610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0442" table:style-name="ce9">
            <text:p>816104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0532" table:style-name="ce9">
            <text:p>81610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0642" table:style-name="ce9">
            <text:p>81610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0672" table:style-name="ce9">
            <text:p>81610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0682" table:style-name="ce9">
            <text:p>81610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0732" table:style-name="ce9">
            <text:p>81610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0802" table:style-name="ce9">
            <text:p>81610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0872" table:style-name="ce9">
            <text:p>81610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0892" table:style-name="ce9">
            <text:p>81610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1092" table:style-name="ce9">
            <text:p>81611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1282" table:style-name="ce9">
            <text:p>81611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1342" table:style-name="ce9">
            <text:p>81611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1352" table:style-name="ce9">
            <text:p>816113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1392" table:style-name="ce9">
            <text:p>81611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1512" table:style-name="ce9">
            <text:p>816115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1532" table:style-name="ce9">
            <text:p>81611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1562" table:style-name="ce9">
            <text:p>81611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1612" table:style-name="ce9">
            <text:p>81611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1802" table:style-name="ce9">
            <text:p>81611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1962" table:style-name="ce9">
            <text:p>81611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1972" table:style-name="ce9">
            <text:p>81611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2122" table:style-name="ce9">
            <text:p>81612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2482" table:style-name="ce9">
            <text:p>81612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2522" table:style-name="ce9">
            <text:p>81612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2532" table:style-name="ce9">
            <text:p>81612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2632" table:style-name="ce9">
            <text:p>81612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2722" table:style-name="ce9">
            <text:p>81612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2882" table:style-name="ce9">
            <text:p>81612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2902" table:style-name="ce9">
            <text:p>81612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3042" table:style-name="ce9">
            <text:p>81613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3082" table:style-name="ce9">
            <text:p>81613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3382" table:style-name="ce9">
            <text:p>81613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3472" table:style-name="ce9">
            <text:p>81613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3622" table:style-name="ce9">
            <text:p>81613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3732" table:style-name="ce9">
            <text:p>81613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3942" table:style-name="ce9">
            <text:p>81613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3952" table:style-name="ce9">
            <text:p>81613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4022" table:style-name="ce9">
            <text:p>81614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4262" table:style-name="ce9">
            <text:p>81614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4402" table:style-name="ce9">
            <text:p>81614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4422" table:style-name="ce9">
            <text:p>81614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4462" table:style-name="ce9">
            <text:p>81614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4482" table:style-name="ce9">
            <text:p>81614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4562" table:style-name="ce9">
            <text:p>81614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4772" table:style-name="ce9">
            <text:p>81614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4932" table:style-name="ce9">
            <text:p>81614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4982" table:style-name="ce9">
            <text:p>81614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5082" table:style-name="ce9">
            <text:p>81615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5502" table:style-name="ce9">
            <text:p>81615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5522" table:style-name="ce9">
            <text:p>81615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5552" table:style-name="ce9">
            <text:p>81615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5662" table:style-name="ce9">
            <text:p>81615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5672" table:style-name="ce9">
            <text:p>81615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5872" table:style-name="ce9">
            <text:p>81615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5992" table:style-name="ce9">
            <text:p>81615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6092" table:style-name="ce9">
            <text:p>81616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6162" table:style-name="ce9">
            <text:p>81616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6232" table:style-name="ce9">
            <text:p>81616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6292" table:style-name="ce9">
            <text:p>81616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6322" table:style-name="ce9">
            <text:p>81616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7082" table:style-name="ce9">
            <text:p>81617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7952" table:style-name="ce9">
            <text:p>81617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8842" table:style-name="ce9">
            <text:p>81618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8912" table:style-name="ce9">
            <text:p>81618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9412" table:style-name="ce9">
            <text:p>81619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19712" table:style-name="ce9">
            <text:p>81619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0012" table:style-name="ce9">
            <text:p>81620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0042" table:style-name="ce9">
            <text:p>81620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0052" table:style-name="ce9">
            <text:p>81620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0082" table:style-name="ce9">
            <text:p>81620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0342" table:style-name="ce9">
            <text:p>81620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1102" table:style-name="ce9">
            <text:p>81621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1252" table:style-name="ce9">
            <text:p>81621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1452" table:style-name="ce9">
            <text:p>81621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1582" table:style-name="ce9">
            <text:p>816215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1762" table:style-name="ce9">
            <text:p>81621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2632" table:style-name="ce9">
            <text:p>81622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3462" table:style-name="ce9">
            <text:p>81623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3792" table:style-name="ce9">
            <text:p>81623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3822" table:style-name="ce9">
            <text:p>81623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4272" table:style-name="ce9">
            <text:p>81624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4392" table:style-name="ce9">
            <text:p>81624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5402" table:style-name="ce9">
            <text:p>81625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5422" table:style-name="ce9">
            <text:p>81625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6452" table:style-name="ce9">
            <text:p>81626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8332" table:style-name="ce9">
            <text:p>81628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8832" table:style-name="ce9">
            <text:p>81628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8882" table:style-name="ce9">
            <text:p>81628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8932" table:style-name="ce9">
            <text:p>81628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9292" table:style-name="ce9">
            <text:p>81629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9332" table:style-name="ce9">
            <text:p>81629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9362" table:style-name="ce9">
            <text:p>81629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9412" table:style-name="ce9">
            <text:p>816294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9432" table:style-name="ce9">
            <text:p>81629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9522" table:style-name="ce9">
            <text:p>81629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9582" table:style-name="ce9">
            <text:p>81629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9602" table:style-name="ce9">
            <text:p>81629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9612" table:style-name="ce9">
            <text:p>81629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9672" table:style-name="ce9">
            <text:p>81629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9692" table:style-name="ce9">
            <text:p>81629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9722" table:style-name="ce9">
            <text:p>816297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9842" table:style-name="ce9">
            <text:p>81629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9912" table:style-name="ce9">
            <text:p>81629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29942" table:style-name="ce9">
            <text:p>81629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0082" table:style-name="ce9">
            <text:p>81630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0302" table:style-name="ce9">
            <text:p>81630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0642" table:style-name="ce9">
            <text:p>81630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0652" table:style-name="ce9">
            <text:p>816306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0722" table:style-name="ce9">
            <text:p>81630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0842" table:style-name="ce9">
            <text:p>816308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0852" table:style-name="ce9">
            <text:p>81630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1292" table:style-name="ce9">
            <text:p>81631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1302" table:style-name="ce9">
            <text:p>816313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1562" table:style-name="ce9">
            <text:p>81631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1942" table:style-name="ce9">
            <text:p>81631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2022" table:style-name="ce9">
            <text:p>81632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2142" table:style-name="ce9">
            <text:p>81632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2152" table:style-name="ce9">
            <text:p>81632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2212" table:style-name="ce9">
            <text:p>81632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2582" table:style-name="ce9">
            <text:p>81632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2632" table:style-name="ce9">
            <text:p>81632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2702" table:style-name="ce9">
            <text:p>81632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2752" table:style-name="ce9">
            <text:p>81632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2812" table:style-name="ce9">
            <text:p>81632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2892" table:style-name="ce9">
            <text:p>81632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2942" table:style-name="ce9">
            <text:p>81632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3622" table:style-name="ce9">
            <text:p>81633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4152" table:style-name="ce9">
            <text:p>81634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4252" table:style-name="ce9">
            <text:p>81634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4442" table:style-name="ce9">
            <text:p>81634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4602" table:style-name="ce9">
            <text:p>81634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4692" table:style-name="ce9">
            <text:p>81634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4732" table:style-name="ce9">
            <text:p>81634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4992" table:style-name="ce9">
            <text:p>81634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5162" table:style-name="ce9">
            <text:p>81635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5622" table:style-name="ce9">
            <text:p>81635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5842" table:style-name="ce9">
            <text:p>81635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6052" table:style-name="ce9">
            <text:p>81636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6292" table:style-name="ce9">
            <text:p>81636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6462" table:style-name="ce9">
            <text:p>81636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6682" table:style-name="ce9">
            <text:p>81636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7042" table:style-name="ce9">
            <text:p>81637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7202" table:style-name="ce9">
            <text:p>81637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7272" table:style-name="ce9">
            <text:p>81637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7852" table:style-name="ce9">
            <text:p>81637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7982" table:style-name="ce9">
            <text:p>81637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9042" table:style-name="ce9">
            <text:p>81639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9082" table:style-name="ce9">
            <text:p>81639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39742" table:style-name="ce9">
            <text:p>81639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1682" table:style-name="ce9">
            <text:p>816416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4442" table:style-name="ce9">
            <text:p>81644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4552" table:style-name="ce9">
            <text:p>81644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4702" table:style-name="ce9">
            <text:p>816447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4972" table:style-name="ce9">
            <text:p>81644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5022" table:style-name="ce9">
            <text:p>81645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5042" table:style-name="ce9">
            <text:p>816450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5072" table:style-name="ce9">
            <text:p>81645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5082" table:style-name="ce9">
            <text:p>81645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5092" table:style-name="ce9">
            <text:p>81645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5112" table:style-name="ce9">
            <text:p>81645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5322" table:style-name="ce9">
            <text:p>81645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5372" table:style-name="ce9">
            <text:p>81645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5542" table:style-name="ce9">
            <text:p>81645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5672" table:style-name="ce9">
            <text:p>81645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5822" table:style-name="ce9">
            <text:p>81645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6452" table:style-name="ce9">
            <text:p>81646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6622" table:style-name="ce9">
            <text:p>816466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6652" table:style-name="ce9">
            <text:p>81646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6702" table:style-name="ce9">
            <text:p>81646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6802" table:style-name="ce9">
            <text:p>81646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6832" table:style-name="ce9">
            <text:p>81646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6882" table:style-name="ce9">
            <text:p>81646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6972" table:style-name="ce9">
            <text:p>81646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7072" table:style-name="ce9">
            <text:p>816470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7182" table:style-name="ce9">
            <text:p>81647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7312" table:style-name="ce9">
            <text:p>81647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7322" table:style-name="ce9">
            <text:p>81647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7612" table:style-name="ce9">
            <text:p>81647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7622" table:style-name="ce9">
            <text:p>81647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8332" table:style-name="ce9">
            <text:p>81648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8432" table:style-name="ce9">
            <text:p>816484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8582" table:style-name="ce9">
            <text:p>81648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8722" table:style-name="ce9">
            <text:p>81648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8772" table:style-name="ce9">
            <text:p>81648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8842" table:style-name="ce9">
            <text:p>81648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9002" table:style-name="ce9">
            <text:p>81649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9242" table:style-name="ce9">
            <text:p>81649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9322" table:style-name="ce9">
            <text:p>81649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9342" table:style-name="ce9">
            <text:p>81649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49622" table:style-name="ce9">
            <text:p>816496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50562" table:style-name="ce9">
            <text:p>81650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50902" table:style-name="ce9">
            <text:p>81650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51672" table:style-name="ce9">
            <text:p>81651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51812" table:style-name="ce9">
            <text:p>81651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52222" table:style-name="ce9">
            <text:p>816522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52462" table:style-name="ce9">
            <text:p>81652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52472" table:style-name="ce9">
            <text:p>81652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52702" table:style-name="ce9">
            <text:p>816527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52722" table:style-name="ce9">
            <text:p>816527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53302" table:style-name="ce9">
            <text:p>816533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54552" table:style-name="ce9">
            <text:p>81654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56002" table:style-name="ce9">
            <text:p>81656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56582" table:style-name="ce9">
            <text:p>81656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56812" table:style-name="ce9">
            <text:p>81656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56852" table:style-name="ce9">
            <text:p>81656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57732" table:style-name="ce9">
            <text:p>81657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57822" table:style-name="ce9">
            <text:p>81657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58032" table:style-name="ce9">
            <text:p>81658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58062" table:style-name="ce9">
            <text:p>81658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58092" table:style-name="ce9">
            <text:p>81658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58212" table:style-name="ce9">
            <text:p>81658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58452" table:style-name="ce9">
            <text:p>816584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58602" table:style-name="ce9">
            <text:p>816586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58672" table:style-name="ce9">
            <text:p>81658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58842" table:style-name="ce9">
            <text:p>81658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59652" table:style-name="ce9">
            <text:p>81659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59722" table:style-name="ce9">
            <text:p>81659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60462" table:style-name="ce9">
            <text:p>81660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60522" table:style-name="ce9">
            <text:p>81660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60702" table:style-name="ce9">
            <text:p>81660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60802" table:style-name="ce9">
            <text:p>816608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61162" table:style-name="ce9">
            <text:p>81661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61262" table:style-name="ce9">
            <text:p>81661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62832" table:style-name="ce9">
            <text:p>81662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63052" table:style-name="ce9">
            <text:p>81663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63422" table:style-name="ce9">
            <text:p>81663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63652" table:style-name="ce9">
            <text:p>81663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63992" table:style-name="ce9">
            <text:p>81663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64002" table:style-name="ce9">
            <text:p>81664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64212" table:style-name="ce9">
            <text:p>81664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64952" table:style-name="ce9">
            <text:p>81664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65492" table:style-name="ce9">
            <text:p>81665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66192" table:style-name="ce9">
            <text:p>81666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66672" table:style-name="ce9">
            <text:p>81666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72082" table:style-name="ce9">
            <text:p>81672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72112" table:style-name="ce9">
            <text:p>81672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72612" table:style-name="ce9">
            <text:p>81672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75312" table:style-name="ce9">
            <text:p>81675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75412" table:style-name="ce9">
            <text:p>81675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75762" table:style-name="ce9">
            <text:p>81675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77312" table:style-name="ce9">
            <text:p>81677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78352" table:style-name="ce9">
            <text:p>81678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78862" table:style-name="ce9">
            <text:p>81678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79182" table:style-name="ce9">
            <text:p>81679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79502" table:style-name="ce9">
            <text:p>81679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79822" table:style-name="ce9">
            <text:p>81679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81162" table:style-name="ce9">
            <text:p>81681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81502" table:style-name="ce9">
            <text:p>81681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81992" table:style-name="ce9">
            <text:p>816819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82412" table:style-name="ce9">
            <text:p>81682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83032" table:style-name="ce9">
            <text:p>81683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83602" table:style-name="ce9">
            <text:p>81683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84642" table:style-name="ce9">
            <text:p>81684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85392" table:style-name="ce9">
            <text:p>81685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85482" table:style-name="ce9">
            <text:p>81685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85762" table:style-name="ce9">
            <text:p>81685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85922" table:style-name="ce9">
            <text:p>81685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86132" table:style-name="ce9">
            <text:p>81686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86162" table:style-name="ce9">
            <text:p>81686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89182" table:style-name="ce9">
            <text:p>816891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89542" table:style-name="ce9">
            <text:p>816895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89692" table:style-name="ce9">
            <text:p>816896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0282" table:style-name="ce9">
            <text:p>81690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0492" table:style-name="ce9">
            <text:p>81690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0832" table:style-name="ce9">
            <text:p>81690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1452" table:style-name="ce9">
            <text:p>81691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1732" table:style-name="ce9">
            <text:p>816917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2782" table:style-name="ce9">
            <text:p>81692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2892" table:style-name="ce9">
            <text:p>81692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2912" table:style-name="ce9">
            <text:p>81692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2982" table:style-name="ce9">
            <text:p>81692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3012" table:style-name="ce9">
            <text:p>81693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3122" table:style-name="ce9">
            <text:p>81693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3322" table:style-name="ce9">
            <text:p>81693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3532" table:style-name="ce9">
            <text:p>81693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3612" table:style-name="ce9">
            <text:p>81693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3692" table:style-name="ce9">
            <text:p>81693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3742" table:style-name="ce9">
            <text:p>81693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3912" table:style-name="ce9">
            <text:p>81693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4072" table:style-name="ce9">
            <text:p>81694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4342" table:style-name="ce9">
            <text:p>81694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4502" table:style-name="ce9">
            <text:p>81694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4532" table:style-name="ce9">
            <text:p>81694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4742" table:style-name="ce9">
            <text:p>81694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4962" table:style-name="ce9">
            <text:p>81694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5072" table:style-name="ce9">
            <text:p>81695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5282" table:style-name="ce9">
            <text:p>81695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5722" table:style-name="ce9">
            <text:p>81695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6082" table:style-name="ce9">
            <text:p>81696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6142" table:style-name="ce9">
            <text:p>81696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6402" table:style-name="ce9">
            <text:p>81696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6412" table:style-name="ce9">
            <text:p>81696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6852" table:style-name="ce9">
            <text:p>81696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6932" table:style-name="ce9">
            <text:p>81696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7162" table:style-name="ce9">
            <text:p>81697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7542" table:style-name="ce9">
            <text:p>81697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697842" table:style-name="ce9">
            <text:p>81697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698072" table:style-name="ce9">
            <text:p>81698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698322" table:style-name="ce9">
            <text:p>81698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698962" table:style-name="ce9">
            <text:p>81698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699112" table:style-name="ce9">
            <text:p>81699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699402" table:style-name="ce9">
            <text:p>81699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00392" table:style-name="ce9">
            <text:p>81700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01302" table:style-name="ce9">
            <text:p>81701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01752" table:style-name="ce9">
            <text:p>81701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02752" table:style-name="ce9">
            <text:p>81702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03272" table:style-name="ce9">
            <text:p>81703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03522" table:style-name="ce9">
            <text:p>81703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05842" table:style-name="ce9">
            <text:p>81705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06192" table:style-name="ce9">
            <text:p>81706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06392" table:style-name="ce9">
            <text:p>81706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07332" table:style-name="ce9">
            <text:p>81707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07782" table:style-name="ce9">
            <text:p>81707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07932" table:style-name="ce9">
            <text:p>817079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0622" table:style-name="ce9">
            <text:p>81710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0852" table:style-name="ce9">
            <text:p>81710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1952" table:style-name="ce9">
            <text:p>81711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2192" table:style-name="ce9">
            <text:p>81712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2412" table:style-name="ce9">
            <text:p>817124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2432" table:style-name="ce9">
            <text:p>817124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2552" table:style-name="ce9">
            <text:p>81712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2642" table:style-name="ce9">
            <text:p>817126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2682" table:style-name="ce9">
            <text:p>81712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2822" table:style-name="ce9">
            <text:p>81712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2892" table:style-name="ce9">
            <text:p>81712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3252" table:style-name="ce9">
            <text:p>81713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3332" table:style-name="ce9">
            <text:p>817133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3352" table:style-name="ce9">
            <text:p>81713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3472" table:style-name="ce9">
            <text:p>817134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3732" table:style-name="ce9">
            <text:p>81713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3772" table:style-name="ce9">
            <text:p>81713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3792" table:style-name="ce9">
            <text:p>817137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4022" table:style-name="ce9">
            <text:p>81714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4192" table:style-name="ce9">
            <text:p>81714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4332" table:style-name="ce9">
            <text:p>81714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4492" table:style-name="ce9">
            <text:p>81714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4902" table:style-name="ce9">
            <text:p>81714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6602" table:style-name="ce9">
            <text:p>81716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6982" table:style-name="ce9">
            <text:p>81716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7202" table:style-name="ce9">
            <text:p>817172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7372" table:style-name="ce9">
            <text:p>81717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8262" table:style-name="ce9">
            <text:p>81718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8792" table:style-name="ce9">
            <text:p>81718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8812" table:style-name="ce9">
            <text:p>817188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9312" table:style-name="ce9">
            <text:p>81719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9352" table:style-name="ce9">
            <text:p>81719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19682" table:style-name="ce9">
            <text:p>81719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20272" table:style-name="ce9">
            <text:p>81720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20552" table:style-name="ce9">
            <text:p>81720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20732" table:style-name="ce9">
            <text:p>81720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20922" table:style-name="ce9">
            <text:p>81720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21282" table:style-name="ce9">
            <text:p>81721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21912" table:style-name="ce9">
            <text:p>81721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21952" table:style-name="ce9">
            <text:p>81721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22882" table:style-name="ce9">
            <text:p>81722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23702" table:style-name="ce9">
            <text:p>81723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24252" table:style-name="ce9">
            <text:p>81724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24952" table:style-name="ce9">
            <text:p>81724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26942" table:style-name="ce9">
            <text:p>817269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27162" table:style-name="ce9">
            <text:p>81727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27262" table:style-name="ce9">
            <text:p>81727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27552" table:style-name="ce9">
            <text:p>81727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28752" table:style-name="ce9">
            <text:p>81728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31732" table:style-name="ce9">
            <text:p>81731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32122" table:style-name="ce9">
            <text:p>81732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32582" table:style-name="ce9">
            <text:p>81732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32592" table:style-name="ce9">
            <text:p>81732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32682" table:style-name="ce9">
            <text:p>81732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32742" table:style-name="ce9">
            <text:p>81732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32772" table:style-name="ce9">
            <text:p>81732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32822" table:style-name="ce9">
            <text:p>81732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33012" table:style-name="ce9">
            <text:p>817330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33032" table:style-name="ce9">
            <text:p>81733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33142" table:style-name="ce9">
            <text:p>81733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33652" table:style-name="ce9">
            <text:p>81733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33732" table:style-name="ce9">
            <text:p>81733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33952" table:style-name="ce9">
            <text:p>817339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34882" table:style-name="ce9">
            <text:p>81734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36032" table:style-name="ce9">
            <text:p>817360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36502" table:style-name="ce9">
            <text:p>81736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36902" table:style-name="ce9">
            <text:p>81736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37132" table:style-name="ce9">
            <text:p>81737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37522" table:style-name="ce9">
            <text:p>81737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37702" table:style-name="ce9">
            <text:p>81737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37862" table:style-name="ce9">
            <text:p>81737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38462" table:style-name="ce9">
            <text:p>81738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38622" table:style-name="ce9">
            <text:p>81738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38972" table:style-name="ce9">
            <text:p>81738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40242" table:style-name="ce9">
            <text:p>817402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40502" table:style-name="ce9">
            <text:p>81740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40682" table:style-name="ce9">
            <text:p>81740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42402" table:style-name="ce9">
            <text:p>817424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42582" table:style-name="ce9">
            <text:p>81742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43402" table:style-name="ce9">
            <text:p>81743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43752" table:style-name="ce9">
            <text:p>81743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44062" table:style-name="ce9">
            <text:p>81744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45042" table:style-name="ce9">
            <text:p>81745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45062" table:style-name="ce9">
            <text:p>81745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45152" table:style-name="ce9">
            <text:p>817451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46332" table:style-name="ce9">
            <text:p>81746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46382" table:style-name="ce9">
            <text:p>81746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46602" table:style-name="ce9">
            <text:p>81746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46922" table:style-name="ce9">
            <text:p>81746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47172" table:style-name="ce9">
            <text:p>81747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0572" table:style-name="ce9">
            <text:p>81750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0622" table:style-name="ce9">
            <text:p>817506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0672" table:style-name="ce9">
            <text:p>81750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1022" table:style-name="ce9">
            <text:p>81751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1132" table:style-name="ce9">
            <text:p>817511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1222" table:style-name="ce9">
            <text:p>81751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1232" table:style-name="ce9">
            <text:p>81751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1352" table:style-name="ce9">
            <text:p>817513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1422" table:style-name="ce9">
            <text:p>81751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1612" table:style-name="ce9">
            <text:p>81751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1772" table:style-name="ce9">
            <text:p>817517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1872" table:style-name="ce9">
            <text:p>81751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2182" table:style-name="ce9">
            <text:p>81752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2232" table:style-name="ce9">
            <text:p>817522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2292" table:style-name="ce9">
            <text:p>817522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2402" table:style-name="ce9">
            <text:p>817524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2882" table:style-name="ce9">
            <text:p>81752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3182" table:style-name="ce9">
            <text:p>817531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3352" table:style-name="ce9">
            <text:p>81753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3512" table:style-name="ce9">
            <text:p>81753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3562" table:style-name="ce9">
            <text:p>81753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3592" table:style-name="ce9">
            <text:p>81753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3652" table:style-name="ce9">
            <text:p>81753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3742" table:style-name="ce9">
            <text:p>81753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3772" table:style-name="ce9">
            <text:p>817537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4052" table:style-name="ce9">
            <text:p>81754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4282" table:style-name="ce9">
            <text:p>81754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4382" table:style-name="ce9">
            <text:p>81754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4512" table:style-name="ce9">
            <text:p>81754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4862" table:style-name="ce9">
            <text:p>817548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6552" table:style-name="ce9">
            <text:p>81756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7072" table:style-name="ce9">
            <text:p>81757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7832" table:style-name="ce9">
            <text:p>817578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58122" table:style-name="ce9">
            <text:p>81758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61592" table:style-name="ce9">
            <text:p>817615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61682" table:style-name="ce9">
            <text:p>81761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61892" table:style-name="ce9">
            <text:p>81761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62062" table:style-name="ce9">
            <text:p>81762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62212" table:style-name="ce9">
            <text:p>81762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62482" table:style-name="ce9">
            <text:p>817624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63192" table:style-name="ce9">
            <text:p>81763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64712" table:style-name="ce9">
            <text:p>817647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65912" table:style-name="ce9">
            <text:p>81765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67282" table:style-name="ce9">
            <text:p>81767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67522" table:style-name="ce9">
            <text:p>81767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67552" table:style-name="ce9">
            <text:p>817675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67732" table:style-name="ce9">
            <text:p>817677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67782" table:style-name="ce9">
            <text:p>81767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67822" table:style-name="ce9">
            <text:p>81767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68192" table:style-name="ce9">
            <text:p>81768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70902" table:style-name="ce9">
            <text:p>81770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72532" table:style-name="ce9">
            <text:p>81772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73112" table:style-name="ce9">
            <text:p>81773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73502" table:style-name="ce9">
            <text:p>81773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74902" table:style-name="ce9">
            <text:p>81774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75012" table:style-name="ce9">
            <text:p>81775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75082" table:style-name="ce9">
            <text:p>817750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75742" table:style-name="ce9">
            <text:p>81775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77842" table:style-name="ce9">
            <text:p>81777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780682" table:style-name="ce9">
            <text:p>81780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8">
          <table:table-cell table:number-columns-repeated="2"/>
          <table:table-cell office:value-type="float" office:value="81781892" table:style-name="ce9">
            <text:p>81781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81902" table:style-name="ce9">
            <text:p>81781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82522" table:style-name="ce9">
            <text:p>817825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83022" table:style-name="ce9">
            <text:p>81783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83222" table:style-name="ce9">
            <text:p>81783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83272" table:style-name="ce9">
            <text:p>817832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83712" table:style-name="ce9">
            <text:p>817837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84502" table:style-name="ce9">
            <text:p>81784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85302" table:style-name="ce9">
            <text:p>81785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87102" table:style-name="ce9">
            <text:p>817871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87272" table:style-name="ce9">
            <text:p>817872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87282" table:style-name="ce9">
            <text:p>817872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87512" table:style-name="ce9">
            <text:p>817875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87692" table:style-name="ce9">
            <text:p>817876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89032" table:style-name="ce9">
            <text:p>8178903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89252" table:style-name="ce9">
            <text:p>8178925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89372" table:style-name="ce9">
            <text:p>8178937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89442" table:style-name="ce9">
            <text:p>8178944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89512" table:style-name="ce9">
            <text:p>8178951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90192" table:style-name="ce9">
            <text:p>81790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90382" table:style-name="ce9">
            <text:p>81790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90612" table:style-name="ce9">
            <text:p>81790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92892" table:style-name="ce9">
            <text:p>817928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92912" table:style-name="ce9">
            <text:p>817929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93352" table:style-name="ce9">
            <text:p>81793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93962" table:style-name="ce9">
            <text:p>81793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94282" table:style-name="ce9">
            <text:p>81794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94442" table:style-name="ce9">
            <text:p>81794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94602" table:style-name="ce9">
            <text:p>8179460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95012" table:style-name="ce9">
            <text:p>817950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96102" table:style-name="ce9">
            <text:p>81796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96312" table:style-name="ce9">
            <text:p>81796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96982" table:style-name="ce9">
            <text:p>817969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97742" table:style-name="ce9">
            <text:p>81797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99062" table:style-name="ce9">
            <text:p>81799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799182" table:style-name="ce9">
            <text:p>817991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01002" table:style-name="ce9">
            <text:p>81801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01102" table:style-name="ce9">
            <text:p>81801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01722" table:style-name="ce9">
            <text:p>818017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02322" table:style-name="ce9">
            <text:p>81802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02602" table:style-name="ce9">
            <text:p>81802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03052" table:style-name="ce9">
            <text:p>81803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03072" table:style-name="ce9">
            <text:p>81803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03262" table:style-name="ce9">
            <text:p>81803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04212" table:style-name="ce9">
            <text:p>818042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04222" table:style-name="ce9">
            <text:p>818042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06422" table:style-name="ce9">
            <text:p>81806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08222" table:style-name="ce9">
            <text:p>818082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08382" table:style-name="ce9">
            <text:p>8180838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08492" table:style-name="ce9">
            <text:p>8180849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08662" table:style-name="ce9">
            <text:p>8180866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08822" table:style-name="ce9">
            <text:p>81808822</text:p>
          </table:table-cell>
          <table:table-cell office:value-type="string" table:style-name="ce9">
            <text:p>Refus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09042" table:style-name="ce9">
            <text:p>818090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09372" table:style-name="ce9">
            <text:p>81809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11022" table:style-name="ce9">
            <text:p>81811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15462" table:style-name="ce9">
            <text:p>818154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15922" table:style-name="ce9">
            <text:p>818159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15962" table:style-name="ce9">
            <text:p>81815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16102" table:style-name="ce9">
            <text:p>81816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16152" table:style-name="ce9">
            <text:p>818161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16352" table:style-name="ce9">
            <text:p>818163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16372" table:style-name="ce9">
            <text:p>818163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17062" table:style-name="ce9">
            <text:p>818170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17092" table:style-name="ce9">
            <text:p>81817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17162" table:style-name="ce9">
            <text:p>818171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17332" table:style-name="ce9">
            <text:p>81817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17362" table:style-name="ce9">
            <text:p>81817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17442" table:style-name="ce9">
            <text:p>818174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17532" table:style-name="ce9">
            <text:p>81817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17602" table:style-name="ce9">
            <text:p>81817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18122" table:style-name="ce9">
            <text:p>818181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19102" table:style-name="ce9">
            <text:p>818191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20632" table:style-name="ce9">
            <text:p>81820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20692" table:style-name="ce9">
            <text:p>818206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21262" table:style-name="ce9">
            <text:p>81821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22172" table:style-name="ce9">
            <text:p>818221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22452" table:style-name="ce9">
            <text:p>81822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24112" table:style-name="ce9">
            <text:p>818241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24472" table:style-name="ce9">
            <text:p>81824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24752" table:style-name="ce9">
            <text:p>818247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24822" table:style-name="ce9">
            <text:p>818248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25422" table:style-name="ce9">
            <text:p>818254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26502" table:style-name="ce9">
            <text:p>81826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27902" table:style-name="ce9">
            <text:p>81827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30472" table:style-name="ce9">
            <text:p>818304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33492" table:style-name="ce9">
            <text:p>818334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33652" table:style-name="ce9">
            <text:p>81833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36792" table:style-name="ce9">
            <text:p>81836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37342" table:style-name="ce9">
            <text:p>818373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37362" table:style-name="ce9">
            <text:p>818373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37632" table:style-name="ce9">
            <text:p>818376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39392" table:style-name="ce9">
            <text:p>818393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40742" table:style-name="ce9">
            <text:p>818407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41782" table:style-name="ce9">
            <text:p>818417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42302" table:style-name="ce9">
            <text:p>81842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44262" table:style-name="ce9">
            <text:p>818442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46252" table:style-name="ce9">
            <text:p>81846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49052" table:style-name="ce9">
            <text:p>81849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55512" table:style-name="ce9">
            <text:p>818555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55672" table:style-name="ce9">
            <text:p>81855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56872" table:style-name="ce9">
            <text:p>81856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56882" table:style-name="ce9">
            <text:p>818568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57772" table:style-name="ce9">
            <text:p>81857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61072" table:style-name="ce9">
            <text:p>81861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61192" table:style-name="ce9">
            <text:p>818611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62532" table:style-name="ce9">
            <text:p>81862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68872" table:style-name="ce9">
            <text:p>818688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75582" table:style-name="ce9">
            <text:p>81875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75602" table:style-name="ce9">
            <text:p>818756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76002" table:style-name="ce9">
            <text:p>818760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76022" table:style-name="ce9">
            <text:p>818760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78092" table:style-name="ce9">
            <text:p>81878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78562" table:style-name="ce9">
            <text:p>81878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79072" table:style-name="ce9">
            <text:p>818790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79562" table:style-name="ce9">
            <text:p>818795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79572" table:style-name="ce9">
            <text:p>818795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80502" table:style-name="ce9">
            <text:p>818805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80532" table:style-name="ce9">
            <text:p>818805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80672" table:style-name="ce9">
            <text:p>818806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80962" table:style-name="ce9">
            <text:p>818809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81852" table:style-name="ce9">
            <text:p>818818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82282" table:style-name="ce9">
            <text:p>818822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82972" table:style-name="ce9">
            <text:p>818829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83902" table:style-name="ce9">
            <text:p>818839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84322" table:style-name="ce9">
            <text:p>8188432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91682" table:style-name="ce9">
            <text:p>818916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891792" table:style-name="ce9">
            <text:p>818917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906702" table:style-name="ce9">
            <text:p>819067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910762" table:style-name="ce9">
            <text:p>819107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923092" table:style-name="ce9">
            <text:p>8192309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923252" table:style-name="ce9">
            <text:p>819232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927052" table:style-name="ce9">
            <text:p>819270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928332" table:style-name="ce9">
            <text:p>8192833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933842" table:style-name="ce9">
            <text:p>819338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942142" table:style-name="ce9">
            <text:p>81942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964142" table:style-name="ce9">
            <text:p>819641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964452" table:style-name="ce9">
            <text:p>81964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966612" table:style-name="ce9">
            <text:p>819666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973542" table:style-name="ce9">
            <text:p>8197354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1974452" table:style-name="ce9">
            <text:p>819744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2004382" table:style-name="ce9">
            <text:p>820043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2005582" table:style-name="ce9">
            <text:p>8200558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2005652" table:style-name="ce9">
            <text:p>8200565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2010312" table:style-name="ce9">
            <text:p>8201031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2047662" table:style-name="ce9">
            <text:p>8204766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2047772" table:style-name="ce9">
            <text:p>8204777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2066302" table:style-name="ce9">
            <text:p>82066302</text:p>
          </table:table-cell>
          <table:table-cell office:value-type="string" table:style-name="ce9">
            <text:p>Approved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float" office:value="82206022" table:style-name="ce10">
            <text:p>82206022</text:p>
          </table:table-cell>
          <table:table-cell office:value-type="string" table:style-name="ce10">
            <text:p>Approved</text:p>
          </table:table-cell>
          <table:table-cell table:number-columns-repeated="16380"/>
        </table:table-row>
        <table:table-row table:number-rows-repeated="7" table:style-name="ro9">
          <table:table-cell table:number-columns-repeated="2"/>
          <table:table-cell table:number-columns-repeated="2" table:style-name="ce5"/>
          <table:table-cell table:number-columns-repeated="16380"/>
        </table:table-row>
        <table:table-row table:style-name="ro9">
          <table:table-cell table:number-columns-repeated="2"/>
          <table:table-cell table:number-columns-repeated="2" table:style-name="ce6"/>
          <table:table-cell table:number-columns-repeated="16380"/>
        </table:table-row>
        <table:table-row table:number-rows-repeated="2" table:style-name="ro8">
          <table:table-cell table:number-columns-repeated="2"/>
          <table:table-cell table:number-columns-repeated="16382" table:style-name="ce2"/>
        </table:table-row>
        <table:table-row table:number-rows-repeated="1042164" table:style-name="ro10">
          <table:table-cell table:number-columns-repeated="16384"/>
        </table:table-row>
        <table:named-expressions>
          <table:named-range table:name="Print_Titles" table:cell-range-address="ApplicationDecisionReport.$A$1:ApplicationDecisionReport.$XFD$9" table:base-cell-address="ApplicationDecisionReport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ApplicationDecisionReport" style:family="table-cell" style:data-style-name="N0">
      <style:table-cell-properties style:vertical-align="automatic" fo:background-color="transparent"/>
    </style:style>
    <style:style style:name="Normal_ApplicationDecisionReport_1" style:family="table-cell" style:data-style-name="N0">
      <style:table-cell-properties style:vertical-align="automatic" fo:background-color="transparent"/>
    </style:style>
    <style:style style:name="Normal_ApplicationDecisionReport_2" style:family="table-cell" style:data-style-name="N0">
      <style:table-cell-properties style:vertical-align="automatic" fo:background-color="transparent"/>
    </style:style>
    <style:style style:name="Normal_ApplicationDecisionReport_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393700787401575in" fo:margin-left="0.393700787401575in" fo:margin-right="0.393700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arun Samuel</meta:initial-creator>
    <dc:creator>Sharma Divya NEW DELHI EM</dc:creator>
    <meta:creation-date>2025-11-11T03:40:05Z</meta:creation-date>
    <dc:date>2026-02-27T04:55:16Z</dc:date>
    <meta:editing-duration>PT0S</meta:editing-duration>
    <meta:document-statistic meta:page-count="0" meta:paragraph-count="0" meta:word-count="0" meta:character-count="0" meta:row-count="0" meta:non-whitespace-character-count="0"/>
  </office:meta>
</office:document-meta>
</file>